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79.52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25.14mm"/>
    </style:style>
    <style:style style:name="co13" style:family="table-column">
      <style:table-column-properties fo:break-before="auto" style:column-width="13.3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obackogram - 5500ft" table:style-name="ta1">
        <table:shapes>
          <draw:frame draw:z-index="0" draw:style-name="gr1" draw:text-style-name="P1" svg:width="258.55mm" svg:height="221.26mm" svg:x="325.18mm" svg:y="98.56mm">
            <loext:p draw:notify-on-update-of-ranges="'Zobackogram - 5500ft'.W5:'Zobackogram - 5500ft'.W6 'Zobackogram - 5500ft'.W2:'Zobackogram - 5500ft'.W2 'Zobackogram - 5500ft'.X5:'Zobackogram - 5500ft'.X6 'Zobackogram - 5500ft'.Q16:'Zobackogram - 5500ft'.Q17 'Zobackogram - 5500ft'.Q14:'Zobackogram - 5500ft'.Q14 'Zobackogram - 5500ft'.R16:'Zobackogram - 5500ft'.R17 'Zobackogram - 5500ft'.N16:'Zobackogram - 5500ft'.N17 'Zobackogram - 5500ft'.N14:'Zobackogram - 5500ft'.N14 'Zobackogram - 5500ft'.O16:'Zobackogram - 5500ft'.O17 'Zobackogram - 5500ft'.T5:'Zobackogram - 5500ft'.T6 'Zobackogram - 5500ft'.T3:'Zobackogram - 5500ft'.T3 'Zobackogram - 5500ft'.U5:'Zobackogram - 5500ft'.U6 'Zobackogram - 5500ft'.Q10:'Zobackogram - 5500ft'.Q11 'Zobackogram - 5500ft'.Q8:'Zobackogram - 5500ft'.Q8 'Zobackogram - 5500ft'.R10:'Zobackogram - 5500ft'.R11 'Zobackogram - 5500ft'.N10:'Zobackogram - 5500ft'.N11 'Zobackogram - 5500ft'.N8:'Zobackogram - 5500ft'.N8 'Zobackogram - 5500ft'.O10:'Zobackogram - 5500ft'.O11 'Zobackogram - 5500ft'.Q5:'Zobackogram - 5500ft'.Q6 'Zobackogram - 5500ft'.Q3:'Zobackogram - 5500ft'.Q3 'Zobackogram - 5500ft'.R5:'Zobackogram - 5500ft'.R6 'Zobackogram - 5500ft'.N5:'Zobackogram - 5500ft'.N6 'Zobackogram - 5500ft'.N3:'Zobackogram - 5500ft'.N3 'Zobackogram - 5500ft'.O5:'Zobackogram - 5500ft'.O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Input values</text:p>
          </table:table-cell>
          <table:table-cell office:value-type="string" calcext:value-type="string">
            <text:p>Depth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ft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orange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</text:p>
          </table:table-cell>
          <table:table-cell table:formula="of:=1.1*[.C1]" office:value-type="float" office:value="6050" calcext:value-type="float">
            <text:p>6050</text:p>
          </table:table-cell>
          <table:table-cell/>
          <table:table-cell office:value-type="string" calcext:value-type="string">
            <text:p>Wb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shmin</text:p>
          </table:table-cell>
          <table:table-cell table:formula="of:=(([.B2]-[.B3])/[.L4])+[.B3]" office:value-type="float" office:value="3807.96865909606" calcext:value-type="float">
            <text:p>3807.9686590961</text:p>
          </table:table-cell>
          <table:table-cell table:number-columns-repeated="4"/>
          <table:table-cell table:style-name="ce3" office:value-type="string" calcext:value-type="string">
            <text:p>Normal Faulting Bounds</text:p>
          </table:table-cell>
          <table:table-cell table:number-columns-repeated="2"/>
          <table:table-cell table:style-name="ce3" office:value-type="string" calcext:value-type="string">
            <text:p>Reverse Faulting Bounds</text:p>
          </table:table-cell>
          <table:table-cell table:number-columns-repeated="2"/>
          <table:table-cell table:style-name="ce3" office:value-type="string" calcext:value-type="string">
            <text:p>SlipStrike Faulting Bounds</text:p>
          </table:table-cell>
          <table:table-cell table:number-columns-repeated="2"/>
          <table:table-cell table:style-name="ce3" office:value-type="string" calcext:value-type="string">
            <text:p>ShMin=ShMax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table:formula="of:=0.53*[.C1]" office:value-type="float" office:value="2915" calcext:value-type="float">
            <text:p>2915</text:p>
          </table:table-cell>
          <table:table-cell/>
          <table:table-cell office:value-type="string" calcext:value-type="string">
            <text:p>T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shmax</text:p>
          </table:table-cell>
          <table:table-cell table:formula="of:=[.L4]*([.B2]-[.B3])+[.B3]" office:value-type="float" office:value="13921.2373409039" calcext:value-type="float">
            <text:p>13921.2373409039</text:p>
          </table:table-cell>
          <table:table-cell/>
          <table:table-cell office:value-type="string" calcext:value-type="string">
            <text:p>2Thetab</text:p>
          </table:table-cell>
          <table:table-cell table:formula="of:=PI()-[.E2]" office:value-type="float" office:value="3.14159265358979" calcext:value-type="float">
            <text:p>3.1415926536</text:p>
          </table:table-cell>
          <table:table-cell/>
          <table:table-cell table:style-name="ce4" office:value-type="string" calcext:value-type="string">
            <text:p>NF Shmin Lower Limit</text:p>
          </table:table-cell>
          <table:table-cell table:number-columns-repeated="2"/>
          <table:table-cell table:style-name="ce4" office:value-type="string" calcext:value-type="string">
            <text:p>RF shmin Lower Limit</text:p>
          </table:table-cell>
          <table:table-cell table:number-columns-repeated="2"/>
          <table:table-cell table:style-name="ce4" office:value-type="string" calcext:value-type="string">
            <text:p>SS ShMax Upper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Ceff</text:p>
          </table:table-cell>
          <table:table-cell table:style-name="Default" table:formula="of:=4*[.C1]" office:value-type="float" office:value="22000" calcext:value-type="float">
            <text:p>22000</text:p>
          </table:table-cell>
          <table:table-cell table:style-name="Default"/>
          <table:table-cell table:number-columns-repeated="4"/>
          <table:table-cell office:value-type="string" calcext:value-type="string">
            <text:p>3.1 parameter</text:p>
          </table:table-cell>
          <table:table-cell table:style-name="ce2" table:formula="of:=(SQRT([.B4]^2+1)+[.B4])^2" office:value-type="float" office:value="3.51076151225006" calcext:value-type="float">
            <text:p>3.51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 P</text:p>
          </table:table-cell>
          <table:table-cell table:style-name="Default" table:formula="of:=0.15*[.C1]" office:value-type="float" office:value="825" calcext:value-type="float">
            <text:p>825</text:p>
          </table:table-cell>
          <table:table-cell table:style-name="Default"/>
          <table:table-cell table:number-columns-repeated="4"/>
          <table:table-cell office:value-type="string" calcext:value-type="string">
            <text:p>Slipe strike Grad</text:p>
          </table:table-cell>
          <table:table-cell table:formula="of:=([.D10]-[.F10])/([.F10]-[.B10])" office:value-type="float" office:value="3.51076151225006" calcext:value-type="float">
            <text:p>3.5107615123</text:p>
          </table:table-cell>
          <table:table-cell/>
          <table:table-cell table:formula="of:=[.$B$10]" office:value-type="float" office:value="3807.96865909606" calcext:value-type="float">
            <text:p>3807.9686590961</text:p>
          </table:table-cell>
          <table:table-cell table:formula="of:=[.$B$10]" office:value-type="float" office:value="3807.96865909606" calcext:value-type="float">
            <text:p>3807.9686590961</text:p>
          </table:table-cell>
          <table:table-cell/>
          <table:table-cell table:formula="of:=[.$F$10]" office:value-type="float" office:value="6050" calcext:value-type="float">
            <text:p>6050</text:p>
          </table:table-cell>
          <table:table-cell table:style-name="ce1" table:formula="of:=[.$F$10]" office:value-type="float" office:value="6050" calcext:value-type="float">
            <text:p>6050</text:p>
          </table:table-cell>
          <table:table-cell/>
          <table:table-cell table:formula="of:=[.$B$10]" office:value-type="float" office:value="3807.96865909606" calcext:value-type="float">
            <text:p>3807.9686590961</text:p>
          </table:table-cell>
          <table:table-cell table:formula="of:=IF([.T5]&lt;[.$B$10];[.$F$10];IF([.T5]&gt;[.$F$10];[.$D$10];[.$L$5]*([.T5]-[.$B$10])+[.$F$10]))" office:value-type="float" office:value="6050" calcext:value-type="float">
            <text:p>6050</text:p>
          </table:table-cell>
          <table:table-cell/>
          <table:table-cell table:formula="of:=[.B10]" office:value-type="float" office:value="3807.96865909606" calcext:value-type="float">
            <text:p>3807.9686590961</text:p>
          </table:table-cell>
          <table:table-cell table:formula="of:=[.W5]" office:value-type="float" office:value="3807.96865909606" calcext:value-type="float">
            <text:p>3807.9686590961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table:formula="of:=0.03*[.C1]" office:value-type="float" office:value="165" calcext:value-type="float">
            <text:p>165</text:p>
          </table:table-cell>
          <table:table-cell/>
          <table:table-cell office:value-type="string" calcext:value-type="string">
            <text:p>Sigma 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formula="of:=[.$B$10]" office:value-type="float" office:value="3807.96865909606" calcext:value-type="float">
            <text:p>3807.9686590961</text:p>
          </table:table-cell>
          <table:table-cell table:formula="of:=[.$F$10]" office:value-type="float" office:value="6050" calcext:value-type="float">
            <text:p>6050</text:p>
          </table:table-cell>
          <table:table-cell/>
          <table:table-cell table:formula="of:=[.$F$10]" office:value-type="float" office:value="6050" calcext:value-type="float">
            <text:p>6050</text:p>
          </table:table-cell>
          <table:table-cell table:style-name="ce1" table:formula="of:=[.$D$10]" office:value-type="float" office:value="13921.2373409039" calcext:value-type="float">
            <text:p>13921.2373409039</text:p>
          </table:table-cell>
          <table:table-cell/>
          <table:table-cell table:formula="of:=[.$F$10]" office:value-type="float" office:value="6050" calcext:value-type="float">
            <text:p>6050</text:p>
          </table:table-cell>
          <table:table-cell table:formula="of:=IF([.T6]&lt;[.$B$10];[.$F$10];IF([.T6]&gt;[.$F$10];[.$D$10];[.$L$5]*([.T6]-[.$B$10])+[.$F$10]))" office:value-type="float" office:value="13921.2373409039" calcext:value-type="float">
            <text:p>13921.2373409039</text:p>
          </table:table-cell>
          <table:table-cell/>
          <table:table-cell table:formula="of:=[.D10]" office:value-type="float" office:value="13921.2373409039" calcext:value-type="float">
            <text:p>13921.2373409039</text:p>
          </table:table-cell>
          <table:table-cell table:formula="of:=[.W6]" office:value-type="float" office:value="13921.2373409039" calcext:value-type="float">
            <text:p>13921.2373409039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4" office:value-type="string" calcext:value-type="string">
            <text:p>NF ShMax Upper Limit</text:p>
          </table:table-cell>
          <table:table-cell table:number-columns-repeated="2"/>
          <table:table-cell table:style-name="ce4" office:value-type="string" calcext:value-type="string">
            <text:p>RF ShMax Upper Limi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min lower bound</text:p>
          </table:table-cell>
          <table:table-cell table:formula="of:=[.I2]" office:value-type="float" office:value="3807.96865909606" calcext:value-type="float">
            <text:p>3807.9686590961</text:p>
          </table:table-cell>
          <table:table-cell office:value-type="string" calcext:value-type="string">
            <text:p>Shmax upper Bound</text:p>
          </table:table-cell>
          <table:table-cell table:formula="of:=[.I3]" office:value-type="float" office:value="13921.2373409039" calcext:value-type="float">
            <text:p>13921.2373409039</text:p>
          </table:table-cell>
          <table:table-cell table:style-name="Default" office:value-type="string" calcext:value-type="string">
            <text:p>sv</text:p>
          </table:table-cell>
          <table:table-cell table:style-name="Default" table:formula="of:=[.B2]" office:value-type="float" office:value="6050" calcext:value-type="float">
            <text:p>6050</text:p>
          </table:table-cell>
          <table:table-cell table:number-columns-repeated="7"/>
          <table:table-cell table:formula="of:=IF([.A17]&lt;[.$B$10];[.$B$10];IF([.A17]&gt;[.$F$10];[.$F$10];[.A17]))" office:value-type="float" office:value="3807.96865909606" calcext:value-type="float">
            <text:p>3807.9686590961</text:p>
          </table:table-cell>
          <table:table-cell table:formula="of:=[.$F$10]" office:value-type="float" office:value="6050" calcext:value-type="float">
            <text:p>6050</text:p>
          </table:table-cell>
          <table:table-cell/>
          <table:table-cell table:formula="of:=[.$F$10]" office:value-type="float" office:value="6050" calcext:value-type="float">
            <text:p>6050</text:p>
          </table:table-cell>
          <table:table-cell table:formula="of:=[.$D$10]" office:value-type="float" office:value="13921.2373409039" calcext:value-type="float">
            <text:p>13921.237340903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formula="of:=[.$F$10]" office:value-type="float" office:value="6050" calcext:value-type="float">
            <text:p>6050</text:p>
          </table:table-cell>
          <table:table-cell table:formula="of:=[.$F$10]" office:value-type="float" office:value="6050" calcext:value-type="float">
            <text:p>6050</text:p>
          </table:table-cell>
          <table:table-cell/>
          <table:table-cell table:formula="of:=[.$D$10]" office:value-type="float" office:value="13921.2373409039" calcext:value-type="float">
            <text:p>13921.2373409039</text:p>
          </table:table-cell>
          <table:table-cell table:formula="of:=[.$D$10]" office:value-type="float" office:value="13921.2373409039" calcext:value-type="float">
            <text:p>13921.2373409039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office:value-type="string" calcext:value-type="string">
            <text:p>Wellbore Breakout</text:p>
          </table:table-cell>
          <table:table-cell table:number-columns-repeated="2"/>
          <table:table-cell office:value-type="string" calcext:value-type="string">
            <text:p>Tensile Fail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min (psi/ft)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Wellbore Breakout</text:p>
          </table:table-cell>
          <table:table-cell table:style-name="Default"/>
          <table:table-cell table:style-name="Default" office:value-type="string" calcext:value-type="string">
            <text:p>Tensile Failure</text:p>
          </table:table-cell>
          <table:table-cell/>
          <table:table-cell office:value-type="string" calcext:value-type="string">
            <text:p>shmax</text:p>
          </table:table-cell>
          <table:table-cell office:value-type="string" calcext:value-type="string">
            <text:p>SS Upper Bound on SHMAX</text:p>
          </table:table-cell>
          <table:table-cell table:number-columns-repeated="4"/>
          <table:table-cell table:formula="of:=[.N5]" office:value-type="float" office:value="3807.96865909606" calcext:value-type="float">
            <text:p>3807.9686590961</text:p>
          </table:table-cell>
          <table:table-cell table:style-name="ce1" table:formula="of:=(([.$E$4]+2*[.$B$3]+[.$E$5]+[.$E$6])-[.N16]*(1+2*COS([.$L$3])))/(1-2*COS([.$L$3]))" office:value-type="float" office:value="10820.989553032" calcext:value-type="float">
            <text:p>10820.989553032</text:p>
          </table:table-cell>
          <table:table-cell/>
          <table:table-cell table:formula="of:=[.W5]" office:value-type="float" office:value="3807.96865909606" calcext:value-type="float">
            <text:p>3807.9686590961</text:p>
          </table:table-cell>
          <table:table-cell table:style-name="ce1" table:formula="of:=3*[.Q16]-2*[.$B$3]-[.$E$5]-[.$E$3]-[.$E$6]" office:value-type="float" office:value="4768.90597728819" calcext:value-type="float">
            <text:p>4768.9059772882</text:p>
          </table:table-cell>
          <table:table-cell table:number-columns-repeated="6"/>
        </table:table-row>
        <table:table-row table:style-name="ro1">
          <table:table-cell table:formula="of:=[.B10]" office:value-type="float" office:value="3807.96865909606" calcext:value-type="float">
            <text:p>3807.9686590961</text:p>
          </table:table-cell>
          <table:table-cell/>
          <table:table-cell table:formula="of:=IF([.A17]&lt;[.$B$10];&quot;&quot;;IF((([.$E$4]+2*[.$B$3]+[.$E$5]+[.$E$6])-[.A17]*(1+2*COS([.$L$3])))/(1-2*COS([.$L$3]))&gt;[.$D$10];&quot;&quot;;[.A17]))" office:value-type="float" office:value="3807.96865909606" calcext:value-type="float">
            <text:p>3807.9686590961</text:p>
          </table:table-cell>
          <table:table-cell table:formula="of:=(([.$E$4]+2*[.$B$3]+[.$E$5]+[.$E$6])-[.C17]*(1+2*COS([.$L$3])))/(1-2*COS([.$L$3]))" office:value-type="float" office:value="10820.989553032" calcext:value-type="float">
            <text:p>10820.989553032</text:p>
          </table:table-cell>
          <table:table-cell table:formula="of:=IF([.A17]&lt;[.$B$10];&quot;&quot;;IF(3*[.A17]-2*[.$B$3]-[.$E$5]-[.$E$3]-[.$E$6]&gt;[.$D$10];&quot;&quot;;[.A17]))" office:value-type="float" office:value="3807.96865909606" calcext:value-type="float">
            <text:p>3807.9686590961</text:p>
          </table:table-cell>
          <table:table-cell table:style-name="Default" table:formula="of:=3*[.E17]-2*[.$B$3]-[.$E$5]-[.$E$3]-[.$E$6]" office:value-type="float" office:value="4768.90597728819" calcext:value-type="float">
            <text:p>4768.9059772882</text:p>
          </table:table-cell>
          <table:table-cell/>
          <table:table-cell table:formula="of:=IF([.A17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17]-[.$T$5])*[.$L$5]+[.$T$6]" office:value-type="float" office:value="6050" calcext:value-type="float">
            <text:p>6050</text:p>
          </table:table-cell>
          <table:table-cell table:formula="of:=MIN([.A17];[.D17];[.F17];[.I17])" office:value-type="float" office:value="3807.96865909606" calcext:value-type="float">
            <text:p>3807.9686590961</text:p>
          </table:table-cell>
          <table:table-cell table:formula="of:=MIN([.I17];[.F17];[.D17])" office:value-type="float" office:value="4768.90597728819" calcext:value-type="float">
            <text:p>4768.9059772882</text:p>
          </table:table-cell>
          <table:table-cell table:number-columns-repeated="2"/>
          <table:table-cell table:formula="of:=[.U6]" office:value-type="float" office:value="13921.2373409039" calcext:value-type="float">
            <text:p>13921.2373409039</text:p>
          </table:table-cell>
          <table:table-cell table:style-name="ce1" table:formula="of:=(([.$E$4]+2*[.$B$3]+[.$E$5]+[.$E$6])-[.N17]*(1+2*COS([.$L$3])))/(1-2*COS([.$L$3]))" office:value-type="float" office:value="14192.0791136346" calcext:value-type="float">
            <text:p>14192.0791136346</text:p>
          </table:table-cell>
          <table:table-cell/>
          <table:table-cell table:formula="of:=[.W6]" office:value-type="float" office:value="13921.2373409039" calcext:value-type="float">
            <text:p>13921.2373409039</text:p>
          </table:table-cell>
          <table:table-cell table:style-name="ce1" table:formula="of:=3*[.Q17]-2*[.$B$3]-[.$E$5]-[.$E$3]-[.$E$6]" office:value-type="float" office:value="35108.7120227118" calcext:value-type="float">
            <text:p>35108.7120227118</text:p>
          </table:table-cell>
          <table:table-cell table:number-columns-repeated="6"/>
        </table:table-row>
        <table:table-row table:style-name="ro1">
          <table:table-cell office:value-type="float" office:value="3856" calcext:value-type="float">
            <text:p>3856</text:p>
          </table:table-cell>
          <table:table-cell/>
          <table:table-cell table:formula="of:=IF([.A18]&lt;[.$B$10];&quot;&quot;;IF((([.$E$4]+2*[.$B$3]+[.$E$5]+[.$E$6])-[.A18]*(1+2*COS([.$L$3])))/(1-2*COS([.$L$3]))&gt;[.$D$10];&quot;&quot;;[.A18]))" office:value-type="float" office:value="3856" calcext:value-type="float">
            <text:p>3856</text:p>
          </table:table-cell>
          <table:table-cell table:formula="of:=(([.$E$4]+2*[.$B$3]+[.$E$5]+[.$E$6])-[.C18]*(1+2*COS([.$L$3])))/(1-2*COS([.$L$3]))" office:value-type="float" office:value="10837" calcext:value-type="float">
            <text:p>10837</text:p>
          </table:table-cell>
          <table:table-cell table:formula="of:=IF([.A18]&lt;[.$B$10];&quot;&quot;;IF(3*[.A18]-2*[.$B$3]-[.$E$5]-[.$E$3]-[.$E$6]&gt;[.$D$10];&quot;&quot;;[.A18]))" office:value-type="float" office:value="3856" calcext:value-type="float">
            <text:p>3856</text:p>
          </table:table-cell>
          <table:table-cell table:style-name="Default" table:formula="of:=3*[.E18]-2*[.$B$3]-[.$E$5]-[.$E$3]-[.$E$6]" office:value-type="float" office:value="4913" calcext:value-type="float">
            <text:p>4913</text:p>
          </table:table-cell>
          <table:table-cell/>
          <table:table-cell table:formula="of:=IF([.A18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18]-[.$T$5])*[.$L$5]+[.$T$6]" office:value-type="float" office:value="6218.62658302731" calcext:value-type="float">
            <text:p>6218.6265830273</text:p>
          </table:table-cell>
          <table:table-cell table:formula="of:=MIN([.A18];[.D18];[.F18];[.I18])" office:value-type="float" office:value="3856" calcext:value-type="float">
            <text:p>3856</text:p>
          </table:table-cell>
          <table:table-cell table:formula="of:=MIN([.I18];[.F18];[.D18])" office:value-type="float" office:value="4913" calcext:value-type="float">
            <text:p>4913</text:p>
          </table:table-cell>
          <table:table-cell table:number-columns-repeated="13"/>
        </table:table-row>
        <table:table-row table:style-name="ro1">
          <table:table-cell table:formula="of:=[.A18]+[.$B$6]" office:value-type="float" office:value="4021" calcext:value-type="float">
            <text:p>4021</text:p>
          </table:table-cell>
          <table:table-cell/>
          <table:table-cell table:formula="of:=IF([.A19]&lt;[.$B$10];&quot;&quot;;IF((([.$E$4]+2*[.$B$3]+[.$E$5]+[.$E$6])-[.A19]*(1+2*COS([.$L$3])))/(1-2*COS([.$L$3]))&gt;[.$D$10];&quot;&quot;;[.A19]))" office:value-type="float" office:value="4021" calcext:value-type="float">
            <text:p>4021</text:p>
          </table:table-cell>
          <table:table-cell table:formula="of:=(([.$E$4]+2*[.$B$3]+[.$E$5]+[.$E$6])-[.C19]*(1+2*COS([.$L$3])))/(1-2*COS([.$L$3]))" office:value-type="float" office:value="10892" calcext:value-type="float">
            <text:p>10892</text:p>
          </table:table-cell>
          <table:table-cell table:formula="of:=IF([.A19]&lt;[.$B$10];&quot;&quot;;IF(3*[.A19]-2*[.$B$3]-[.$E$5]-[.$E$3]-[.$E$6]&gt;[.$D$10];&quot;&quot;;[.A19]))" office:value-type="float" office:value="4021" calcext:value-type="float">
            <text:p>4021</text:p>
          </table:table-cell>
          <table:table-cell table:style-name="Default" table:formula="of:=3*[.E19]-2*[.$B$3]-[.$E$5]-[.$E$3]-[.$E$6]" office:value-type="float" office:value="5408" calcext:value-type="float">
            <text:p>5408</text:p>
          </table:table-cell>
          <table:table-cell/>
          <table:table-cell table:formula="of:=IF([.A19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19]-[.$T$5])*[.$L$5]+[.$T$6]" office:value-type="float" office:value="6797.90223254857" calcext:value-type="float">
            <text:p>6797.9022325486</text:p>
          </table:table-cell>
          <table:table-cell table:formula="of:=MIN([.A19];[.D19];[.F19];[.I19])" office:value-type="float" office:value="4021" calcext:value-type="float">
            <text:p>4021</text:p>
          </table:table-cell>
          <table:table-cell table:formula="of:=MIN([.I19];[.F19];[.D19])" office:value-type="float" office:value="5408" calcext:value-type="float">
            <text:p>5408</text:p>
          </table:table-cell>
          <table:table-cell table:number-columns-repeated="13"/>
        </table:table-row>
        <table:table-row table:style-name="ro1">
          <table:table-cell table:formula="of:=[.A19]+[.$B$6]" office:value-type="float" office:value="4186" calcext:value-type="float">
            <text:p>4186</text:p>
          </table:table-cell>
          <table:table-cell/>
          <table:table-cell table:formula="of:=IF([.A20]&lt;[.$B$10];&quot;&quot;;IF((([.$E$4]+2*[.$B$3]+[.$E$5]+[.$E$6])-[.A20]*(1+2*COS([.$L$3])))/(1-2*COS([.$L$3]))&gt;[.$D$10];&quot;&quot;;[.A20]))" office:value-type="float" office:value="4186" calcext:value-type="float">
            <text:p>4186</text:p>
          </table:table-cell>
          <table:table-cell table:formula="of:=(([.$E$4]+2*[.$B$3]+[.$E$5]+[.$E$6])-[.C20]*(1+2*COS([.$L$3])))/(1-2*COS([.$L$3]))" office:value-type="float" office:value="10947" calcext:value-type="float">
            <text:p>10947</text:p>
          </table:table-cell>
          <table:table-cell table:formula="of:=IF([.A20]&lt;[.$B$10];&quot;&quot;;IF(3*[.A20]-2*[.$B$3]-[.$E$5]-[.$E$3]-[.$E$6]&gt;[.$D$10];&quot;&quot;;[.A20]))" office:value-type="float" office:value="4186" calcext:value-type="float">
            <text:p>4186</text:p>
          </table:table-cell>
          <table:table-cell table:style-name="Default" table:formula="of:=3*[.E20]-2*[.$B$3]-[.$E$5]-[.$E$3]-[.$E$6]" office:value-type="float" office:value="5903" calcext:value-type="float">
            <text:p>5903</text:p>
          </table:table-cell>
          <table:table-cell/>
          <table:table-cell table:formula="of:=IF([.A20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0]-[.$T$5])*[.$L$5]+[.$T$6]" office:value-type="float" office:value="7377.17788206983" calcext:value-type="float">
            <text:p>7377.1778820698</text:p>
          </table:table-cell>
          <table:table-cell table:formula="of:=MIN([.A20];[.D20];[.F20];[.I20])" office:value-type="float" office:value="4186" calcext:value-type="float">
            <text:p>4186</text:p>
          </table:table-cell>
          <table:table-cell table:formula="of:=MIN([.I20];[.F20];[.D20])" office:value-type="float" office:value="5903" calcext:value-type="float">
            <text:p>5903</text:p>
          </table:table-cell>
          <table:table-cell table:number-columns-repeated="13"/>
        </table:table-row>
        <table:table-row table:style-name="ro1">
          <table:table-cell table:formula="of:=[.A20]+[.$B$6]" office:value-type="float" office:value="4351" calcext:value-type="float">
            <text:p>4351</text:p>
          </table:table-cell>
          <table:table-cell/>
          <table:table-cell table:formula="of:=IF([.A21]&lt;[.$B$10];&quot;&quot;;IF((([.$E$4]+2*[.$B$3]+[.$E$5]+[.$E$6])-[.A21]*(1+2*COS([.$L$3])))/(1-2*COS([.$L$3]))&gt;[.$D$10];&quot;&quot;;[.A21]))" office:value-type="float" office:value="4351" calcext:value-type="float">
            <text:p>4351</text:p>
          </table:table-cell>
          <table:table-cell table:formula="of:=(([.$E$4]+2*[.$B$3]+[.$E$5]+[.$E$6])-[.C21]*(1+2*COS([.$L$3])))/(1-2*COS([.$L$3]))" office:value-type="float" office:value="11002" calcext:value-type="float">
            <text:p>11002</text:p>
          </table:table-cell>
          <table:table-cell table:formula="of:=IF([.A21]&lt;[.$B$10];&quot;&quot;;IF(3*[.A21]-2*[.$B$3]-[.$E$5]-[.$E$3]-[.$E$6]&gt;[.$D$10];&quot;&quot;;[.A21]))" office:value-type="float" office:value="4351" calcext:value-type="float">
            <text:p>4351</text:p>
          </table:table-cell>
          <table:table-cell table:style-name="Default" table:formula="of:=3*[.E21]-2*[.$B$3]-[.$E$5]-[.$E$3]-[.$E$6]" office:value-type="float" office:value="6398" calcext:value-type="float">
            <text:p>6398</text:p>
          </table:table-cell>
          <table:table-cell/>
          <table:table-cell table:formula="of:=IF([.A21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1]-[.$T$5])*[.$L$5]+[.$T$6]" office:value-type="float" office:value="7956.45353159109" calcext:value-type="float">
            <text:p>7956.4535315911</text:p>
          </table:table-cell>
          <table:table-cell table:formula="of:=MIN([.A21];[.D21];[.F21];[.I21])" office:value-type="float" office:value="4351" calcext:value-type="float">
            <text:p>4351</text:p>
          </table:table-cell>
          <table:table-cell table:formula="of:=MIN([.I21];[.F21];[.D21])" office:value-type="float" office:value="6398" calcext:value-type="float">
            <text:p>6398</text:p>
          </table:table-cell>
          <table:table-cell table:number-columns-repeated="13"/>
        </table:table-row>
        <table:table-row table:style-name="ro1">
          <table:table-cell table:formula="of:=[.A21]+[.$B$6]" office:value-type="float" office:value="4516" calcext:value-type="float">
            <text:p>4516</text:p>
          </table:table-cell>
          <table:table-cell/>
          <table:table-cell table:formula="of:=IF([.A22]&lt;[.$B$10];&quot;&quot;;IF((([.$E$4]+2*[.$B$3]+[.$E$5]+[.$E$6])-[.A22]*(1+2*COS([.$L$3])))/(1-2*COS([.$L$3]))&gt;[.$D$10];&quot;&quot;;[.A22]))" office:value-type="float" office:value="4516" calcext:value-type="float">
            <text:p>4516</text:p>
          </table:table-cell>
          <table:table-cell table:formula="of:=(([.$E$4]+2*[.$B$3]+[.$E$5]+[.$E$6])-[.C22]*(1+2*COS([.$L$3])))/(1-2*COS([.$L$3]))" office:value-type="float" office:value="11057" calcext:value-type="float">
            <text:p>11057</text:p>
          </table:table-cell>
          <table:table-cell table:formula="of:=IF([.A22]&lt;[.$B$10];&quot;&quot;;IF(3*[.A22]-2*[.$B$3]-[.$E$5]-[.$E$3]-[.$E$6]&gt;[.$D$10];&quot;&quot;;[.A22]))" office:value-type="float" office:value="4516" calcext:value-type="float">
            <text:p>4516</text:p>
          </table:table-cell>
          <table:table-cell table:style-name="Default" table:formula="of:=3*[.E22]-2*[.$B$3]-[.$E$5]-[.$E$3]-[.$E$6]" office:value-type="float" office:value="6893" calcext:value-type="float">
            <text:p>6893</text:p>
          </table:table-cell>
          <table:table-cell/>
          <table:table-cell table:formula="of:=IF([.A22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2]-[.$T$5])*[.$L$5]+[.$T$6]" office:value-type="float" office:value="8535.72918111235" calcext:value-type="float">
            <text:p>8535.7291811124</text:p>
          </table:table-cell>
          <table:table-cell table:formula="of:=MIN([.A22];[.D22];[.F22];[.I22])" office:value-type="float" office:value="4516" calcext:value-type="float">
            <text:p>4516</text:p>
          </table:table-cell>
          <table:table-cell table:formula="of:=MIN([.I22];[.F22];[.D22])" office:value-type="float" office:value="6893" calcext:value-type="float">
            <text:p>6893</text:p>
          </table:table-cell>
          <table:table-cell table:number-columns-repeated="13"/>
        </table:table-row>
        <table:table-row table:style-name="ro1">
          <table:table-cell office:value-type="float" office:value="6050" calcext:value-type="float">
            <text:p>6050</text:p>
          </table:table-cell>
          <table:table-cell/>
          <table:table-cell table:formula="of:=IF([.A23]&lt;[.$B$10];&quot;&quot;;IF((([.$E$4]+2*[.$B$3]+[.$E$5]+[.$E$6])-[.A23]*(1+2*COS([.$L$3])))/(1-2*COS([.$L$3]))&gt;[.$D$10];&quot;&quot;;[.A23]))" office:value-type="float" office:value="6050" calcext:value-type="float">
            <text:p>6050</text:p>
          </table:table-cell>
          <table:table-cell table:formula="of:=(([.$E$4]+2*[.$B$3]+[.$E$5]+[.$E$6])-[.C23]*(1+2*COS([.$L$3])))/(1-2*COS([.$L$3]))" office:value-type="float" office:value="11568.3333333333" calcext:value-type="float">
            <text:p>11568.3333333333</text:p>
          </table:table-cell>
          <table:table-cell table:formula="of:=IF([.A23]&lt;[.$B$10];&quot;&quot;;IF(3*[.A23]-2*[.$B$3]-[.$E$5]-[.$E$3]-[.$E$6]&gt;[.$D$10];&quot;&quot;;[.A23]))" office:value-type="float" office:value="6050" calcext:value-type="float">
            <text:p>6050</text:p>
          </table:table-cell>
          <table:table-cell table:style-name="Default" table:formula="of:=3*[.E23]-2*[.$B$3]-[.$E$5]-[.$E$3]-[.$E$6]" office:value-type="float" office:value="11495" calcext:value-type="float">
            <text:p>11495</text:p>
          </table:table-cell>
          <table:table-cell/>
          <table:table-cell table:formula="of:=IF([.A23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23]-[.$T$5])*[.$L$5]+[.$T$6]" office:value-type="float" office:value="13921.2373409039" calcext:value-type="float">
            <text:p>13921.2373409039</text:p>
          </table:table-cell>
          <table:table-cell table:formula="of:=MIN([.A23];[.D23];[.F23];[.I23])" office:value-type="float" office:value="6050" calcext:value-type="float">
            <text:p>6050</text:p>
          </table:table-cell>
          <table:table-cell table:formula="of:=MIN([.I23];[.F23];[.D23])" office:value-type="float" office:value="11495" calcext:value-type="float">
            <text:p>11495</text:p>
          </table:table-cell>
          <table:table-cell table:number-columns-repeated="13"/>
        </table:table-row>
        <table:table-row table:style-name="ro1">
          <table:table-cell table:formula="of:=[.A23]+[.$B$6]" office:value-type="float" office:value="6215" calcext:value-type="float">
            <text:p>6215</text:p>
          </table:table-cell>
          <table:table-cell/>
          <table:table-cell table:formula="of:=IF([.A24]&lt;[.$B$10];&quot;&quot;;IF((([.$E$4]+2*[.$B$3]+[.$E$5]+[.$E$6])-[.A24]*(1+2*COS([.$L$3])))/(1-2*COS([.$L$3]))&gt;[.$D$10];&quot;&quot;;[.A24]))" office:value-type="float" office:value="6215" calcext:value-type="float">
            <text:p>6215</text:p>
          </table:table-cell>
          <table:table-cell table:formula="of:=(([.$E$4]+2*[.$B$3]+[.$E$5]+[.$E$6])-[.C24]*(1+2*COS([.$L$3])))/(1-2*COS([.$L$3]))" office:value-type="float" office:value="11623.3333333333" calcext:value-type="float">
            <text:p>11623.3333333333</text:p>
          </table:table-cell>
          <table:table-cell table:formula="of:=IF([.A24]&lt;[.$B$10];&quot;&quot;;IF(3*[.A24]-2*[.$B$3]-[.$E$5]-[.$E$3]-[.$E$6]&gt;[.$D$10];&quot;&quot;;[.A24]))" office:value-type="float" office:value="6215" calcext:value-type="float">
            <text:p>6215</text:p>
          </table:table-cell>
          <table:table-cell table:style-name="Default" table:formula="of:=3*[.E24]-2*[.$B$3]-[.$E$5]-[.$E$3]-[.$E$6]" office:value-type="float" office:value="11990" calcext:value-type="float">
            <text:p>11990</text:p>
          </table:table-cell>
          <table:table-cell/>
          <table:table-cell table:formula="of:=IF([.A24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24];[.D24];[.F24];[.I24])" office:value-type="float" office:value="6215" calcext:value-type="float">
            <text:p>6215</text:p>
          </table:table-cell>
          <table:table-cell table:formula="of:=MIN([.I24];[.F24];[.D24])" office:value-type="float" office:value="11623.3333333333" calcext:value-type="float">
            <text:p>11623.3333333333</text:p>
          </table:table-cell>
          <table:table-cell table:number-columns-repeated="13"/>
        </table:table-row>
        <table:table-row table:style-name="ro1">
          <table:table-cell table:formula="of:=[.A24]+[.$B$6]" office:value-type="float" office:value="6380" calcext:value-type="float">
            <text:p>6380</text:p>
          </table:table-cell>
          <table:table-cell/>
          <table:table-cell table:formula="of:=IF([.A25]&lt;[.$B$10];&quot;&quot;;IF((([.$E$4]+2*[.$B$3]+[.$E$5]+[.$E$6])-[.A25]*(1+2*COS([.$L$3])))/(1-2*COS([.$L$3]))&gt;[.$D$10];&quot;&quot;;[.A25]))" office:value-type="float" office:value="6380" calcext:value-type="float">
            <text:p>6380</text:p>
          </table:table-cell>
          <table:table-cell table:formula="of:=(([.$E$4]+2*[.$B$3]+[.$E$5]+[.$E$6])-[.C25]*(1+2*COS([.$L$3])))/(1-2*COS([.$L$3]))" office:value-type="float" office:value="11678.3333333333" calcext:value-type="float">
            <text:p>11678.3333333333</text:p>
          </table:table-cell>
          <table:table-cell table:formula="of:=IF([.A25]&lt;[.$B$10];&quot;&quot;;IF(3*[.A25]-2*[.$B$3]-[.$E$5]-[.$E$3]-[.$E$6]&gt;[.$D$10];&quot;&quot;;[.A25]))" office:value-type="float" office:value="6380" calcext:value-type="float">
            <text:p>6380</text:p>
          </table:table-cell>
          <table:table-cell table:style-name="Default" table:formula="of:=3*[.E25]-2*[.$B$3]-[.$E$5]-[.$E$3]-[.$E$6]" office:value-type="float" office:value="12485" calcext:value-type="float">
            <text:p>12485</text:p>
          </table:table-cell>
          <table:table-cell/>
          <table:table-cell table:formula="of:=IF([.A25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25];[.D25];[.F25];[.I25])" office:value-type="float" office:value="6380" calcext:value-type="float">
            <text:p>6380</text:p>
          </table:table-cell>
          <table:table-cell table:formula="of:=MIN([.I25];[.F25];[.D25])" office:value-type="float" office:value="11678.3333333333" calcext:value-type="float">
            <text:p>11678.3333333333</text:p>
          </table:table-cell>
          <table:table-cell table:number-columns-repeated="13"/>
        </table:table-row>
        <table:table-row table:style-name="ro1">
          <table:table-cell table:formula="of:=[.A25]+[.$B$6]" office:value-type="float" office:value="6545" calcext:value-type="float">
            <text:p>6545</text:p>
          </table:table-cell>
          <table:table-cell/>
          <table:table-cell table:formula="of:=IF([.A26]&lt;[.$B$10];&quot;&quot;;IF((([.$E$4]+2*[.$B$3]+[.$E$5]+[.$E$6])-[.A26]*(1+2*COS([.$L$3])))/(1-2*COS([.$L$3]))&gt;[.$D$10];&quot;&quot;;[.A26]))" office:value-type="float" office:value="6545" calcext:value-type="float">
            <text:p>6545</text:p>
          </table:table-cell>
          <table:table-cell table:formula="of:=(([.$E$4]+2*[.$B$3]+[.$E$5]+[.$E$6])-[.C26]*(1+2*COS([.$L$3])))/(1-2*COS([.$L$3]))" office:value-type="float" office:value="11733.3333333333" calcext:value-type="float">
            <text:p>11733.3333333333</text:p>
          </table:table-cell>
          <table:table-cell table:formula="of:=IF([.A26]&lt;[.$B$10];&quot;&quot;;IF(3*[.A26]-2*[.$B$3]-[.$E$5]-[.$E$3]-[.$E$6]&gt;[.$D$10];&quot;&quot;;[.A26]))" office:value-type="float" office:value="6545" calcext:value-type="float">
            <text:p>6545</text:p>
          </table:table-cell>
          <table:table-cell table:style-name="Default" table:formula="of:=3*[.E26]-2*[.$B$3]-[.$E$5]-[.$E$3]-[.$E$6]" office:value-type="float" office:value="12980" calcext:value-type="float">
            <text:p>12980</text:p>
          </table:table-cell>
          <table:table-cell/>
          <table:table-cell table:formula="of:=IF([.A26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26];[.D26];[.F26];[.I26])" office:value-type="float" office:value="6545" calcext:value-type="float">
            <text:p>6545</text:p>
          </table:table-cell>
          <table:table-cell table:formula="of:=MIN([.I26];[.F26];[.D26])" office:value-type="float" office:value="11733.3333333333" calcext:value-type="float">
            <text:p>11733.3333333333</text:p>
          </table:table-cell>
          <table:table-cell table:number-columns-repeated="13"/>
        </table:table-row>
        <table:table-row table:style-name="ro1">
          <table:table-cell table:formula="of:=[.A26]+[.$B$6]" office:value-type="float" office:value="6710" calcext:value-type="float">
            <text:p>6710</text:p>
          </table:table-cell>
          <table:table-cell/>
          <table:table-cell table:formula="of:=IF([.A27]&lt;[.$B$10];&quot;&quot;;IF((([.$E$4]+2*[.$B$3]+[.$E$5]+[.$E$6])-[.A27]*(1+2*COS([.$L$3])))/(1-2*COS([.$L$3]))&gt;[.$D$10];&quot;&quot;;[.A27]))" office:value-type="float" office:value="6710" calcext:value-type="float">
            <text:p>6710</text:p>
          </table:table-cell>
          <table:table-cell table:formula="of:=(([.$E$4]+2*[.$B$3]+[.$E$5]+[.$E$6])-[.C27]*(1+2*COS([.$L$3])))/(1-2*COS([.$L$3]))" office:value-type="float" office:value="11788.3333333333" calcext:value-type="float">
            <text:p>11788.3333333333</text:p>
          </table:table-cell>
          <table:table-cell table:formula="of:=IF([.A27]&lt;[.$B$10];&quot;&quot;;IF(3*[.A27]-2*[.$B$3]-[.$E$5]-[.$E$3]-[.$E$6]&gt;[.$D$10];&quot;&quot;;[.A27]))" office:value-type="float" office:value="6710" calcext:value-type="float">
            <text:p>6710</text:p>
          </table:table-cell>
          <table:table-cell table:formula="of:=IF([.A27]&lt;[.$B$10];&quot;&quot;;IF(3*[.A27]-2*[.$B$3]-[.$E$5]-[.$E$3]-[.$E$6]&gt;[.$D$10];&quot;&quot;;3*[.E27]-2*[.$B$3]-[.$E$5]-[.$E$3]-[.$E$6]))" office:value-type="float" office:value="13475" calcext:value-type="float">
            <text:p>13475</text:p>
          </table:table-cell>
          <table:table-cell/>
          <table:table-cell table:formula="of:=IF([.A27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27];[.D27];[.F27];[.I27])" office:value-type="float" office:value="6710" calcext:value-type="float">
            <text:p>6710</text:p>
          </table:table-cell>
          <table:table-cell table:formula="of:=MIN([.I27];[.F27];[.D27])" office:value-type="float" office:value="11788.3333333333" calcext:value-type="float">
            <text:p>11788.3333333333</text:p>
          </table:table-cell>
          <table:table-cell table:number-columns-repeated="13"/>
        </table:table-row>
        <table:table-row table:style-name="ro1">
          <table:table-cell table:formula="of:=[.A27]+[.$B$6]" office:value-type="float" office:value="6875" calcext:value-type="float">
            <text:p>6875</text:p>
          </table:table-cell>
          <table:table-cell/>
          <table:table-cell table:formula="of:=IF([.A28]&lt;[.$B$10];&quot;&quot;;IF((([.$E$4]+2*[.$B$3]+[.$E$5]+[.$E$6])-[.A28]*(1+2*COS([.$L$3])))/(1-2*COS([.$L$3]))&gt;[.$D$10];&quot;&quot;;[.A28]))" office:value-type="float" office:value="6875" calcext:value-type="float">
            <text:p>6875</text:p>
          </table:table-cell>
          <table:table-cell table:formula="of:=(([.$E$4]+2*[.$B$3]+[.$E$5]+[.$E$6])-[.C28]*(1+2*COS([.$L$3])))/(1-2*COS([.$L$3]))" office:value-type="float" office:value="11843.3333333333" calcext:value-type="float">
            <text:p>11843.3333333333</text:p>
          </table:table-cell>
          <table:table-cell table:formula="of:=IF([.A28]&lt;[.$B$10];&quot;&quot;;IF(3*[.A28]-2*[.$B$3]-[.$E$5]-[.$E$3]-[.$E$6]&gt;[.$D$10];&quot;&quot;;[.A28]))">
            <text:p/>
          </table:table-cell>
          <table:table-cell table:formula="of:=IF([.A28]&lt;[.$B$10];&quot;&quot;;IF(3*[.A28]-2*[.$B$3]-[.$E$5]-[.$E$3]-[.$E$6]&gt;[.$D$10];&quot;&quot;;3*[.E28]-2*[.$B$3]-[.$E$5]-[.$E$3]-[.$E$6]))">
            <text:p/>
          </table:table-cell>
          <table:table-cell/>
          <table:table-cell table:formula="of:=IF([.A28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28];[.D28];[.F28];[.I28])" office:value-type="float" office:value="6875" calcext:value-type="float">
            <text:p>6875</text:p>
          </table:table-cell>
          <table:table-cell table:formula="of:=MIN([.I28];[.F28];[.D28])" office:value-type="float" office:value="11843.3333333333" calcext:value-type="float">
            <text:p>11843.3333333333</text:p>
          </table:table-cell>
          <table:table-cell table:number-columns-repeated="13"/>
        </table:table-row>
        <table:table-row table:style-name="ro1">
          <table:table-cell table:formula="of:=[.A28]+[.$B$6]" office:value-type="float" office:value="7040" calcext:value-type="float">
            <text:p>7040</text:p>
          </table:table-cell>
          <table:table-cell/>
          <table:table-cell table:formula="of:=IF([.A29]&lt;[.$B$10];&quot;&quot;;IF((([.$E$4]+2*[.$B$3]+[.$E$5]+[.$E$6])-[.A29]*(1+2*COS([.$L$3])))/(1-2*COS([.$L$3]))&gt;[.$D$10];&quot;&quot;;[.A29]))" office:value-type="float" office:value="7040" calcext:value-type="float">
            <text:p>7040</text:p>
          </table:table-cell>
          <table:table-cell table:formula="of:=(([.$E$4]+2*[.$B$3]+[.$E$5]+[.$E$6])-[.C29]*(1+2*COS([.$L$3])))/(1-2*COS([.$L$3]))" office:value-type="float" office:value="11898.3333333333" calcext:value-type="float">
            <text:p>11898.3333333333</text:p>
          </table:table-cell>
          <table:table-cell table:formula="of:=IF([.A29]&lt;[.$B$10];&quot;&quot;;IF(3*[.A29]-2*[.$B$3]-[.$E$5]-[.$E$3]-[.$E$6]&gt;[.$D$10];&quot;&quot;;[.A29]))">
            <text:p/>
          </table:table-cell>
          <table:table-cell table:formula="of:=IF([.A29]&lt;[.$B$10];&quot;&quot;;IF(3*[.A29]-2*[.$B$3]-[.$E$5]-[.$E$3]-[.$E$6]&gt;[.$D$10];&quot;&quot;;3*[.E29]-2*[.$B$3]-[.$E$5]-[.$E$3]-[.$E$6]))">
            <text:p/>
          </table:table-cell>
          <table:table-cell/>
          <table:table-cell table:formula="of:=IF([.A29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29];[.D29];[.F29];[.I29])" office:value-type="float" office:value="7040" calcext:value-type="float">
            <text:p>7040</text:p>
          </table:table-cell>
          <table:table-cell table:formula="of:=MIN([.I29];[.F29];[.D29])" office:value-type="float" office:value="11898.3333333333" calcext:value-type="float">
            <text:p>11898.3333333333</text:p>
          </table:table-cell>
          <table:table-cell table:number-columns-repeated="13"/>
        </table:table-row>
        <table:table-row table:style-name="ro1">
          <table:table-cell table:formula="of:=[.A29]+[.$B$6]" office:value-type="float" office:value="7205" calcext:value-type="float">
            <text:p>7205</text:p>
          </table:table-cell>
          <table:table-cell/>
          <table:table-cell table:formula="of:=IF([.A30]&lt;[.$B$10];&quot;&quot;;IF((([.$E$4]+2*[.$B$3]+[.$E$5]+[.$E$6])-[.A30]*(1+2*COS([.$L$3])))/(1-2*COS([.$L$3]))&gt;[.$D$10];&quot;&quot;;[.A30]))" office:value-type="float" office:value="7205" calcext:value-type="float">
            <text:p>7205</text:p>
          </table:table-cell>
          <table:table-cell table:formula="of:=(([.$E$4]+2*[.$B$3]+[.$E$5]+[.$E$6])-[.C30]*(1+2*COS([.$L$3])))/(1-2*COS([.$L$3]))" office:value-type="float" office:value="11953.3333333333" calcext:value-type="float">
            <text:p>11953.3333333333</text:p>
          </table:table-cell>
          <table:table-cell table:formula="of:=IF([.A30]&lt;[.$B$10];&quot;&quot;;IF(3*[.A30]-2*[.$B$3]-[.$E$5]-[.$E$3]-[.$E$6]&gt;[.$D$10];&quot;&quot;;[.A30]))">
            <text:p/>
          </table:table-cell>
          <table:table-cell table:formula="of:=IF([.A30]&lt;[.$B$10];&quot;&quot;;IF(3*[.A30]-2*[.$B$3]-[.$E$5]-[.$E$3]-[.$E$6]&gt;[.$D$10];&quot;&quot;;3*[.E30]-2*[.$B$3]-[.$E$5]-[.$E$3]-[.$E$6]))">
            <text:p/>
          </table:table-cell>
          <table:table-cell/>
          <table:table-cell table:formula="of:=IF([.A30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30];[.D30];[.F30];[.I30])" office:value-type="float" office:value="7205" calcext:value-type="float">
            <text:p>7205</text:p>
          </table:table-cell>
          <table:table-cell table:formula="of:=MIN([.I30];[.F30];[.D30])" office:value-type="float" office:value="11953.3333333333" calcext:value-type="float">
            <text:p>11953.3333333333</text:p>
          </table:table-cell>
          <table:table-cell table:number-columns-repeated="13"/>
        </table:table-row>
        <table:table-row table:style-name="ro1">
          <table:table-cell table:formula="of:=[.A30]+[.$B$6]" office:value-type="float" office:value="7370" calcext:value-type="float">
            <text:p>7370</text:p>
          </table:table-cell>
          <table:table-cell/>
          <table:table-cell table:formula="of:=IF([.A31]&lt;[.$B$10];&quot;&quot;;IF((([.$E$4]+2*[.$B$3]+[.$E$5]+[.$E$6])-[.A31]*(1+2*COS([.$L$3])))/(1-2*COS([.$L$3]))&gt;[.$D$10];&quot;&quot;;[.A31]))" office:value-type="float" office:value="7370" calcext:value-type="float">
            <text:p>7370</text:p>
          </table:table-cell>
          <table:table-cell table:formula="of:=(([.$E$4]+2*[.$B$3]+[.$E$5]+[.$E$6])-[.C31]*(1+2*COS([.$L$3])))/(1-2*COS([.$L$3]))" office:value-type="float" office:value="12008.3333333333" calcext:value-type="float">
            <text:p>12008.3333333333</text:p>
          </table:table-cell>
          <table:table-cell table:formula="of:=IF([.A31]&lt;[.$B$10];&quot;&quot;;IF(3*[.A31]-2*[.$B$3]-[.$E$5]-[.$E$3]-[.$E$6]&gt;[.$D$10];&quot;&quot;;[.A31]))">
            <text:p/>
          </table:table-cell>
          <table:table-cell table:formula="of:=IF([.A31]&lt;[.$B$10];&quot;&quot;;IF(3*[.A31]-2*[.$B$3]-[.$E$5]-[.$E$3]-[.$E$6]&gt;[.$D$10];&quot;&quot;;3*[.E31]-2*[.$B$3]-[.$E$5]-[.$E$3]-[.$E$6]))">
            <text:p/>
          </table:table-cell>
          <table:table-cell/>
          <table:table-cell table:formula="of:=IF([.A31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31];[.D31];[.F31];[.I31])" office:value-type="float" office:value="7370" calcext:value-type="float">
            <text:p>7370</text:p>
          </table:table-cell>
          <table:table-cell table:formula="of:=MIN([.I31];[.F31];[.D31])" office:value-type="float" office:value="12008.3333333333" calcext:value-type="float">
            <text:p>12008.3333333333</text:p>
          </table:table-cell>
          <table:table-cell table:number-columns-repeated="13"/>
        </table:table-row>
        <table:table-row table:style-name="ro1">
          <table:table-cell table:formula="of:=[.A31]+[.$B$6]" office:value-type="float" office:value="7535" calcext:value-type="float">
            <text:p>7535</text:p>
          </table:table-cell>
          <table:table-cell/>
          <table:table-cell table:formula="of:=IF([.A32]&lt;[.$B$10];&quot;&quot;;IF((([.$E$4]+2*[.$B$3]+[.$E$5]+[.$E$6])-[.A32]*(1+2*COS([.$L$3])))/(1-2*COS([.$L$3]))&gt;[.$D$10];&quot;&quot;;[.A32]))" office:value-type="float" office:value="7535" calcext:value-type="float">
            <text:p>7535</text:p>
          </table:table-cell>
          <table:table-cell table:formula="of:=(([.$E$4]+2*[.$B$3]+[.$E$5]+[.$E$6])-[.C32]*(1+2*COS([.$L$3])))/(1-2*COS([.$L$3]))" office:value-type="float" office:value="12063.3333333333" calcext:value-type="float">
            <text:p>12063.3333333333</text:p>
          </table:table-cell>
          <table:table-cell table:formula="of:=IF([.A32]&lt;[.$B$10];&quot;&quot;;IF(3*[.A32]-2*[.$B$3]-[.$E$5]-[.$E$3]-[.$E$6]&gt;[.$D$10];&quot;&quot;;[.A32]))">
            <text:p/>
          </table:table-cell>
          <table:table-cell table:formula="of:=IF([.A32]&lt;[.$B$10];&quot;&quot;;IF(3*[.A32]-2*[.$B$3]-[.$E$5]-[.$E$3]-[.$E$6]&gt;[.$D$10];&quot;&quot;;3*[.E32]-2*[.$B$3]-[.$E$5]-[.$E$3]-[.$E$6]))">
            <text:p/>
          </table:table-cell>
          <table:table-cell/>
          <table:table-cell table:formula="of:=IF([.A32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32];[.D32];[.F32];[.I32])" office:value-type="float" office:value="7535" calcext:value-type="float">
            <text:p>7535</text:p>
          </table:table-cell>
          <table:table-cell table:formula="of:=MIN([.I32];[.F32];[.D32])" office:value-type="float" office:value="12063.3333333333" calcext:value-type="float">
            <text:p>12063.3333333333</text:p>
          </table:table-cell>
          <table:table-cell table:number-columns-repeated="13"/>
        </table:table-row>
        <table:table-row table:style-name="ro1">
          <table:table-cell table:formula="of:=[.A32]+[.$B$6]" office:value-type="float" office:value="7700" calcext:value-type="float">
            <text:p>7700</text:p>
          </table:table-cell>
          <table:table-cell/>
          <table:table-cell table:formula="of:=IF([.A33]&lt;[.$B$10];&quot;&quot;;IF((([.$E$4]+2*[.$B$3]+[.$E$5]+[.$E$6])-[.A33]*(1+2*COS([.$L$3])))/(1-2*COS([.$L$3]))&gt;[.$D$10];&quot;&quot;;[.A33]))" office:value-type="float" office:value="7700" calcext:value-type="float">
            <text:p>7700</text:p>
          </table:table-cell>
          <table:table-cell table:formula="of:=(([.$E$4]+2*[.$B$3]+[.$E$5]+[.$E$6])-[.C33]*(1+2*COS([.$L$3])))/(1-2*COS([.$L$3]))" office:value-type="float" office:value="12118.3333333333" calcext:value-type="float">
            <text:p>12118.3333333333</text:p>
          </table:table-cell>
          <table:table-cell table:formula="of:=IF([.A33]&lt;[.$B$10];&quot;&quot;;IF(3*[.A33]-2*[.$B$3]-[.$E$5]-[.$E$3]-[.$E$6]&gt;[.$D$10];&quot;&quot;;[.A33]))">
            <text:p/>
          </table:table-cell>
          <table:table-cell table:formula="of:=IF([.A33]&lt;[.$B$10];&quot;&quot;;IF(3*[.A33]-2*[.$B$3]-[.$E$5]-[.$E$3]-[.$E$6]&gt;[.$D$10];&quot;&quot;;3*[.E33]-2*[.$B$3]-[.$E$5]-[.$E$3]-[.$E$6]))">
            <text:p/>
          </table:table-cell>
          <table:table-cell/>
          <table:table-cell table:formula="of:=IF([.A33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33];[.D33];[.F33];[.I33])" office:value-type="float" office:value="7700" calcext:value-type="float">
            <text:p>7700</text:p>
          </table:table-cell>
          <table:table-cell table:formula="of:=MIN([.I33];[.F33];[.D33])" office:value-type="float" office:value="12118.3333333333" calcext:value-type="float">
            <text:p>12118.3333333333</text:p>
          </table:table-cell>
          <table:table-cell table:number-columns-repeated="13"/>
        </table:table-row>
        <table:table-row table:style-name="ro1">
          <table:table-cell table:formula="of:=[.A33]+[.$B$6]" office:value-type="float" office:value="7865" calcext:value-type="float">
            <text:p>7865</text:p>
          </table:table-cell>
          <table:table-cell/>
          <table:table-cell table:formula="of:=IF([.A34]&lt;[.$B$10];&quot;&quot;;IF((([.$E$4]+2*[.$B$3]+[.$E$5]+[.$E$6])-[.A34]*(1+2*COS([.$L$3])))/(1-2*COS([.$L$3]))&gt;[.$D$10];&quot;&quot;;[.A34]))" office:value-type="float" office:value="7865" calcext:value-type="float">
            <text:p>7865</text:p>
          </table:table-cell>
          <table:table-cell table:formula="of:=(([.$E$4]+2*[.$B$3]+[.$E$5]+[.$E$6])-[.C34]*(1+2*COS([.$L$3])))/(1-2*COS([.$L$3]))" office:value-type="float" office:value="12173.3333333333" calcext:value-type="float">
            <text:p>12173.3333333333</text:p>
          </table:table-cell>
          <table:table-cell table:formula="of:=IF([.A34]&lt;[.$B$10];&quot;&quot;;IF(3*[.A34]-2*[.$B$3]-[.$E$5]-[.$E$3]-[.$E$6]&gt;[.$D$10];&quot;&quot;;[.A34]))">
            <text:p/>
          </table:table-cell>
          <table:table-cell table:formula="of:=IF([.A34]&lt;[.$B$10];&quot;&quot;;IF(3*[.A34]-2*[.$B$3]-[.$E$5]-[.$E$3]-[.$E$6]&gt;[.$D$10];&quot;&quot;;3*[.E34]-2*[.$B$3]-[.$E$5]-[.$E$3]-[.$E$6]))">
            <text:p/>
          </table:table-cell>
          <table:table-cell/>
          <table:table-cell table:formula="of:=IF([.A34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34];[.D34];[.F34];[.I34])" office:value-type="float" office:value="7865" calcext:value-type="float">
            <text:p>7865</text:p>
          </table:table-cell>
          <table:table-cell table:formula="of:=MIN([.I34];[.F34];[.D34])" office:value-type="float" office:value="12173.3333333333" calcext:value-type="float">
            <text:p>12173.3333333333</text:p>
          </table:table-cell>
          <table:table-cell table:number-columns-repeated="13"/>
        </table:table-row>
        <table:table-row table:style-name="ro1">
          <table:table-cell table:formula="of:=[.A34]+[.$B$6]" office:value-type="float" office:value="8030" calcext:value-type="float">
            <text:p>8030</text:p>
          </table:table-cell>
          <table:table-cell/>
          <table:table-cell table:formula="of:=IF([.A35]&lt;[.$B$10];&quot;&quot;;IF((([.$E$4]+2*[.$B$3]+[.$E$5]+[.$E$6])-[.A35]*(1+2*COS([.$L$3])))/(1-2*COS([.$L$3]))&gt;[.$D$10];&quot;&quot;;[.A35]))" office:value-type="float" office:value="8030" calcext:value-type="float">
            <text:p>8030</text:p>
          </table:table-cell>
          <table:table-cell table:formula="of:=(([.$E$4]+2*[.$B$3]+[.$E$5]+[.$E$6])-[.C35]*(1+2*COS([.$L$3])))/(1-2*COS([.$L$3]))" office:value-type="float" office:value="12228.3333333333" calcext:value-type="float">
            <text:p>12228.3333333333</text:p>
          </table:table-cell>
          <table:table-cell table:formula="of:=IF([.A35]&lt;[.$B$10];&quot;&quot;;IF(3*[.A35]-2*[.$B$3]-[.$E$5]-[.$E$3]-[.$E$6]&gt;[.$D$10];&quot;&quot;;[.A35]))">
            <text:p/>
          </table:table-cell>
          <table:table-cell table:formula="of:=IF([.A35]&lt;[.$B$10];&quot;&quot;;IF(3*[.A35]-2*[.$B$3]-[.$E$5]-[.$E$3]-[.$E$6]&gt;[.$D$10];&quot;&quot;;3*[.E35]-2*[.$B$3]-[.$E$5]-[.$E$3]-[.$E$6]))">
            <text:p/>
          </table:table-cell>
          <table:table-cell/>
          <table:table-cell table:formula="of:=IF([.A35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35];[.D35];[.F35];[.I35])" office:value-type="float" office:value="8030" calcext:value-type="float">
            <text:p>8030</text:p>
          </table:table-cell>
          <table:table-cell table:formula="of:=MIN([.I35];[.F35];[.D35])" office:value-type="float" office:value="12228.3333333333" calcext:value-type="float">
            <text:p>12228.3333333333</text:p>
          </table:table-cell>
          <table:table-cell table:number-columns-repeated="13"/>
        </table:table-row>
        <table:table-row table:style-name="ro1">
          <table:table-cell table:formula="of:=[.A35]+[.$B$6]" office:value-type="float" office:value="8195" calcext:value-type="float">
            <text:p>8195</text:p>
          </table:table-cell>
          <table:table-cell/>
          <table:table-cell table:formula="of:=IF([.A36]&lt;[.$B$10];&quot;&quot;;IF((([.$E$4]+2*[.$B$3]+[.$E$5]+[.$E$6])-[.A36]*(1+2*COS([.$L$3])))/(1-2*COS([.$L$3]))&gt;[.$D$10];&quot;&quot;;[.A36]))" office:value-type="float" office:value="8195" calcext:value-type="float">
            <text:p>8195</text:p>
          </table:table-cell>
          <table:table-cell table:formula="of:=(([.$E$4]+2*[.$B$3]+[.$E$5]+[.$E$6])-[.C36]*(1+2*COS([.$L$3])))/(1-2*COS([.$L$3]))" office:value-type="float" office:value="12283.3333333333" calcext:value-type="float">
            <text:p>12283.3333333333</text:p>
          </table:table-cell>
          <table:table-cell table:formula="of:=IF([.A36]&lt;[.$B$10];&quot;&quot;;IF(3*[.A36]-2*[.$B$3]-[.$E$5]-[.$E$3]-[.$E$6]&gt;[.$D$10];&quot;&quot;;[.A36]))">
            <text:p/>
          </table:table-cell>
          <table:table-cell table:formula="of:=IF([.A36]&lt;[.$B$10];&quot;&quot;;IF(3*[.A36]-2*[.$B$3]-[.$E$5]-[.$E$3]-[.$E$6]&gt;[.$D$10];&quot;&quot;;3*[.E36]-2*[.$B$3]-[.$E$5]-[.$E$3]-[.$E$6]))">
            <text:p/>
          </table:table-cell>
          <table:table-cell/>
          <table:table-cell table:formula="of:=IF([.A36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/>
          <table:table-cell table:formula="of:=MIN([.A36];[.D36];[.F36];[.I36])" office:value-type="float" office:value="8195" calcext:value-type="float">
            <text:p>8195</text:p>
          </table:table-cell>
          <table:table-cell table:formula="of:=MIN([.I36];[.F36];[.D36])" office:value-type="float" office:value="12283.3333333333" calcext:value-type="float">
            <text:p>12283.3333333333</text:p>
          </table:table-cell>
          <table:table-cell table:number-columns-repeated="13"/>
        </table:table-row>
        <table:table-row table:style-name="ro1">
          <table:table-cell table:formula="of:=[.A36]+[.$B$6]" office:value-type="float" office:value="8360" calcext:value-type="float">
            <text:p>8360</text:p>
          </table:table-cell>
          <table:table-cell/>
          <table:table-cell table:formula="of:=IF([.A37]&lt;[.$B$10];&quot;&quot;;IF((([.$E$4]+2*[.$B$3]+[.$E$5]+[.$E$6])-[.A37]*(1+2*COS([.$L$3])))/(1-2*COS([.$L$3]))&gt;[.$D$10];&quot;&quot;;[.A37]))" office:value-type="float" office:value="8360" calcext:value-type="float">
            <text:p>8360</text:p>
          </table:table-cell>
          <table:table-cell table:formula="of:=(([.$E$4]+2*[.$B$3]+[.$E$5]+[.$E$6])-[.C37]*(1+2*COS([.$L$3])))/(1-2*COS([.$L$3]))" office:value-type="float" office:value="12338.3333333333" calcext:value-type="float">
            <text:p>12338.3333333333</text:p>
          </table:table-cell>
          <table:table-cell table:formula="of:=IF([.A37]&lt;[.$B$10];&quot;&quot;;IF(3*[.A37]-2*[.$B$3]-[.$E$5]-[.$E$3]-[.$E$6]&gt;[.$D$10];&quot;&quot;;[.A37]))">
            <text:p/>
          </table:table-cell>
          <table:table-cell table:formula="of:=IF([.A37]&lt;[.$B$10];&quot;&quot;;IF(3*[.A37]-2*[.$B$3]-[.$E$5]-[.$E$3]-[.$E$6]&gt;[.$D$10];&quot;&quot;;3*[.E37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37]+[.$B$6]" office:value-type="float" office:value="8525" calcext:value-type="float">
            <text:p>8525</text:p>
          </table:table-cell>
          <table:table-cell/>
          <table:table-cell table:formula="of:=IF([.A38]&lt;[.$B$10];&quot;&quot;;IF((([.$E$4]+2*[.$B$3]+[.$E$5]+[.$E$6])-[.A38]*(1+2*COS([.$L$3])))/(1-2*COS([.$L$3]))&gt;[.$D$10];&quot;&quot;;[.A38]))" office:value-type="float" office:value="8525" calcext:value-type="float">
            <text:p>8525</text:p>
          </table:table-cell>
          <table:table-cell table:formula="of:=(([.$E$4]+2*[.$B$3]+[.$E$5]+[.$E$6])-[.C38]*(1+2*COS([.$L$3])))/(1-2*COS([.$L$3]))" office:value-type="float" office:value="12393.3333333333" calcext:value-type="float">
            <text:p>12393.3333333333</text:p>
          </table:table-cell>
          <table:table-cell table:formula="of:=IF([.A38]&lt;[.$B$10];&quot;&quot;;IF(3*[.A38]-2*[.$B$3]-[.$E$5]-[.$E$3]-[.$E$6]&gt;[.$D$10];&quot;&quot;;[.A38]))">
            <text:p/>
          </table:table-cell>
          <table:table-cell table:formula="of:=IF([.A38]&lt;[.$B$10];&quot;&quot;;IF(3*[.A38]-2*[.$B$3]-[.$E$5]-[.$E$3]-[.$E$6]&gt;[.$D$10];&quot;&quot;;3*[.E38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38]+[.$B$6]" office:value-type="float" office:value="8690" calcext:value-type="float">
            <text:p>8690</text:p>
          </table:table-cell>
          <table:table-cell/>
          <table:table-cell table:formula="of:=IF([.A39]&lt;[.$B$10];&quot;&quot;;IF((([.$E$4]+2*[.$B$3]+[.$E$5]+[.$E$6])-[.A39]*(1+2*COS([.$L$3])))/(1-2*COS([.$L$3]))&gt;[.$D$10];&quot;&quot;;[.A39]))" office:value-type="float" office:value="8690" calcext:value-type="float">
            <text:p>8690</text:p>
          </table:table-cell>
          <table:table-cell table:formula="of:=(([.$E$4]+2*[.$B$3]+[.$E$5]+[.$E$6])-[.C39]*(1+2*COS([.$L$3])))/(1-2*COS([.$L$3]))" office:value-type="float" office:value="12448.3333333333" calcext:value-type="float">
            <text:p>12448.3333333333</text:p>
          </table:table-cell>
          <table:table-cell table:formula="of:=IF([.A39]&lt;[.$B$10];&quot;&quot;;IF(3*[.A39]-2*[.$B$3]-[.$E$5]-[.$E$3]-[.$E$6]&gt;[.$D$10];&quot;&quot;;[.A39]))">
            <text:p/>
          </table:table-cell>
          <table:table-cell table:formula="of:=IF([.A39]&lt;[.$B$10];&quot;&quot;;IF(3*[.A39]-2*[.$B$3]-[.$E$5]-[.$E$3]-[.$E$6]&gt;[.$D$10];&quot;&quot;;3*[.E39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39]+[.$B$6]" office:value-type="float" office:value="8855" calcext:value-type="float">
            <text:p>8855</text:p>
          </table:table-cell>
          <table:table-cell/>
          <table:table-cell table:formula="of:=IF([.A40]&lt;[.$B$10];&quot;&quot;;IF((([.$E$4]+2*[.$B$3]+[.$E$5]+[.$E$6])-[.A40]*(1+2*COS([.$L$3])))/(1-2*COS([.$L$3]))&gt;[.$D$10];&quot;&quot;;[.A40]))" office:value-type="float" office:value="8855" calcext:value-type="float">
            <text:p>8855</text:p>
          </table:table-cell>
          <table:table-cell table:formula="of:=(([.$E$4]+2*[.$B$3]+[.$E$5]+[.$E$6])-[.C40]*(1+2*COS([.$L$3])))/(1-2*COS([.$L$3]))" office:value-type="float" office:value="12503.3333333333" calcext:value-type="float">
            <text:p>12503.3333333333</text:p>
          </table:table-cell>
          <table:table-cell table:formula="of:=IF([.A40]&lt;[.$B$10];&quot;&quot;;IF(3*[.A40]-2*[.$B$3]-[.$E$5]-[.$E$3]-[.$E$6]&gt;[.$D$10];&quot;&quot;;[.A40]))">
            <text:p/>
          </table:table-cell>
          <table:table-cell table:formula="of:=IF([.A40]&lt;[.$B$10];&quot;&quot;;IF(3*[.A40]-2*[.$B$3]-[.$E$5]-[.$E$3]-[.$E$6]&gt;[.$D$10];&quot;&quot;;3*[.E40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0]+[.$B$6]" office:value-type="float" office:value="9020" calcext:value-type="float">
            <text:p>9020</text:p>
          </table:table-cell>
          <table:table-cell/>
          <table:table-cell table:formula="of:=IF([.A41]&lt;[.$B$10];&quot;&quot;;IF((([.$E$4]+2*[.$B$3]+[.$E$5]+[.$E$6])-[.A41]*(1+2*COS([.$L$3])))/(1-2*COS([.$L$3]))&gt;[.$D$10];&quot;&quot;;[.A41]))" office:value-type="float" office:value="9020" calcext:value-type="float">
            <text:p>9020</text:p>
          </table:table-cell>
          <table:table-cell table:formula="of:=(([.$E$4]+2*[.$B$3]+[.$E$5]+[.$E$6])-[.C41]*(1+2*COS([.$L$3])))/(1-2*COS([.$L$3]))" office:value-type="float" office:value="12558.3333333333" calcext:value-type="float">
            <text:p>12558.3333333333</text:p>
          </table:table-cell>
          <table:table-cell table:formula="of:=IF([.A41]&lt;[.$B$10];&quot;&quot;;IF(3*[.A41]-2*[.$B$3]-[.$E$5]-[.$E$3]-[.$E$6]&gt;[.$D$10];&quot;&quot;;[.A41]))">
            <text:p/>
          </table:table-cell>
          <table:table-cell table:formula="of:=IF([.A41]&lt;[.$B$10];&quot;&quot;;IF(3*[.A41]-2*[.$B$3]-[.$E$5]-[.$E$3]-[.$E$6]&gt;[.$D$10];&quot;&quot;;3*[.E41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1]+[.$B$6]" office:value-type="float" office:value="9185" calcext:value-type="float">
            <text:p>9185</text:p>
          </table:table-cell>
          <table:table-cell/>
          <table:table-cell table:formula="of:=IF([.A42]&lt;[.$B$10];&quot;&quot;;IF((([.$E$4]+2*[.$B$3]+[.$E$5]+[.$E$6])-[.A42]*(1+2*COS([.$L$3])))/(1-2*COS([.$L$3]))&gt;[.$D$10];&quot;&quot;;[.A42]))" office:value-type="float" office:value="9185" calcext:value-type="float">
            <text:p>9185</text:p>
          </table:table-cell>
          <table:table-cell table:formula="of:=(([.$E$4]+2*[.$B$3]+[.$E$5]+[.$E$6])-[.C42]*(1+2*COS([.$L$3])))/(1-2*COS([.$L$3]))" office:value-type="float" office:value="12613.3333333333" calcext:value-type="float">
            <text:p>12613.3333333333</text:p>
          </table:table-cell>
          <table:table-cell table:formula="of:=IF([.A42]&lt;[.$B$10];&quot;&quot;;IF(3*[.A42]-2*[.$B$3]-[.$E$5]-[.$E$3]-[.$E$6]&gt;[.$D$10];&quot;&quot;;[.A42]))">
            <text:p/>
          </table:table-cell>
          <table:table-cell table:formula="of:=IF([.A42]&lt;[.$B$10];&quot;&quot;;IF(3*[.A42]-2*[.$B$3]-[.$E$5]-[.$E$3]-[.$E$6]&gt;[.$D$10];&quot;&quot;;3*[.E42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2]+[.$B$6]" office:value-type="float" office:value="9350" calcext:value-type="float">
            <text:p>9350</text:p>
          </table:table-cell>
          <table:table-cell/>
          <table:table-cell table:formula="of:=IF([.A43]&lt;[.$B$10];&quot;&quot;;IF((([.$E$4]+2*[.$B$3]+[.$E$5]+[.$E$6])-[.A43]*(1+2*COS([.$L$3])))/(1-2*COS([.$L$3]))&gt;[.$D$10];&quot;&quot;;[.A43]))" office:value-type="float" office:value="9350" calcext:value-type="float">
            <text:p>9350</text:p>
          </table:table-cell>
          <table:table-cell table:formula="of:=(([.$E$4]+2*[.$B$3]+[.$E$5]+[.$E$6])-[.C43]*(1+2*COS([.$L$3])))/(1-2*COS([.$L$3]))" office:value-type="float" office:value="12668.3333333333" calcext:value-type="float">
            <text:p>12668.3333333333</text:p>
          </table:table-cell>
          <table:table-cell table:formula="of:=IF([.A43]&lt;[.$B$10];&quot;&quot;;IF(3*[.A43]-2*[.$B$3]-[.$E$5]-[.$E$3]-[.$E$6]&gt;[.$D$10];&quot;&quot;;[.A43]))">
            <text:p/>
          </table:table-cell>
          <table:table-cell table:formula="of:=IF([.A43]&lt;[.$B$10];&quot;&quot;;IF(3*[.A43]-2*[.$B$3]-[.$E$5]-[.$E$3]-[.$E$6]&gt;[.$D$10];&quot;&quot;;3*[.E43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3]+[.$B$6]" office:value-type="float" office:value="9515" calcext:value-type="float">
            <text:p>9515</text:p>
          </table:table-cell>
          <table:table-cell/>
          <table:table-cell table:formula="of:=IF([.A44]&lt;[.$B$10];&quot;&quot;;IF((([.$E$4]+2*[.$B$3]+[.$E$5]+[.$E$6])-[.A44]*(1+2*COS([.$L$3])))/(1-2*COS([.$L$3]))&gt;[.$D$10];&quot;&quot;;[.A44]))" office:value-type="float" office:value="9515" calcext:value-type="float">
            <text:p>9515</text:p>
          </table:table-cell>
          <table:table-cell table:formula="of:=(([.$E$4]+2*[.$B$3]+[.$E$5]+[.$E$6])-[.C44]*(1+2*COS([.$L$3])))/(1-2*COS([.$L$3]))" office:value-type="float" office:value="12723.3333333333" calcext:value-type="float">
            <text:p>12723.3333333333</text:p>
          </table:table-cell>
          <table:table-cell table:formula="of:=IF([.A44]&lt;[.$B$10];&quot;&quot;;IF(3*[.A44]-2*[.$B$3]-[.$E$5]-[.$E$3]-[.$E$6]&gt;[.$D$10];&quot;&quot;;[.A44]))">
            <text:p/>
          </table:table-cell>
          <table:table-cell table:formula="of:=IF([.A44]&lt;[.$B$10];&quot;&quot;;IF(3*[.A44]-2*[.$B$3]-[.$E$5]-[.$E$3]-[.$E$6]&gt;[.$D$10];&quot;&quot;;3*[.E44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4]+[.$B$6]" office:value-type="float" office:value="9680" calcext:value-type="float">
            <text:p>9680</text:p>
          </table:table-cell>
          <table:table-cell/>
          <table:table-cell table:formula="of:=IF([.A45]&lt;[.$B$10];&quot;&quot;;IF((([.$E$4]+2*[.$B$3]+[.$E$5]+[.$E$6])-[.A45]*(1+2*COS([.$L$3])))/(1-2*COS([.$L$3]))&gt;[.$D$10];&quot;&quot;;[.A45]))" office:value-type="float" office:value="9680" calcext:value-type="float">
            <text:p>9680</text:p>
          </table:table-cell>
          <table:table-cell table:formula="of:=(([.$E$4]+2*[.$B$3]+[.$E$5]+[.$E$6])-[.C45]*(1+2*COS([.$L$3])))/(1-2*COS([.$L$3]))" office:value-type="float" office:value="12778.3333333333" calcext:value-type="float">
            <text:p>12778.3333333333</text:p>
          </table:table-cell>
          <table:table-cell table:formula="of:=IF([.A45]&lt;[.$B$10];&quot;&quot;;IF(3*[.A45]-2*[.$B$3]-[.$E$5]-[.$E$3]-[.$E$6]&gt;[.$D$10];&quot;&quot;;[.A45]))">
            <text:p/>
          </table:table-cell>
          <table:table-cell table:formula="of:=IF([.A45]&lt;[.$B$10];&quot;&quot;;IF(3*[.A45]-2*[.$B$3]-[.$E$5]-[.$E$3]-[.$E$6]&gt;[.$D$10];&quot;&quot;;3*[.E45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5]+[.$B$6]" office:value-type="float" office:value="9845" calcext:value-type="float">
            <text:p>9845</text:p>
          </table:table-cell>
          <table:table-cell/>
          <table:table-cell table:formula="of:=IF([.A46]&lt;[.$B$10];&quot;&quot;;IF((([.$E$4]+2*[.$B$3]+[.$E$5]+[.$E$6])-[.A46]*(1+2*COS([.$L$3])))/(1-2*COS([.$L$3]))&gt;[.$D$10];&quot;&quot;;[.A46]))" office:value-type="float" office:value="9845" calcext:value-type="float">
            <text:p>9845</text:p>
          </table:table-cell>
          <table:table-cell table:formula="of:=(([.$E$4]+2*[.$B$3]+[.$E$5]+[.$E$6])-[.C46]*(1+2*COS([.$L$3])))/(1-2*COS([.$L$3]))" office:value-type="float" office:value="12833.3333333333" calcext:value-type="float">
            <text:p>12833.3333333333</text:p>
          </table:table-cell>
          <table:table-cell table:formula="of:=IF([.A46]&lt;[.$B$10];&quot;&quot;;IF(3*[.A46]-2*[.$B$3]-[.$E$5]-[.$E$3]-[.$E$6]&gt;[.$D$10];&quot;&quot;;[.A46]))">
            <text:p/>
          </table:table-cell>
          <table:table-cell table:formula="of:=IF([.A46]&lt;[.$B$10];&quot;&quot;;IF(3*[.A46]-2*[.$B$3]-[.$E$5]-[.$E$3]-[.$E$6]&gt;[.$D$10];&quot;&quot;;3*[.E46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6]+[.$B$6]" office:value-type="float" office:value="10010" calcext:value-type="float">
            <text:p>10010</text:p>
          </table:table-cell>
          <table:table-cell/>
          <table:table-cell table:formula="of:=IF([.A47]&lt;[.$B$10];&quot;&quot;;IF((([.$E$4]+2*[.$B$3]+[.$E$5]+[.$E$6])-[.A47]*(1+2*COS([.$L$3])))/(1-2*COS([.$L$3]))&gt;[.$D$10];&quot;&quot;;[.A47]))" office:value-type="float" office:value="10010" calcext:value-type="float">
            <text:p>10010</text:p>
          </table:table-cell>
          <table:table-cell table:formula="of:=(([.$E$4]+2*[.$B$3]+[.$E$5]+[.$E$6])-[.C47]*(1+2*COS([.$L$3])))/(1-2*COS([.$L$3]))" office:value-type="float" office:value="12888.3333333333" calcext:value-type="float">
            <text:p>12888.3333333333</text:p>
          </table:table-cell>
          <table:table-cell table:formula="of:=IF([.A47]&lt;[.$B$10];&quot;&quot;;IF(3*[.A47]-2*[.$B$3]-[.$E$5]-[.$E$3]-[.$E$6]&gt;[.$D$10];&quot;&quot;;[.A47]))">
            <text:p/>
          </table:table-cell>
          <table:table-cell table:formula="of:=IF([.A47]&lt;[.$B$10];&quot;&quot;;IF(3*[.A47]-2*[.$B$3]-[.$E$5]-[.$E$3]-[.$E$6]&gt;[.$D$10];&quot;&quot;;3*[.E47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7]+[.$B$6]" office:value-type="float" office:value="10175" calcext:value-type="float">
            <text:p>10175</text:p>
          </table:table-cell>
          <table:table-cell/>
          <table:table-cell table:formula="of:=IF([.A48]&lt;[.$B$10];&quot;&quot;;IF((([.$E$4]+2*[.$B$3]+[.$E$5]+[.$E$6])-[.A48]*(1+2*COS([.$L$3])))/(1-2*COS([.$L$3]))&gt;[.$D$10];&quot;&quot;;[.A48]))" office:value-type="float" office:value="10175" calcext:value-type="float">
            <text:p>10175</text:p>
          </table:table-cell>
          <table:table-cell table:formula="of:=(([.$E$4]+2*[.$B$3]+[.$E$5]+[.$E$6])-[.C48]*(1+2*COS([.$L$3])))/(1-2*COS([.$L$3]))" office:value-type="float" office:value="12943.3333333333" calcext:value-type="float">
            <text:p>12943.3333333333</text:p>
          </table:table-cell>
          <table:table-cell table:formula="of:=IF([.A48]&lt;[.$B$10];&quot;&quot;;IF(3*[.A48]-2*[.$B$3]-[.$E$5]-[.$E$3]-[.$E$6]&gt;[.$D$10];&quot;&quot;;[.A48]))">
            <text:p/>
          </table:table-cell>
          <table:table-cell table:formula="of:=IF([.A48]&lt;[.$B$10];&quot;&quot;;IF(3*[.A48]-2*[.$B$3]-[.$E$5]-[.$E$3]-[.$E$6]&gt;[.$D$10];&quot;&quot;;3*[.E48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8]+[.$B$6]" office:value-type="float" office:value="10340" calcext:value-type="float">
            <text:p>10340</text:p>
          </table:table-cell>
          <table:table-cell/>
          <table:table-cell table:formula="of:=IF([.A49]&lt;[.$B$10];&quot;&quot;;IF((([.$E$4]+2*[.$B$3]+[.$E$5]+[.$E$6])-[.A49]*(1+2*COS([.$L$3])))/(1-2*COS([.$L$3]))&gt;[.$D$10];&quot;&quot;;[.A49]))" office:value-type="float" office:value="10340" calcext:value-type="float">
            <text:p>10340</text:p>
          </table:table-cell>
          <table:table-cell table:formula="of:=(([.$E$4]+2*[.$B$3]+[.$E$5]+[.$E$6])-[.C49]*(1+2*COS([.$L$3])))/(1-2*COS([.$L$3]))" office:value-type="float" office:value="12998.3333333333" calcext:value-type="float">
            <text:p>12998.3333333333</text:p>
          </table:table-cell>
          <table:table-cell table:formula="of:=IF([.A49]&lt;[.$B$10];&quot;&quot;;IF(3*[.A49]-2*[.$B$3]-[.$E$5]-[.$E$3]-[.$E$6]&gt;[.$D$10];&quot;&quot;;[.A49]))">
            <text:p/>
          </table:table-cell>
          <table:table-cell table:formula="of:=IF([.A49]&lt;[.$B$10];&quot;&quot;;IF(3*[.A49]-2*[.$B$3]-[.$E$5]-[.$E$3]-[.$E$6]&gt;[.$D$10];&quot;&quot;;3*[.E49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49]+[.$B$6]" office:value-type="float" office:value="10505" calcext:value-type="float">
            <text:p>10505</text:p>
          </table:table-cell>
          <table:table-cell/>
          <table:table-cell table:formula="of:=IF([.A50]&lt;[.$B$10];&quot;&quot;;IF((([.$E$4]+2*[.$B$3]+[.$E$5]+[.$E$6])-[.A50]*(1+2*COS([.$L$3])))/(1-2*COS([.$L$3]))&gt;[.$D$10];&quot;&quot;;[.A50]))" office:value-type="float" office:value="10505" calcext:value-type="float">
            <text:p>10505</text:p>
          </table:table-cell>
          <table:table-cell table:formula="of:=(([.$E$4]+2*[.$B$3]+[.$E$5]+[.$E$6])-[.C50]*(1+2*COS([.$L$3])))/(1-2*COS([.$L$3]))" office:value-type="float" office:value="13053.3333333333" calcext:value-type="float">
            <text:p>13053.3333333333</text:p>
          </table:table-cell>
          <table:table-cell table:formula="of:=IF([.A50]&lt;[.$B$10];&quot;&quot;;IF(3*[.A50]-2*[.$B$3]-[.$E$5]-[.$E$3]-[.$E$6]&gt;[.$D$10];&quot;&quot;;[.A50]))">
            <text:p/>
          </table:table-cell>
          <table:table-cell table:formula="of:=IF([.A50]&lt;[.$B$10];&quot;&quot;;IF(3*[.A50]-2*[.$B$3]-[.$E$5]-[.$E$3]-[.$E$6]&gt;[.$D$10];&quot;&quot;;3*[.E50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0]+[.$B$6]" office:value-type="float" office:value="10670" calcext:value-type="float">
            <text:p>10670</text:p>
          </table:table-cell>
          <table:table-cell/>
          <table:table-cell table:formula="of:=IF([.A51]&lt;[.$B$10];&quot;&quot;;IF((([.$E$4]+2*[.$B$3]+[.$E$5]+[.$E$6])-[.A51]*(1+2*COS([.$L$3])))/(1-2*COS([.$L$3]))&gt;[.$D$10];&quot;&quot;;[.A51]))" office:value-type="float" office:value="10670" calcext:value-type="float">
            <text:p>10670</text:p>
          </table:table-cell>
          <table:table-cell table:formula="of:=(([.$E$4]+2*[.$B$3]+[.$E$5]+[.$E$6])-[.C51]*(1+2*COS([.$L$3])))/(1-2*COS([.$L$3]))" office:value-type="float" office:value="13108.3333333333" calcext:value-type="float">
            <text:p>13108.3333333333</text:p>
          </table:table-cell>
          <table:table-cell table:formula="of:=IF([.A51]&lt;[.$B$10];&quot;&quot;;IF(3*[.A51]-2*[.$B$3]-[.$E$5]-[.$E$3]-[.$E$6]&gt;[.$D$10];&quot;&quot;;[.A51]))">
            <text:p/>
          </table:table-cell>
          <table:table-cell table:formula="of:=IF([.A51]&lt;[.$B$10];&quot;&quot;;IF(3*[.A51]-2*[.$B$3]-[.$E$5]-[.$E$3]-[.$E$6]&gt;[.$D$10];&quot;&quot;;3*[.E51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1]+[.$B$6]" office:value-type="float" office:value="10835" calcext:value-type="float">
            <text:p>10835</text:p>
          </table:table-cell>
          <table:table-cell/>
          <table:table-cell table:formula="of:=IF([.A52]&lt;[.$B$10];&quot;&quot;;IF((([.$E$4]+2*[.$B$3]+[.$E$5]+[.$E$6])-[.A52]*(1+2*COS([.$L$3])))/(1-2*COS([.$L$3]))&gt;[.$D$10];&quot;&quot;;[.A52]))" office:value-type="float" office:value="10835" calcext:value-type="float">
            <text:p>10835</text:p>
          </table:table-cell>
          <table:table-cell table:formula="of:=(([.$E$4]+2*[.$B$3]+[.$E$5]+[.$E$6])-[.C52]*(1+2*COS([.$L$3])))/(1-2*COS([.$L$3]))" office:value-type="float" office:value="13163.3333333333" calcext:value-type="float">
            <text:p>13163.3333333333</text:p>
          </table:table-cell>
          <table:table-cell table:formula="of:=IF([.A52]&lt;[.$B$10];&quot;&quot;;IF(3*[.A52]-2*[.$B$3]-[.$E$5]-[.$E$3]-[.$E$6]&gt;[.$D$10];&quot;&quot;;[.A52]))">
            <text:p/>
          </table:table-cell>
          <table:table-cell table:formula="of:=IF([.A52]&lt;[.$B$10];&quot;&quot;;IF(3*[.A52]-2*[.$B$3]-[.$E$5]-[.$E$3]-[.$E$6]&gt;[.$D$10];&quot;&quot;;3*[.E52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2]+[.$B$6]" office:value-type="float" office:value="11000" calcext:value-type="float">
            <text:p>11000</text:p>
          </table:table-cell>
          <table:table-cell/>
          <table:table-cell table:formula="of:=IF([.A53]&lt;[.$B$10];&quot;&quot;;IF((([.$E$4]+2*[.$B$3]+[.$E$5]+[.$E$6])-[.A53]*(1+2*COS([.$L$3])))/(1-2*COS([.$L$3]))&gt;[.$D$10];&quot;&quot;;[.A53]))" office:value-type="float" office:value="11000" calcext:value-type="float">
            <text:p>11000</text:p>
          </table:table-cell>
          <table:table-cell table:formula="of:=(([.$E$4]+2*[.$B$3]+[.$E$5]+[.$E$6])-[.C53]*(1+2*COS([.$L$3])))/(1-2*COS([.$L$3]))" office:value-type="float" office:value="13218.3333333333" calcext:value-type="float">
            <text:p>13218.3333333333</text:p>
          </table:table-cell>
          <table:table-cell table:formula="of:=IF([.A53]&lt;[.$B$10];&quot;&quot;;IF(3*[.A53]-2*[.$B$3]-[.$E$5]-[.$E$3]-[.$E$6]&gt;[.$D$10];&quot;&quot;;[.A53]))">
            <text:p/>
          </table:table-cell>
          <table:table-cell table:formula="of:=IF([.A53]&lt;[.$B$10];&quot;&quot;;IF(3*[.A53]-2*[.$B$3]-[.$E$5]-[.$E$3]-[.$E$6]&gt;[.$D$10];&quot;&quot;;3*[.E53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3]+[.$B$6]" office:value-type="float" office:value="11165" calcext:value-type="float">
            <text:p>11165</text:p>
          </table:table-cell>
          <table:table-cell/>
          <table:table-cell table:formula="of:=IF([.A54]&lt;[.$B$10];&quot;&quot;;IF((([.$E$4]+2*[.$B$3]+[.$E$5]+[.$E$6])-[.A54]*(1+2*COS([.$L$3])))/(1-2*COS([.$L$3]))&gt;[.$D$10];&quot;&quot;;[.A54]))" office:value-type="float" office:value="11165" calcext:value-type="float">
            <text:p>11165</text:p>
          </table:table-cell>
          <table:table-cell table:formula="of:=(([.$E$4]+2*[.$B$3]+[.$E$5]+[.$E$6])-[.C54]*(1+2*COS([.$L$3])))/(1-2*COS([.$L$3]))" office:value-type="float" office:value="13273.3333333333" calcext:value-type="float">
            <text:p>13273.3333333333</text:p>
          </table:table-cell>
          <table:table-cell table:formula="of:=IF([.A54]&lt;[.$B$10];&quot;&quot;;IF(3*[.A54]-2*[.$B$3]-[.$E$5]-[.$E$3]-[.$E$6]&gt;[.$D$10];&quot;&quot;;[.A54]))">
            <text:p/>
          </table:table-cell>
          <table:table-cell table:formula="of:=IF([.A54]&lt;[.$B$10];&quot;&quot;;IF(3*[.A54]-2*[.$B$3]-[.$E$5]-[.$E$3]-[.$E$6]&gt;[.$D$10];&quot;&quot;;3*[.E54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4]+[.$B$6]" office:value-type="float" office:value="11330" calcext:value-type="float">
            <text:p>11330</text:p>
          </table:table-cell>
          <table:table-cell/>
          <table:table-cell table:formula="of:=IF([.A55]&lt;[.$B$10];&quot;&quot;;IF((([.$E$4]+2*[.$B$3]+[.$E$5]+[.$E$6])-[.A55]*(1+2*COS([.$L$3])))/(1-2*COS([.$L$3]))&gt;[.$D$10];&quot;&quot;;[.A55]))" office:value-type="float" office:value="11330" calcext:value-type="float">
            <text:p>11330</text:p>
          </table:table-cell>
          <table:table-cell table:formula="of:=(([.$E$4]+2*[.$B$3]+[.$E$5]+[.$E$6])-[.C55]*(1+2*COS([.$L$3])))/(1-2*COS([.$L$3]))" office:value-type="float" office:value="13328.3333333333" calcext:value-type="float">
            <text:p>13328.3333333333</text:p>
          </table:table-cell>
          <table:table-cell table:formula="of:=IF([.A55]&lt;[.$B$10];&quot;&quot;;IF(3*[.A55]-2*[.$B$3]-[.$E$5]-[.$E$3]-[.$E$6]&gt;[.$D$10];&quot;&quot;;[.A55]))">
            <text:p/>
          </table:table-cell>
          <table:table-cell table:formula="of:=IF([.A55]&lt;[.$B$10];&quot;&quot;;IF(3*[.A55]-2*[.$B$3]-[.$E$5]-[.$E$3]-[.$E$6]&gt;[.$D$10];&quot;&quot;;3*[.E55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5]+[.$B$6]" office:value-type="float" office:value="11495" calcext:value-type="float">
            <text:p>11495</text:p>
          </table:table-cell>
          <table:table-cell/>
          <table:table-cell table:formula="of:=IF([.A56]&lt;[.$B$10];&quot;&quot;;IF((([.$E$4]+2*[.$B$3]+[.$E$5]+[.$E$6])-[.A56]*(1+2*COS([.$L$3])))/(1-2*COS([.$L$3]))&gt;[.$D$10];&quot;&quot;;[.A56]))" office:value-type="float" office:value="11495" calcext:value-type="float">
            <text:p>11495</text:p>
          </table:table-cell>
          <table:table-cell table:formula="of:=(([.$E$4]+2*[.$B$3]+[.$E$5]+[.$E$6])-[.C56]*(1+2*COS([.$L$3])))/(1-2*COS([.$L$3]))" office:value-type="float" office:value="13383.3333333333" calcext:value-type="float">
            <text:p>13383.3333333333</text:p>
          </table:table-cell>
          <table:table-cell table:formula="of:=IF([.A56]&lt;[.$B$10];&quot;&quot;;IF(3*[.A56]-2*[.$B$3]-[.$E$5]-[.$E$3]-[.$E$6]&gt;[.$D$10];&quot;&quot;;[.A56]))">
            <text:p/>
          </table:table-cell>
          <table:table-cell table:formula="of:=IF([.A56]&lt;[.$B$10];&quot;&quot;;IF(3*[.A56]-2*[.$B$3]-[.$E$5]-[.$E$3]-[.$E$6]&gt;[.$D$10];&quot;&quot;;3*[.E56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6]+[.$B$6]" office:value-type="float" office:value="11660" calcext:value-type="float">
            <text:p>11660</text:p>
          </table:table-cell>
          <table:table-cell/>
          <table:table-cell table:formula="of:=IF([.A57]&lt;[.$B$10];&quot;&quot;;IF((([.$E$4]+2*[.$B$3]+[.$E$5]+[.$E$6])-[.A57]*(1+2*COS([.$L$3])))/(1-2*COS([.$L$3]))&gt;[.$D$10];&quot;&quot;;[.A57]))" office:value-type="float" office:value="11660" calcext:value-type="float">
            <text:p>11660</text:p>
          </table:table-cell>
          <table:table-cell table:formula="of:=(([.$E$4]+2*[.$B$3]+[.$E$5]+[.$E$6])-[.C57]*(1+2*COS([.$L$3])))/(1-2*COS([.$L$3]))" office:value-type="float" office:value="13438.3333333333" calcext:value-type="float">
            <text:p>13438.3333333333</text:p>
          </table:table-cell>
          <table:table-cell table:formula="of:=IF([.A57]&lt;[.$B$10];&quot;&quot;;IF(3*[.A57]-2*[.$B$3]-[.$E$5]-[.$E$3]-[.$E$6]&gt;[.$D$10];&quot;&quot;;[.A57]))">
            <text:p/>
          </table:table-cell>
          <table:table-cell table:formula="of:=IF([.A57]&lt;[.$B$10];&quot;&quot;;IF(3*[.A57]-2*[.$B$3]-[.$E$5]-[.$E$3]-[.$E$6]&gt;[.$D$10];&quot;&quot;;3*[.E57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7]+[.$B$6]" office:value-type="float" office:value="11825" calcext:value-type="float">
            <text:p>11825</text:p>
          </table:table-cell>
          <table:table-cell/>
          <table:table-cell table:formula="of:=IF([.A58]&lt;[.$B$10];&quot;&quot;;IF((([.$E$4]+2*[.$B$3]+[.$E$5]+[.$E$6])-[.A58]*(1+2*COS([.$L$3])))/(1-2*COS([.$L$3]))&gt;[.$D$10];&quot;&quot;;[.A58]))" office:value-type="float" office:value="11825" calcext:value-type="float">
            <text:p>11825</text:p>
          </table:table-cell>
          <table:table-cell table:formula="of:=(([.$E$4]+2*[.$B$3]+[.$E$5]+[.$E$6])-[.C58]*(1+2*COS([.$L$3])))/(1-2*COS([.$L$3]))" office:value-type="float" office:value="13493.3333333333" calcext:value-type="float">
            <text:p>13493.3333333333</text:p>
          </table:table-cell>
          <table:table-cell table:formula="of:=IF([.A58]&lt;[.$B$10];&quot;&quot;;IF(3*[.A58]-2*[.$B$3]-[.$E$5]-[.$E$3]-[.$E$6]&gt;[.$D$10];&quot;&quot;;[.A58]))">
            <text:p/>
          </table:table-cell>
          <table:table-cell table:formula="of:=IF([.A58]&lt;[.$B$10];&quot;&quot;;IF(3*[.A58]-2*[.$B$3]-[.$E$5]-[.$E$3]-[.$E$6]&gt;[.$D$10];&quot;&quot;;3*[.E58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8]+[.$B$6]" office:value-type="float" office:value="11990" calcext:value-type="float">
            <text:p>11990</text:p>
          </table:table-cell>
          <table:table-cell/>
          <table:table-cell table:formula="of:=IF([.A59]&lt;[.$B$10];&quot;&quot;;IF((([.$E$4]+2*[.$B$3]+[.$E$5]+[.$E$6])-[.A59]*(1+2*COS([.$L$3])))/(1-2*COS([.$L$3]))&gt;[.$D$10];&quot;&quot;;[.A59]))" office:value-type="float" office:value="11990" calcext:value-type="float">
            <text:p>11990</text:p>
          </table:table-cell>
          <table:table-cell table:formula="of:=(([.$E$4]+2*[.$B$3]+[.$E$5]+[.$E$6])-[.C59]*(1+2*COS([.$L$3])))/(1-2*COS([.$L$3]))" office:value-type="float" office:value="13548.3333333333" calcext:value-type="float">
            <text:p>13548.3333333333</text:p>
          </table:table-cell>
          <table:table-cell table:formula="of:=IF([.A59]&lt;[.$B$10];&quot;&quot;;IF(3*[.A59]-2*[.$B$3]-[.$E$5]-[.$E$3]-[.$E$6]&gt;[.$D$10];&quot;&quot;;[.A59]))">
            <text:p/>
          </table:table-cell>
          <table:table-cell table:formula="of:=IF([.A59]&lt;[.$B$10];&quot;&quot;;IF(3*[.A59]-2*[.$B$3]-[.$E$5]-[.$E$3]-[.$E$6]&gt;[.$D$10];&quot;&quot;;3*[.E59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59]+[.$B$6]" office:value-type="float" office:value="12155" calcext:value-type="float">
            <text:p>12155</text:p>
          </table:table-cell>
          <table:table-cell/>
          <table:table-cell table:formula="of:=IF([.A60]&lt;[.$B$10];&quot;&quot;;IF((([.$E$4]+2*[.$B$3]+[.$E$5]+[.$E$6])-[.A60]*(1+2*COS([.$L$3])))/(1-2*COS([.$L$3]))&gt;[.$D$10];&quot;&quot;;[.A60]))" office:value-type="float" office:value="12155" calcext:value-type="float">
            <text:p>12155</text:p>
          </table:table-cell>
          <table:table-cell table:formula="of:=(([.$E$4]+2*[.$B$3]+[.$E$5]+[.$E$6])-[.C60]*(1+2*COS([.$L$3])))/(1-2*COS([.$L$3]))" office:value-type="float" office:value="13603.3333333333" calcext:value-type="float">
            <text:p>13603.3333333333</text:p>
          </table:table-cell>
          <table:table-cell table:formula="of:=IF([.A60]&lt;[.$B$10];&quot;&quot;;IF(3*[.A60]-2*[.$B$3]-[.$E$5]-[.$E$3]-[.$E$6]&gt;[.$D$10];&quot;&quot;;[.A60]))">
            <text:p/>
          </table:table-cell>
          <table:table-cell table:formula="of:=IF([.A60]&lt;[.$B$10];&quot;&quot;;IF(3*[.A60]-2*[.$B$3]-[.$E$5]-[.$E$3]-[.$E$6]&gt;[.$D$10];&quot;&quot;;3*[.E60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60]+[.$B$6]" office:value-type="float" office:value="12320" calcext:value-type="float">
            <text:p>12320</text:p>
          </table:table-cell>
          <table:table-cell/>
          <table:table-cell table:formula="of:=IF([.A61]&lt;[.$B$10];&quot;&quot;;IF((([.$E$4]+2*[.$B$3]+[.$E$5]+[.$E$6])-[.A61]*(1+2*COS([.$L$3])))/(1-2*COS([.$L$3]))&gt;[.$D$10];&quot;&quot;;[.A61]))" office:value-type="float" office:value="12320" calcext:value-type="float">
            <text:p>12320</text:p>
          </table:table-cell>
          <table:table-cell table:formula="of:=(([.$E$4]+2*[.$B$3]+[.$E$5]+[.$E$6])-[.C61]*(1+2*COS([.$L$3])))/(1-2*COS([.$L$3]))" office:value-type="float" office:value="13658.3333333333" calcext:value-type="float">
            <text:p>13658.3333333333</text:p>
          </table:table-cell>
          <table:table-cell table:formula="of:=IF([.A61]&lt;[.$B$10];&quot;&quot;;IF(3*[.A61]-2*[.$B$3]-[.$E$5]-[.$E$3]-[.$E$6]&gt;[.$D$10];&quot;&quot;;[.A61]))">
            <text:p/>
          </table:table-cell>
          <table:table-cell table:formula="of:=IF([.A61]&lt;[.$B$10];&quot;&quot;;IF(3*[.A61]-2*[.$B$3]-[.$E$5]-[.$E$3]-[.$E$6]&gt;[.$D$10];&quot;&quot;;3*[.E61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61]+[.$B$6]" office:value-type="float" office:value="12485" calcext:value-type="float">
            <text:p>12485</text:p>
          </table:table-cell>
          <table:table-cell/>
          <table:table-cell table:formula="of:=IF([.A62]&lt;[.$B$10];&quot;&quot;;IF((([.$E$4]+2*[.$B$3]+[.$E$5]+[.$E$6])-[.A62]*(1+2*COS([.$L$3])))/(1-2*COS([.$L$3]))&gt;[.$D$10];&quot;&quot;;[.A62]))" office:value-type="float" office:value="12485" calcext:value-type="float">
            <text:p>12485</text:p>
          </table:table-cell>
          <table:table-cell table:formula="of:=(([.$E$4]+2*[.$B$3]+[.$E$5]+[.$E$6])-[.C62]*(1+2*COS([.$L$3])))/(1-2*COS([.$L$3]))" office:value-type="float" office:value="13713.3333333333" calcext:value-type="float">
            <text:p>13713.3333333333</text:p>
          </table:table-cell>
          <table:table-cell table:formula="of:=IF([.A62]&lt;[.$B$10];&quot;&quot;;IF(3*[.A62]-2*[.$B$3]-[.$E$5]-[.$E$3]-[.$E$6]&gt;[.$D$10];&quot;&quot;;[.A62]))">
            <text:p/>
          </table:table-cell>
          <table:table-cell table:formula="of:=IF([.A62]&lt;[.$B$10];&quot;&quot;;IF(3*[.A62]-2*[.$B$3]-[.$E$5]-[.$E$3]-[.$E$6]&gt;[.$D$10];&quot;&quot;;3*[.E62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62]+[.$B$6]" office:value-type="float" office:value="12650" calcext:value-type="float">
            <text:p>12650</text:p>
          </table:table-cell>
          <table:table-cell/>
          <table:table-cell table:formula="of:=IF([.A63]&lt;[.$B$10];&quot;&quot;;IF((([.$E$4]+2*[.$B$3]+[.$E$5]+[.$E$6])-[.A63]*(1+2*COS([.$L$3])))/(1-2*COS([.$L$3]))&gt;[.$D$10];&quot;&quot;;[.A63]))" office:value-type="float" office:value="12650" calcext:value-type="float">
            <text:p>12650</text:p>
          </table:table-cell>
          <table:table-cell table:formula="of:=(([.$E$4]+2*[.$B$3]+[.$E$5]+[.$E$6])-[.C63]*(1+2*COS([.$L$3])))/(1-2*COS([.$L$3]))" office:value-type="float" office:value="13768.3333333333" calcext:value-type="float">
            <text:p>13768.3333333333</text:p>
          </table:table-cell>
          <table:table-cell table:formula="of:=IF([.A63]&lt;[.$B$10];&quot;&quot;;IF(3*[.A63]-2*[.$B$3]-[.$E$5]-[.$E$3]-[.$E$6]&gt;[.$D$10];&quot;&quot;;[.A63]))">
            <text:p/>
          </table:table-cell>
          <table:table-cell table:formula="of:=IF([.A63]&lt;[.$B$10];&quot;&quot;;IF(3*[.A63]-2*[.$B$3]-[.$E$5]-[.$E$3]-[.$E$6]&gt;[.$D$10];&quot;&quot;;3*[.E63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63]+[.$B$6]" office:value-type="float" office:value="12815" calcext:value-type="float">
            <text:p>12815</text:p>
          </table:table-cell>
          <table:table-cell/>
          <table:table-cell table:formula="of:=IF([.A64]&lt;[.$B$10];&quot;&quot;;IF((([.$E$4]+2*[.$B$3]+[.$E$5]+[.$E$6])-[.A64]*(1+2*COS([.$L$3])))/(1-2*COS([.$L$3]))&gt;[.$D$10];&quot;&quot;;[.A64]))" office:value-type="float" office:value="12815" calcext:value-type="float">
            <text:p>12815</text:p>
          </table:table-cell>
          <table:table-cell table:formula="of:=(([.$E$4]+2*[.$B$3]+[.$E$5]+[.$E$6])-[.C64]*(1+2*COS([.$L$3])))/(1-2*COS([.$L$3]))" office:value-type="float" office:value="13823.3333333333" calcext:value-type="float">
            <text:p>13823.3333333333</text:p>
          </table:table-cell>
          <table:table-cell table:formula="of:=IF([.A64]&lt;[.$B$10];&quot;&quot;;IF(3*[.A64]-2*[.$B$3]-[.$E$5]-[.$E$3]-[.$E$6]&gt;[.$D$10];&quot;&quot;;[.A64]))">
            <text:p/>
          </table:table-cell>
          <table:table-cell table:formula="of:=IF([.A64]&lt;[.$B$10];&quot;&quot;;IF(3*[.A64]-2*[.$B$3]-[.$E$5]-[.$E$3]-[.$E$6]&gt;[.$D$10];&quot;&quot;;3*[.E64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64]+[.$B$6]" office:value-type="float" office:value="12980" calcext:value-type="float">
            <text:p>12980</text:p>
          </table:table-cell>
          <table:table-cell/>
          <table:table-cell table:formula="of:=IF([.A65]&lt;[.$B$10];&quot;&quot;;IF((([.$E$4]+2*[.$B$3]+[.$E$5]+[.$E$6])-[.A65]*(1+2*COS([.$L$3])))/(1-2*COS([.$L$3]))&gt;[.$D$10];&quot;&quot;;[.A65]))" office:value-type="float" office:value="12980" calcext:value-type="float">
            <text:p>12980</text:p>
          </table:table-cell>
          <table:table-cell table:formula="of:=(([.$E$4]+2*[.$B$3]+[.$E$5]+[.$E$6])-[.C65]*(1+2*COS([.$L$3])))/(1-2*COS([.$L$3]))" office:value-type="float" office:value="13878.3333333333" calcext:value-type="float">
            <text:p>13878.3333333333</text:p>
          </table:table-cell>
          <table:table-cell table:formula="of:=IF([.A65]&lt;[.$B$10];&quot;&quot;;IF(3*[.A65]-2*[.$B$3]-[.$E$5]-[.$E$3]-[.$E$6]&gt;[.$D$10];&quot;&quot;;[.A65]))">
            <text:p/>
          </table:table-cell>
          <table:table-cell table:formula="of:=IF([.A65]&lt;[.$B$10];&quot;&quot;;IF(3*[.A65]-2*[.$B$3]-[.$E$5]-[.$E$3]-[.$E$6]&gt;[.$D$10];&quot;&quot;;3*[.E65]-2*[.$B$3]-[.$E$5]-[.$E$3]-[.$E$6]))">
            <text:p/>
          </table:table-cell>
          <table:table-cell table:number-columns-repeated="18"/>
        </table:table-row>
        <table:table-row table:style-name="ro1">
          <table:table-cell table:formula="of:=[.A65]+[.$B$6]" office:value-type="float" office:value="13145" calcext:value-type="float">
            <text:p>13145</text:p>
          </table:table-cell>
          <table:table-cell/>
          <table:table-cell table:formula="of:=IF([.A66]&lt;[.$B$10];&quot;&quot;;IF((([.$E$4]+2*[.$B$3]+[.$E$5]+[.$E$6])-[.A66]*(1+2*COS([.$L$3])))/(1-2*COS([.$L$3]))&gt;[.$D$10];&quot;&quot;;[.A66]))">
            <text:p/>
          </table:table-cell>
          <table:table-cell table:formula="of:=(([.$E$4]+2*[.$B$3]+[.$E$5]+[.$E$6])-[.C66]*(1+2*COS([.$L$3])))/(1-2*COS([.$L$3]))" office:value-type="string" office:string-value="" calcext:value-type="error">
            <text:p>#VALUE!</text:p>
          </table:table-cell>
          <table:table-cell table:formula="of:=IF([.A66]&lt;[.$B$10];&quot;&quot;;IF(3*[.A66]-2*[.$B$3]-[.$E$5]-[.$E$3]-[.$E$6]&gt;[.$D$10];&quot;&quot;;[.A66]))">
            <text:p/>
          </table:table-cell>
          <table:table-cell table:style-name="Default" table:formula="of:=3*[.E66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6]+[.$B$6]" office:value-type="float" office:value="13310" calcext:value-type="float">
            <text:p>13310</text:p>
          </table:table-cell>
          <table:table-cell/>
          <table:table-cell table:formula="of:=IF([.A67]&lt;[.$B$10];&quot;&quot;;IF((([.$E$4]+2*[.$B$3]+[.$E$5]+[.$E$6])-[.A67]*(1+2*COS([.$L$3])))/(1-2*COS([.$L$3]))&gt;[.$D$10];&quot;&quot;;[.A67]))">
            <text:p/>
          </table:table-cell>
          <table:table-cell table:formula="of:=(([.$E$4]+2*[.$B$3]+[.$E$5]+[.$E$6])-[.C67]*(1+2*COS([.$L$3])))/(1-2*COS([.$L$3]))" office:value-type="string" office:string-value="" calcext:value-type="error">
            <text:p>#VALUE!</text:p>
          </table:table-cell>
          <table:table-cell table:formula="of:=IF([.A67]&lt;[.$B$10];&quot;&quot;;IF(3*[.A67]-2*[.$B$3]-[.$E$5]-[.$E$3]-[.$E$6]&gt;[.$D$10];&quot;&quot;;[.A67]))">
            <text:p/>
          </table:table-cell>
          <table:table-cell table:style-name="Default" table:formula="of:=3*[.E67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7]+[.$B$6]" office:value-type="float" office:value="13475" calcext:value-type="float">
            <text:p>13475</text:p>
          </table:table-cell>
          <table:table-cell/>
          <table:table-cell table:formula="of:=IF([.A68]&lt;[.$B$10];&quot;&quot;;IF((([.$E$4]+2*[.$B$3]+[.$E$5]+[.$E$6])-[.A68]*(1+2*COS([.$L$3])))/(1-2*COS([.$L$3]))&gt;[.$D$10];&quot;&quot;;[.A68]))">
            <text:p/>
          </table:table-cell>
          <table:table-cell table:formula="of:=(([.$E$4]+2*[.$B$3]+[.$E$5]+[.$E$6])-[.C68]*(1+2*COS([.$L$3])))/(1-2*COS([.$L$3]))" office:value-type="string" office:string-value="" calcext:value-type="error">
            <text:p>#VALUE!</text:p>
          </table:table-cell>
          <table:table-cell table:formula="of:=IF([.A68]&lt;[.$B$10];&quot;&quot;;IF(3*[.A68]-2*[.$B$3]-[.$E$5]-[.$E$3]-[.$E$6]&gt;[.$D$10];&quot;&quot;;[.A68]))">
            <text:p/>
          </table:table-cell>
          <table:table-cell table:style-name="Default" table:formula="of:=3*[.E68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8]+[.$B$6]" office:value-type="float" office:value="13640" calcext:value-type="float">
            <text:p>13640</text:p>
          </table:table-cell>
          <table:table-cell/>
          <table:table-cell table:formula="of:=IF([.A69]&lt;[.$B$10];&quot;&quot;;IF((([.$E$4]+2*[.$B$3]+[.$E$5]+[.$E$6])-[.A69]*(1+2*COS([.$L$3])))/(1-2*COS([.$L$3]))&gt;[.$D$10];&quot;&quot;;[.A69]))">
            <text:p/>
          </table:table-cell>
          <table:table-cell table:formula="of:=(([.$E$4]+2*[.$B$3]+[.$E$5]+[.$E$6])-[.C69]*(1+2*COS([.$L$3])))/(1-2*COS([.$L$3]))" office:value-type="string" office:string-value="" calcext:value-type="error">
            <text:p>#VALUE!</text:p>
          </table:table-cell>
          <table:table-cell table:formula="of:=IF([.A69]&lt;[.$B$10];&quot;&quot;;IF(3*[.A69]-2*[.$B$3]-[.$E$5]-[.$E$3]-[.$E$6]&gt;[.$D$10];&quot;&quot;;[.A69]))">
            <text:p/>
          </table:table-cell>
          <table:table-cell table:style-name="Default" table:formula="of:=3*[.E69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9]+[.$B$6]" office:value-type="float" office:value="13805" calcext:value-type="float">
            <text:p>13805</text:p>
          </table:table-cell>
          <table:table-cell/>
          <table:table-cell table:formula="of:=IF([.A70]&lt;[.$B$10];&quot;&quot;;IF((([.$E$4]+2*[.$B$3]+[.$E$5]+[.$E$6])-[.A70]*(1+2*COS([.$L$3])))/(1-2*COS([.$L$3]))&gt;[.$D$10];&quot;&quot;;[.A70]))">
            <text:p/>
          </table:table-cell>
          <table:table-cell table:formula="of:=(([.$E$4]+2*[.$B$3]+[.$E$5]+[.$E$6])-[.C70]*(1+2*COS([.$L$3])))/(1-2*COS([.$L$3]))" office:value-type="string" office:string-value="" calcext:value-type="error">
            <text:p>#VALUE!</text:p>
          </table:table-cell>
          <table:table-cell table:formula="of:=IF([.A70]&lt;[.$B$10];&quot;&quot;;IF(3*[.A70]-2*[.$B$3]-[.$E$5]-[.$E$3]-[.$E$6]&gt;[.$D$10];&quot;&quot;;[.A70]))">
            <text:p/>
          </table:table-cell>
          <table:table-cell table:style-name="Default" table:formula="of:=3*[.E70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0]+[.$B$6]" office:value-type="float" office:value="13970" calcext:value-type="float">
            <text:p>13970</text:p>
          </table:table-cell>
          <table:table-cell/>
          <table:table-cell table:formula="of:=IF([.A71]&lt;[.$B$10];&quot;&quot;;IF((([.$E$4]+2*[.$B$3]+[.$E$5]+[.$E$6])-[.A71]*(1+2*COS([.$L$3])))/(1-2*COS([.$L$3]))&gt;[.$D$10];&quot;&quot;;[.A71]))">
            <text:p/>
          </table:table-cell>
          <table:table-cell table:formula="of:=(([.$E$4]+2*[.$B$3]+[.$E$5]+[.$E$6])-[.C71]*(1+2*COS([.$L$3])))/(1-2*COS([.$L$3]))" office:value-type="string" office:string-value="" calcext:value-type="error">
            <text:p>#VALUE!</text:p>
          </table:table-cell>
          <table:table-cell table:formula="of:=IF([.A71]&lt;[.$B$10];&quot;&quot;;IF(3*[.A71]-2*[.$B$3]-[.$E$5]-[.$E$3]-[.$E$6]&gt;[.$D$10];&quot;&quot;;[.A71]))">
            <text:p/>
          </table:table-cell>
          <table:table-cell table:style-name="Default" table:formula="of:=3*[.E71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1]+[.$B$6]" office:value-type="float" office:value="14135" calcext:value-type="float">
            <text:p>14135</text:p>
          </table:table-cell>
          <table:table-cell/>
          <table:table-cell table:formula="of:=IF([.A72]&lt;[.$B$10];&quot;&quot;;IF((([.$E$4]+2*[.$B$3]+[.$E$5]+[.$E$6])-[.A72]*(1+2*COS([.$L$3])))/(1-2*COS([.$L$3]))&gt;[.$D$10];&quot;&quot;;[.A72]))">
            <text:p/>
          </table:table-cell>
          <table:table-cell table:formula="of:=(([.$E$4]+2*[.$B$3]+[.$E$5]+[.$E$6])-[.C72]*(1+2*COS([.$L$3])))/(1-2*COS([.$L$3]))" office:value-type="string" office:string-value="" calcext:value-type="error">
            <text:p>#VALUE!</text:p>
          </table:table-cell>
          <table:table-cell table:formula="of:=IF([.A72]&lt;[.$B$10];&quot;&quot;;IF(3*[.A72]-2*[.$B$3]-[.$E$5]-[.$E$3]-[.$E$6]&gt;[.$D$10];&quot;&quot;;[.A72]))">
            <text:p/>
          </table:table-cell>
          <table:table-cell table:style-name="Default" table:formula="of:=3*[.E72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2]+[.$B$6]" office:value-type="float" office:value="14300" calcext:value-type="float">
            <text:p>14300</text:p>
          </table:table-cell>
          <table:table-cell/>
          <table:table-cell table:formula="of:=IF([.A73]&lt;[.$B$10];&quot;&quot;;IF((([.$E$4]+2*[.$B$3]+[.$E$5]+[.$E$6])-[.A73]*(1+2*COS([.$L$3])))/(1-2*COS([.$L$3]))&gt;[.$D$10];&quot;&quot;;[.A73]))">
            <text:p/>
          </table:table-cell>
          <table:table-cell table:formula="of:=(([.$E$4]+2*[.$B$3]+[.$E$5]+[.$E$6])-[.C73]*(1+2*COS([.$L$3])))/(1-2*COS([.$L$3]))" office:value-type="string" office:string-value="" calcext:value-type="error">
            <text:p>#VALUE!</text:p>
          </table:table-cell>
          <table:table-cell table:formula="of:=IF([.A73]&lt;[.$B$10];&quot;&quot;;IF(3*[.A73]-2*[.$B$3]-[.$E$5]-[.$E$3]-[.$E$6]&gt;[.$D$10];&quot;&quot;;[.A73]))">
            <text:p/>
          </table:table-cell>
          <table:table-cell table:style-name="Default" table:formula="of:=3*[.E73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3]+[.$B$6]" office:value-type="float" office:value="14465" calcext:value-type="float">
            <text:p>14465</text:p>
          </table:table-cell>
          <table:table-cell/>
          <table:table-cell table:formula="of:=IF([.A74]&lt;[.$B$10];&quot;&quot;;IF((([.$E$4]+2*[.$B$3]+[.$E$5]+[.$E$6])-[.A74]*(1+2*COS([.$L$3])))/(1-2*COS([.$L$3]))&gt;[.$D$10];&quot;&quot;;[.A74]))">
            <text:p/>
          </table:table-cell>
          <table:table-cell table:formula="of:=(([.$E$4]+2*[.$B$3]+[.$E$5]+[.$E$6])-[.C74]*(1+2*COS([.$L$3])))/(1-2*COS([.$L$3]))" office:value-type="string" office:string-value="" calcext:value-type="error">
            <text:p>#VALUE!</text:p>
          </table:table-cell>
          <table:table-cell table:formula="of:=IF([.A74]&lt;[.$B$10];&quot;&quot;;IF(3*[.A74]-2*[.$B$3]-[.$E$5]-[.$E$3]-[.$E$6]&gt;[.$D$10];&quot;&quot;;[.A74]))">
            <text:p/>
          </table:table-cell>
          <table:table-cell table:style-name="Default" table:formula="of:=3*[.E74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4]+[.$B$6]" office:value-type="float" office:value="14630" calcext:value-type="float">
            <text:p>14630</text:p>
          </table:table-cell>
          <table:table-cell/>
          <table:table-cell table:formula="of:=IF([.A75]&lt;[.$B$10];&quot;&quot;;IF((([.$E$4]+2*[.$B$3]+[.$E$5]+[.$E$6])-[.A75]*(1+2*COS([.$L$3])))/(1-2*COS([.$L$3]))&gt;[.$D$10];&quot;&quot;;[.A75]))">
            <text:p/>
          </table:table-cell>
          <table:table-cell table:formula="of:=(([.$E$4]+2*[.$B$3]+[.$E$5]+[.$E$6])-[.C75]*(1+2*COS([.$L$3])))/(1-2*COS([.$L$3]))" office:value-type="string" office:string-value="" calcext:value-type="error">
            <text:p>#VALUE!</text:p>
          </table:table-cell>
          <table:table-cell table:formula="of:=IF([.A75]&lt;[.$B$10];&quot;&quot;;IF(3*[.A75]-2*[.$B$3]-[.$E$5]-[.$E$3]-[.$E$6]&gt;[.$D$10];&quot;&quot;;[.A75]))">
            <text:p/>
          </table:table-cell>
          <table:table-cell table:style-name="Default" table:formula="of:=3*[.E75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5]+[.$B$6]" office:value-type="float" office:value="14795" calcext:value-type="float">
            <text:p>14795</text:p>
          </table:table-cell>
          <table:table-cell/>
          <table:table-cell table:formula="of:=IF([.A76]&lt;[.$B$10];&quot;&quot;;IF((([.$E$4]+2*[.$B$3]+[.$E$5]+[.$E$6])-[.A76]*(1+2*COS([.$L$3])))/(1-2*COS([.$L$3]))&gt;[.$D$10];&quot;&quot;;[.A76]))">
            <text:p/>
          </table:table-cell>
          <table:table-cell table:formula="of:=(([.$E$4]+2*[.$B$3]+[.$E$5]+[.$E$6])-[.C76]*(1+2*COS([.$L$3])))/(1-2*COS([.$L$3]))" office:value-type="string" office:string-value="" calcext:value-type="error">
            <text:p>#VALUE!</text:p>
          </table:table-cell>
          <table:table-cell table:formula="of:=IF([.A76]&lt;[.$B$10];&quot;&quot;;IF(3*[.A76]-2*[.$B$3]-[.$E$5]-[.$E$3]-[.$E$6]&gt;[.$D$10];&quot;&quot;;[.A76]))">
            <text:p/>
          </table:table-cell>
          <table:table-cell table:style-name="Default" table:formula="of:=3*[.E76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6]+[.$B$6]" office:value-type="float" office:value="14960" calcext:value-type="float">
            <text:p>14960</text:p>
          </table:table-cell>
          <table:table-cell/>
          <table:table-cell table:formula="of:=IF([.A77]&lt;[.$B$10];&quot;&quot;;IF((([.$E$4]+2*[.$B$3]+[.$E$5]+[.$E$6])-[.A77]*(1+2*COS([.$L$3])))/(1-2*COS([.$L$3]))&gt;[.$D$10];&quot;&quot;;[.A77]))">
            <text:p/>
          </table:table-cell>
          <table:table-cell table:formula="of:=(([.$E$4]+2*[.$B$3]+[.$E$5]+[.$E$6])-[.C77]*(1+2*COS([.$L$3])))/(1-2*COS([.$L$3]))" office:value-type="string" office:string-value="" calcext:value-type="error">
            <text:p>#VALUE!</text:p>
          </table:table-cell>
          <table:table-cell table:formula="of:=IF([.A77]&lt;[.$B$10];&quot;&quot;;IF(3*[.A77]-2*[.$B$3]-[.$E$5]-[.$E$3]-[.$E$6]&gt;[.$D$10];&quot;&quot;;[.A77]))">
            <text:p/>
          </table:table-cell>
          <table:table-cell table:style-name="Default" table:formula="of:=3*[.E77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</table:table>
      <table:table table:name="Zobackogram - 7000ft" table:style-name="ta1">
        <table:shapes>
          <draw:frame draw:z-index="0" draw:style-name="gr1" draw:text-style-name="P1" svg:width="258.55mm" svg:height="221.26mm" svg:x="315.46mm" svg:y="109.71mm">
            <loext:p draw:notify-on-update-of-ranges="'Zobackogram - 7000ft'.W5:'Zobackogram - 7000ft'.W6 'Zobackogram - 7000ft'.W2:'Zobackogram - 7000ft'.W2 'Zobackogram - 7000ft'.X5:'Zobackogram - 7000ft'.X6 'Zobackogram - 7000ft'.Q16:'Zobackogram - 7000ft'.Q17 'Zobackogram - 7000ft'.Q14:'Zobackogram - 7000ft'.Q14 'Zobackogram - 7000ft'.R16:'Zobackogram - 7000ft'.R17 'Zobackogram - 7000ft'.N16:'Zobackogram - 7000ft'.N17 'Zobackogram - 7000ft'.N14:'Zobackogram - 7000ft'.N14 'Zobackogram - 7000ft'.O16:'Zobackogram - 7000ft'.O17 'Zobackogram - 7000ft'.T5:'Zobackogram - 7000ft'.T6 'Zobackogram - 7000ft'.T3:'Zobackogram - 7000ft'.T3 'Zobackogram - 7000ft'.U5:'Zobackogram - 7000ft'.U6 'Zobackogram - 7000ft'.Q10:'Zobackogram - 7000ft'.Q11 'Zobackogram - 7000ft'.Q8:'Zobackogram - 7000ft'.Q8 'Zobackogram - 7000ft'.R10:'Zobackogram - 7000ft'.R11 'Zobackogram - 7000ft'.N10:'Zobackogram - 7000ft'.N11 'Zobackogram - 7000ft'.N8:'Zobackogram - 7000ft'.N8 'Zobackogram - 7000ft'.O10:'Zobackogram - 7000ft'.O11 'Zobackogram - 7000ft'.Q5:'Zobackogram - 7000ft'.Q6 'Zobackogram - 7000ft'.Q3:'Zobackogram - 7000ft'.Q3 'Zobackogram - 7000ft'.R5:'Zobackogram - 7000ft'.R6 'Zobackogram - 7000ft'.N5:'Zobackogram - 7000ft'.N6 'Zobackogram - 7000ft'.N3:'Zobackogram - 7000ft'.N3 'Zobackogram - 7000ft'.O5:'Zobackogram - 7000ft'.O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Input values</text:p>
          </table:table-cell>
          <table:table-cell office:value-type="string" calcext:value-type="string">
            <text:p>Depth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ft</text:p>
          </table:table-cell>
          <table:table-cell table:style-name="Default"/>
          <table:table-cell table:number-columns-repeated="15"/>
          <table:table-cell office:value-type="string" calcext:value-type="string">
            <text:p>orange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</text:p>
          </table:table-cell>
          <table:table-cell table:formula="of:=1.1*[.C1]" office:value-type="float" office:value="7700" calcext:value-type="float">
            <text:p>7700</text:p>
          </table:table-cell>
          <table:table-cell/>
          <table:table-cell office:value-type="string" calcext:value-type="string">
            <text:p>Wbo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min</text:p>
          </table:table-cell>
          <table:table-cell table:formula="of:=(([.B2]-[.B3])/[.L4])+[.B3]" office:value-type="float" office:value="4846.50556612226" calcext:value-type="float">
            <text:p>4846.5055661223</text:p>
          </table:table-cell>
          <table:table-cell table:number-columns-repeated="4"/>
          <table:table-cell table:style-name="ce3" office:value-type="string" calcext:value-type="string">
            <text:p>Normal Faulting Bounds</text:p>
          </table:table-cell>
          <table:table-cell table:number-columns-repeated="2"/>
          <table:table-cell table:style-name="ce3" office:value-type="string" calcext:value-type="string">
            <text:p>Reverse Faulting Bounds</text:p>
          </table:table-cell>
          <table:table-cell table:number-columns-repeated="2"/>
          <table:table-cell table:style-name="ce3" office:value-type="string" calcext:value-type="string">
            <text:p>SlipStrike Faulting Bounds</text:p>
          </table:table-cell>
          <table:table-cell table:number-columns-repeated="2"/>
          <table:table-cell table:style-name="ce3" office:value-type="string" calcext:value-type="string">
            <text:p>ShMin=ShMax</text:p>
          </table:table-cell>
          <table:table-cell/>
        </table:table-row>
        <table:table-row table:style-name="ro1">
          <table:table-cell office:value-type="string" calcext:value-type="string">
            <text:p>Pp</text:p>
          </table:table-cell>
          <table:table-cell table:formula="of:=0.53*[.C1]" office:value-type="float" office:value="3710" calcext:value-type="float">
            <text:p>3710</text:p>
          </table:table-cell>
          <table:table-cell/>
          <table:table-cell office:value-type="string" calcext:value-type="string">
            <text:p>T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max</text:p>
          </table:table-cell>
          <table:table-cell table:formula="of:=[.L4]*([.B2]-[.B3])+[.B3]" office:value-type="float" office:value="17717.9384338777" calcext:value-type="float">
            <text:p>17717.9384338777</text:p>
          </table:table-cell>
          <table:table-cell/>
          <table:table-cell office:value-type="string" calcext:value-type="string">
            <text:p>2Thetab</text:p>
          </table:table-cell>
          <table:table-cell table:formula="of:=PI()-[.E2]" office:value-type="float" office:value="3.14159265358979" calcext:value-type="float">
            <text:p>3.1415926536</text:p>
          </table:table-cell>
          <table:table-cell/>
          <table:table-cell table:style-name="ce4" office:value-type="string" calcext:value-type="string">
            <text:p>NF Shmin Lower Limit</text:p>
          </table:table-cell>
          <table:table-cell table:number-columns-repeated="2"/>
          <table:table-cell table:style-name="ce4" office:value-type="string" calcext:value-type="string">
            <text:p>RF shmin Lower Limit</text:p>
          </table:table-cell>
          <table:table-cell table:number-columns-repeated="2"/>
          <table:table-cell table:style-name="ce4" office:value-type="string" calcext:value-type="string">
            <text:p>SS ShMax Upper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Ceff</text:p>
          </table:table-cell>
          <table:table-cell table:style-name="Default" table:formula="of:=4*[.C1]" office:value-type="float" office:value="28000" calcext:value-type="float">
            <text:p>28000</text:p>
          </table:table-cell>
          <table:table-cell table:number-columns-repeated="5"/>
          <table:table-cell office:value-type="string" calcext:value-type="string">
            <text:p>3.1 parameter</text:p>
          </table:table-cell>
          <table:table-cell table:style-name="ce2" table:formula="of:=(SQRT([.B4]^2+1)+[.B4])^2" office:value-type="float" office:value="3.51076151225006" calcext:value-type="float">
            <text:p>3.51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 P</text:p>
          </table:table-cell>
          <table:table-cell table:style-name="Default" table:formula="of:=0.15*[.C1]" office:value-type="float" office:value="1050" calcext:value-type="float">
            <text:p>1050</text:p>
          </table:table-cell>
          <table:table-cell table:number-columns-repeated="5"/>
          <table:table-cell office:value-type="string" calcext:value-type="string">
            <text:p>Slipe strike Grad</text:p>
          </table:table-cell>
          <table:table-cell table:formula="of:=([.D10]-[.F10])/([.F10]-[.B10])" office:value-type="float" office:value="3.51076151225006" calcext:value-type="float">
            <text:p>3.5107615123</text:p>
          </table:table-cell>
          <table:table-cell/>
          <table:table-cell table:formula="of:=[.$B$10]" office:value-type="float" office:value="4846.50556612226" calcext:value-type="float">
            <text:p>4846.5055661223</text:p>
          </table:table-cell>
          <table:table-cell table:formula="of:=[.$B$10]" office:value-type="float" office:value="4846.50556612226" calcext:value-type="float">
            <text:p>4846.5055661223</text:p>
          </table:table-cell>
          <table:table-cell/>
          <table:table-cell table:formula="of:=[.$F$10]" office:value-type="float" office:value="7700" calcext:value-type="float">
            <text:p>7700</text:p>
          </table:table-cell>
          <table:table-cell table:style-name="ce1" table:formula="of:=[.$F$10]" office:value-type="float" office:value="7700" calcext:value-type="float">
            <text:p>7700</text:p>
          </table:table-cell>
          <table:table-cell/>
          <table:table-cell table:formula="of:=[.$B$10]" office:value-type="float" office:value="4846.50556612226" calcext:value-type="float">
            <text:p>4846.5055661223</text:p>
          </table:table-cell>
          <table:table-cell table:formula="of:=IF([.T5]&lt;[.$B$10];[.$F$10];IF([.T5]&gt;[.$F$10];[.$D$10];[.$L$5]*([.T5]-[.$B$10])+[.$F$10]))" office:value-type="float" office:value="7700" calcext:value-type="float">
            <text:p>7700</text:p>
          </table:table-cell>
          <table:table-cell/>
          <table:table-cell table:formula="of:=[.B10]" office:value-type="float" office:value="4846.50556612226" calcext:value-type="float">
            <text:p>4846.5055661223</text:p>
          </table:table-cell>
          <table:table-cell table:formula="of:=[.W5]" office:value-type="float" office:value="4846.50556612226" calcext:value-type="float">
            <text:p>4846.5055661223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table:formula="of:=0.03*[.C1]" office:value-type="float" office:value="210" calcext:value-type="float">
            <text:p>210</text:p>
          </table:table-cell>
          <table:table-cell/>
          <table:table-cell office:value-type="string" calcext:value-type="string">
            <text:p>Sigma 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/>
          <table:table-cell table:formula="of:=[.$B$10]" office:value-type="float" office:value="4846.50556612226" calcext:value-type="float">
            <text:p>4846.5055661223</text:p>
          </table:table-cell>
          <table:table-cell table:formula="of:=[.$F$10]" office:value-type="float" office:value="7700" calcext:value-type="float">
            <text:p>7700</text:p>
          </table:table-cell>
          <table:table-cell/>
          <table:table-cell table:formula="of:=[.$F$10]" office:value-type="float" office:value="7700" calcext:value-type="float">
            <text:p>7700</text:p>
          </table:table-cell>
          <table:table-cell table:style-name="ce1" table:formula="of:=[.$D$10]" office:value-type="float" office:value="17717.9384338777" calcext:value-type="float">
            <text:p>17717.9384338777</text:p>
          </table:table-cell>
          <table:table-cell/>
          <table:table-cell table:formula="of:=[.$F$10]" office:value-type="float" office:value="7700" calcext:value-type="float">
            <text:p>7700</text:p>
          </table:table-cell>
          <table:table-cell table:formula="of:=IF([.T6]&lt;[.$B$10];[.$F$10];IF([.T6]&gt;[.$F$10];[.$D$10];[.$L$5]*([.T6]-[.$B$10])+[.$F$10]))" office:value-type="float" office:value="17717.9384338777" calcext:value-type="float">
            <text:p>17717.9384338777</text:p>
          </table:table-cell>
          <table:table-cell/>
          <table:table-cell table:formula="of:=[.D10]" office:value-type="float" office:value="17717.9384338777" calcext:value-type="float">
            <text:p>17717.9384338777</text:p>
          </table:table-cell>
          <table:table-cell table:formula="of:=[.W6]" office:value-type="float" office:value="17717.9384338777" calcext:value-type="float">
            <text:p>17717.9384338777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ce4" office:value-type="string" calcext:value-type="string">
            <text:p>NF ShMax Upper Limit</text:p>
          </table:table-cell>
          <table:table-cell table:number-columns-repeated="2"/>
          <table:table-cell table:style-name="ce4" office:value-type="string" calcext:value-type="string">
            <text:p>RF ShMax Upper Limi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min lower bound</text:p>
          </table:table-cell>
          <table:table-cell table:formula="of:=[.I2]" office:value-type="float" office:value="4846.50556612226" calcext:value-type="float">
            <text:p>4846.5055661223</text:p>
          </table:table-cell>
          <table:table-cell office:value-type="string" calcext:value-type="string">
            <text:p>Shmax upper Bound</text:p>
          </table:table-cell>
          <table:table-cell table:formula="of:=[.I3]" office:value-type="float" office:value="17717.9384338777" calcext:value-type="float">
            <text:p>17717.9384338777</text:p>
          </table:table-cell>
          <table:table-cell table:style-name="Default" office:value-type="string" calcext:value-type="string">
            <text:p>sv</text:p>
          </table:table-cell>
          <table:table-cell table:formula="of:=[.B2]" office:value-type="float" office:value="7700" calcext:value-type="float">
            <text:p>7700</text:p>
          </table:table-cell>
          <table:table-cell table:number-columns-repeated="7"/>
          <table:table-cell table:formula="of:=IF([.A17]&lt;[.$B$10];[.$B$10];IF([.A17]&gt;[.$F$10];[.$F$10];[.A17]))" office:value-type="float" office:value="4846.50556612226" calcext:value-type="float">
            <text:p>4846.5055661223</text:p>
          </table:table-cell>
          <table:table-cell table:formula="of:=[.$F$10]" office:value-type="float" office:value="7700" calcext:value-type="float">
            <text:p>7700</text:p>
          </table:table-cell>
          <table:table-cell/>
          <table:table-cell table:formula="of:=[.$F$10]" office:value-type="float" office:value="7700" calcext:value-type="float">
            <text:p>7700</text:p>
          </table:table-cell>
          <table:table-cell table:formula="of:=[.$D$10]" office:value-type="float" office:value="17717.9384338777" calcext:value-type="float">
            <text:p>17717.938433877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formula="of:=[.$F$10]" office:value-type="float" office:value="7700" calcext:value-type="float">
            <text:p>7700</text:p>
          </table:table-cell>
          <table:table-cell table:formula="of:=[.$F$10]" office:value-type="float" office:value="7700" calcext:value-type="float">
            <text:p>7700</text:p>
          </table:table-cell>
          <table:table-cell/>
          <table:table-cell table:formula="of:=[.$D$10]" office:value-type="float" office:value="17717.9384338777" calcext:value-type="float">
            <text:p>17717.9384338777</text:p>
          </table:table-cell>
          <table:table-cell table:formula="of:=[.$D$10]" office:value-type="float" office:value="17717.9384338777" calcext:value-type="float">
            <text:p>17717.9384338777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office:value-type="string" calcext:value-type="string">
            <text:p>Wellbore Breakout</text:p>
          </table:table-cell>
          <table:table-cell table:number-columns-repeated="2"/>
          <table:table-cell office:value-type="string" calcext:value-type="string">
            <text:p>Tensile Fail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min (psi/ft)</text:p>
          </table:table-cell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Wellbore Breakout</text:p>
          </table:table-cell>
          <table:table-cell table:style-name="Default"/>
          <table:table-cell office:value-type="string" calcext:value-type="string">
            <text:p>Tensile Failure</text:p>
          </table:table-cell>
          <table:table-cell/>
          <table:table-cell office:value-type="string" calcext:value-type="string">
            <text:p>shmax</text:p>
          </table:table-cell>
          <table:table-cell office:value-type="string" calcext:value-type="string">
            <text:p>SS Upper Bound on SHMAX</text:p>
          </table:table-cell>
          <table:table-cell table:number-columns-repeated="4"/>
          <table:table-cell table:formula="of:=[.N5]" office:value-type="float" office:value="4846.50556612226" calcext:value-type="float">
            <text:p>4846.5055661223</text:p>
          </table:table-cell>
          <table:table-cell table:style-name="ce1" table:formula="of:=(([.$E$4]+2*[.$B$3]+[.$E$5]+[.$E$6])-[.N16]*(1+2*COS([.$L$3])))/(1-2*COS([.$L$3]))" office:value-type="float" office:value="13772.1685220408" calcext:value-type="float">
            <text:p>13772.1685220408</text:p>
          </table:table-cell>
          <table:table-cell/>
          <table:table-cell table:formula="of:=[.W5]" office:value-type="float" office:value="4846.50556612226" calcext:value-type="float">
            <text:p>4846.5055661223</text:p>
          </table:table-cell>
          <table:table-cell table:style-name="ce1" table:formula="of:=3*[.Q16]-2*[.$B$3]-[.$E$5]-[.$E$3]-[.$E$6]" office:value-type="float" office:value="6069.51669836678" calcext:value-type="float">
            <text:p>6069.5166983668</text:p>
          </table:table-cell>
          <table:table-cell table:number-columns-repeated="6"/>
        </table:table-row>
        <table:table-row table:style-name="ro1">
          <table:table-cell table:formula="of:=[.B10]" office:value-type="float" office:value="4846.50556612226" calcext:value-type="float">
            <text:p>4846.5055661223</text:p>
          </table:table-cell>
          <table:table-cell/>
          <table:table-cell table:formula="of:=IF([.A17]&lt;[.$B$10];&quot;&quot;;IF((([.$E$4]+2*[.$B$3]+[.$E$5]+[.$E$6])-[.A17]*(1+2*COS([.$L$3])))/(1-2*COS([.$L$3]))&gt;[.$D$10];&quot;&quot;;[.A17]))" office:value-type="float" office:value="4846.50556612226" calcext:value-type="float">
            <text:p>4846.5055661223</text:p>
          </table:table-cell>
          <table:table-cell table:formula="of:=(([.$E$4]+2*[.$B$3]+[.$E$5]+[.$E$6])-[.C17]*(1+2*COS([.$L$3])))/(1-2*COS([.$L$3]))" office:value-type="float" office:value="13772.1685220408" calcext:value-type="float">
            <text:p>13772.1685220408</text:p>
          </table:table-cell>
          <table:table-cell table:formula="of:=IF([.A17]&lt;[.$B$10];&quot;&quot;;IF(3*[.A17]-2*[.$B$3]-[.$E$5]-[.$E$3]-[.$E$6]&gt;[.$D$10];&quot;&quot;;[.A17]))" office:value-type="float" office:value="4846.50556612226" calcext:value-type="float">
            <text:p>4846.5055661223</text:p>
          </table:table-cell>
          <table:table-cell table:formula="of:=3*[.E17]-2*[.$B$3]-[.$E$5]-[.$E$3]-[.$E$6]" office:value-type="float" office:value="6069.51669836678" calcext:value-type="float">
            <text:p>6069.5166983668</text:p>
          </table:table-cell>
          <table:table-cell/>
          <table:table-cell table:formula="of:=IF([.A17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17]-[.$T$5])*[.$L$5]+[.$T$6]" office:value-type="float" office:value="7700" calcext:value-type="float">
            <text:p>7700</text:p>
          </table:table-cell>
          <table:table-cell table:formula="of:=[.C17]" office:value-type="float" office:value="4846.50556612226" calcext:value-type="float">
            <text:p>4846.5055661223</text:p>
          </table:table-cell>
          <table:table-cell table:style-name="ce1" table:formula="of:=MIN([.I17];[.F17];[.D17])" office:value-type="float" office:value="6069.51669836678" calcext:value-type="float">
            <text:p>6069.5166983668</text:p>
          </table:table-cell>
          <table:table-cell table:number-columns-repeated="2"/>
          <table:table-cell table:formula="of:=[.U6]" office:value-type="float" office:value="17717.9384338777" calcext:value-type="float">
            <text:p>17717.9384338777</text:p>
          </table:table-cell>
          <table:table-cell table:style-name="ce1" table:formula="of:=(([.$E$4]+2*[.$B$3]+[.$E$5]+[.$E$6])-[.N17]*(1+2*COS([.$L$3])))/(1-2*COS([.$L$3]))" office:value-type="float" office:value="18062.6461446259" calcext:value-type="float">
            <text:p>18062.6461446259</text:p>
          </table:table-cell>
          <table:table-cell/>
          <table:table-cell table:formula="of:=[.W6]" office:value-type="float" office:value="17717.9384338777" calcext:value-type="float">
            <text:p>17717.9384338777</text:p>
          </table:table-cell>
          <table:table-cell table:style-name="ce1" table:formula="of:=3*[.Q17]-2*[.$B$3]-[.$E$5]-[.$E$3]-[.$E$6]" office:value-type="float" office:value="44683.8153016332" calcext:value-type="float">
            <text:p>44683.8153016332</text:p>
          </table:table-cell>
          <table:table-cell table:number-columns-repeated="6"/>
        </table:table-row>
        <table:table-row table:style-name="ro1">
          <table:table-cell table:formula="of:=[.A17]+[.$B$6]" office:value-type="float" office:value="5056.50556612226" calcext:value-type="float">
            <text:p>5056.5055661223</text:p>
          </table:table-cell>
          <table:table-cell/>
          <table:table-cell table:formula="of:=IF([.A18]&lt;[.$B$10];&quot;&quot;;IF((([.$E$4]+2*[.$B$3]+[.$E$5]+[.$E$6])-[.A18]*(1+2*COS([.$L$3])))/(1-2*COS([.$L$3]))&gt;[.$D$10];&quot;&quot;;[.A18]))" office:value-type="float" office:value="5056.50556612226" calcext:value-type="float">
            <text:p>5056.5055661223</text:p>
          </table:table-cell>
          <table:table-cell table:formula="of:=(([.$E$4]+2*[.$B$3]+[.$E$5]+[.$E$6])-[.C18]*(1+2*COS([.$L$3])))/(1-2*COS([.$L$3]))" office:value-type="float" office:value="13842.1685220408" calcext:value-type="float">
            <text:p>13842.1685220408</text:p>
          </table:table-cell>
          <table:table-cell table:formula="of:=IF([.A18]&lt;[.$B$10];&quot;&quot;;IF(3*[.A18]-2*[.$B$3]-[.$E$5]-[.$E$3]-[.$E$6]&gt;[.$D$10];&quot;&quot;;[.A18]))" office:value-type="float" office:value="5056.50556612226" calcext:value-type="float">
            <text:p>5056.5055661223</text:p>
          </table:table-cell>
          <table:table-cell table:formula="of:=3*[.E18]-2*[.$B$3]-[.$E$5]-[.$E$3]-[.$E$6]" office:value-type="float" office:value="6699.51669836678" calcext:value-type="float">
            <text:p>6699.5166983668</text:p>
          </table:table-cell>
          <table:table-cell/>
          <table:table-cell table:formula="of:=IF([.A18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18]-[.$T$5])*[.$L$5]+[.$T$6]" office:value-type="float" office:value="8437.25991757251" calcext:value-type="float">
            <text:p>8437.2599175725</text:p>
          </table:table-cell>
          <table:table-cell table:formula="of:=[.C18]" office:value-type="float" office:value="5056.50556612226" calcext:value-type="float">
            <text:p>5056.5055661223</text:p>
          </table:table-cell>
          <table:table-cell table:style-name="ce1" table:formula="of:=MIN([.I18];[.F18];[.D18])" office:value-type="float" office:value="6699.51669836678" calcext:value-type="float">
            <text:p>6699.5166983668</text:p>
          </table:table-cell>
          <table:table-cell table:number-columns-repeated="13"/>
        </table:table-row>
        <table:table-row table:style-name="ro1">
          <table:table-cell table:formula="of:=[.A18]+[.$B$6]" office:value-type="float" office:value="5266.50556612226" calcext:value-type="float">
            <text:p>5266.5055661223</text:p>
          </table:table-cell>
          <table:table-cell/>
          <table:table-cell table:formula="of:=IF([.A19]&lt;[.$B$10];&quot;&quot;;IF((([.$E$4]+2*[.$B$3]+[.$E$5]+[.$E$6])-[.A19]*(1+2*COS([.$L$3])))/(1-2*COS([.$L$3]))&gt;[.$D$10];&quot;&quot;;[.A19]))" office:value-type="float" office:value="5266.50556612226" calcext:value-type="float">
            <text:p>5266.5055661223</text:p>
          </table:table-cell>
          <table:table-cell table:formula="of:=(([.$E$4]+2*[.$B$3]+[.$E$5]+[.$E$6])-[.C19]*(1+2*COS([.$L$3])))/(1-2*COS([.$L$3]))" office:value-type="float" office:value="13912.1685220408" calcext:value-type="float">
            <text:p>13912.1685220408</text:p>
          </table:table-cell>
          <table:table-cell table:formula="of:=IF([.A19]&lt;[.$B$10];&quot;&quot;;IF(3*[.A19]-2*[.$B$3]-[.$E$5]-[.$E$3]-[.$E$6]&gt;[.$D$10];&quot;&quot;;[.A19]))" office:value-type="float" office:value="5266.50556612226" calcext:value-type="float">
            <text:p>5266.5055661223</text:p>
          </table:table-cell>
          <table:table-cell table:formula="of:=3*[.E19]-2*[.$B$3]-[.$E$5]-[.$E$3]-[.$E$6]" office:value-type="float" office:value="7329.51669836678" calcext:value-type="float">
            <text:p>7329.5166983668</text:p>
          </table:table-cell>
          <table:table-cell/>
          <table:table-cell table:formula="of:=IF([.A19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19]-[.$T$5])*[.$L$5]+[.$T$6]" office:value-type="float" office:value="9174.51983514503" calcext:value-type="float">
            <text:p>9174.519835145</text:p>
          </table:table-cell>
          <table:table-cell table:formula="of:=[.C19]" office:value-type="float" office:value="5266.50556612226" calcext:value-type="float">
            <text:p>5266.5055661223</text:p>
          </table:table-cell>
          <table:table-cell table:style-name="ce1" table:formula="of:=MIN([.I19];[.F19];[.D19])" office:value-type="float" office:value="7329.51669836678" calcext:value-type="float">
            <text:p>7329.5166983668</text:p>
          </table:table-cell>
          <table:table-cell table:number-columns-repeated="13"/>
        </table:table-row>
        <table:table-row table:style-name="ro1">
          <table:table-cell table:formula="of:=[.A19]+[.$B$6]" office:value-type="float" office:value="5476.50556612226" calcext:value-type="float">
            <text:p>5476.5055661223</text:p>
          </table:table-cell>
          <table:table-cell/>
          <table:table-cell table:formula="of:=IF([.A20]&lt;[.$B$10];&quot;&quot;;IF((([.$E$4]+2*[.$B$3]+[.$E$5]+[.$E$6])-[.A20]*(1+2*COS([.$L$3])))/(1-2*COS([.$L$3]))&gt;[.$D$10];&quot;&quot;;[.A20]))" office:value-type="float" office:value="5476.50556612226" calcext:value-type="float">
            <text:p>5476.5055661223</text:p>
          </table:table-cell>
          <table:table-cell table:formula="of:=(([.$E$4]+2*[.$B$3]+[.$E$5]+[.$E$6])-[.C20]*(1+2*COS([.$L$3])))/(1-2*COS([.$L$3]))" office:value-type="float" office:value="13982.1685220408" calcext:value-type="float">
            <text:p>13982.1685220408</text:p>
          </table:table-cell>
          <table:table-cell table:formula="of:=IF([.A20]&lt;[.$B$10];&quot;&quot;;IF(3*[.A20]-2*[.$B$3]-[.$E$5]-[.$E$3]-[.$E$6]&gt;[.$D$10];&quot;&quot;;[.A20]))" office:value-type="float" office:value="5476.50556612226" calcext:value-type="float">
            <text:p>5476.5055661223</text:p>
          </table:table-cell>
          <table:table-cell table:formula="of:=3*[.E20]-2*[.$B$3]-[.$E$5]-[.$E$3]-[.$E$6]" office:value-type="float" office:value="7959.51669836678" calcext:value-type="float">
            <text:p>7959.5166983668</text:p>
          </table:table-cell>
          <table:table-cell/>
          <table:table-cell table:formula="of:=IF([.A20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0]-[.$T$5])*[.$L$5]+[.$T$6]" office:value-type="float" office:value="9911.77975271754" calcext:value-type="float">
            <text:p>9911.7797527175</text:p>
          </table:table-cell>
          <table:table-cell table:formula="of:=[.C20]" office:value-type="float" office:value="5476.50556612226" calcext:value-type="float">
            <text:p>5476.5055661223</text:p>
          </table:table-cell>
          <table:table-cell table:style-name="ce1" table:formula="of:=MIN([.I20];[.F20];[.D20])" office:value-type="float" office:value="7959.51669836678" calcext:value-type="float">
            <text:p>7959.5166983668</text:p>
          </table:table-cell>
          <table:table-cell table:number-columns-repeated="13"/>
        </table:table-row>
        <table:table-row table:style-name="ro1">
          <table:table-cell table:formula="of:=[.A20]+[.$B$6]" office:value-type="float" office:value="5686.50556612226" calcext:value-type="float">
            <text:p>5686.5055661223</text:p>
          </table:table-cell>
          <table:table-cell/>
          <table:table-cell table:formula="of:=IF([.A21]&lt;[.$B$10];&quot;&quot;;IF((([.$E$4]+2*[.$B$3]+[.$E$5]+[.$E$6])-[.A21]*(1+2*COS([.$L$3])))/(1-2*COS([.$L$3]))&gt;[.$D$10];&quot;&quot;;[.A21]))" office:value-type="float" office:value="5686.50556612226" calcext:value-type="float">
            <text:p>5686.5055661223</text:p>
          </table:table-cell>
          <table:table-cell table:formula="of:=(([.$E$4]+2*[.$B$3]+[.$E$5]+[.$E$6])-[.C21]*(1+2*COS([.$L$3])))/(1-2*COS([.$L$3]))" office:value-type="float" office:value="14052.1685220408" calcext:value-type="float">
            <text:p>14052.1685220408</text:p>
          </table:table-cell>
          <table:table-cell table:formula="of:=IF([.A21]&lt;[.$B$10];&quot;&quot;;IF(3*[.A21]-2*[.$B$3]-[.$E$5]-[.$E$3]-[.$E$6]&gt;[.$D$10];&quot;&quot;;[.A21]))" office:value-type="float" office:value="5686.50556612226" calcext:value-type="float">
            <text:p>5686.5055661223</text:p>
          </table:table-cell>
          <table:table-cell table:formula="of:=3*[.E21]-2*[.$B$3]-[.$E$5]-[.$E$3]-[.$E$6]" office:value-type="float" office:value="8589.51669836678" calcext:value-type="float">
            <text:p>8589.5166983668</text:p>
          </table:table-cell>
          <table:table-cell/>
          <table:table-cell table:formula="of:=IF([.A21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1]-[.$T$5])*[.$L$5]+[.$T$6]" office:value-type="float" office:value="10649.0396702901" calcext:value-type="float">
            <text:p>10649.0396702901</text:p>
          </table:table-cell>
          <table:table-cell table:formula="of:=[.C21]" office:value-type="float" office:value="5686.50556612226" calcext:value-type="float">
            <text:p>5686.5055661223</text:p>
          </table:table-cell>
          <table:table-cell table:style-name="ce1" table:formula="of:=MIN([.I21];[.F21];[.D21])" office:value-type="float" office:value="8589.51669836678" calcext:value-type="float">
            <text:p>8589.5166983668</text:p>
          </table:table-cell>
          <table:table-cell table:number-columns-repeated="13"/>
        </table:table-row>
        <table:table-row table:style-name="ro1">
          <table:table-cell table:formula="of:=[.A21]+[.$B$6]" office:value-type="float" office:value="5896.50556612226" calcext:value-type="float">
            <text:p>5896.5055661223</text:p>
          </table:table-cell>
          <table:table-cell/>
          <table:table-cell table:formula="of:=IF([.A22]&lt;[.$B$10];&quot;&quot;;IF((([.$E$4]+2*[.$B$3]+[.$E$5]+[.$E$6])-[.A22]*(1+2*COS([.$L$3])))/(1-2*COS([.$L$3]))&gt;[.$D$10];&quot;&quot;;[.A22]))" office:value-type="float" office:value="5896.50556612226" calcext:value-type="float">
            <text:p>5896.5055661223</text:p>
          </table:table-cell>
          <table:table-cell table:formula="of:=(([.$E$4]+2*[.$B$3]+[.$E$5]+[.$E$6])-[.C22]*(1+2*COS([.$L$3])))/(1-2*COS([.$L$3]))" office:value-type="float" office:value="14122.1685220408" calcext:value-type="float">
            <text:p>14122.1685220408</text:p>
          </table:table-cell>
          <table:table-cell table:formula="of:=IF([.A22]&lt;[.$B$10];&quot;&quot;;IF(3*[.A22]-2*[.$B$3]-[.$E$5]-[.$E$3]-[.$E$6]&gt;[.$D$10];&quot;&quot;;[.A22]))" office:value-type="float" office:value="5896.50556612226" calcext:value-type="float">
            <text:p>5896.5055661223</text:p>
          </table:table-cell>
          <table:table-cell table:formula="of:=3*[.E22]-2*[.$B$3]-[.$E$5]-[.$E$3]-[.$E$6]" office:value-type="float" office:value="9219.51669836678" calcext:value-type="float">
            <text:p>9219.5166983668</text:p>
          </table:table-cell>
          <table:table-cell/>
          <table:table-cell table:formula="of:=IF([.A22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2]-[.$T$5])*[.$L$5]+[.$T$6]" office:value-type="float" office:value="11386.2995878626" calcext:value-type="float">
            <text:p>11386.2995878626</text:p>
          </table:table-cell>
          <table:table-cell table:formula="of:=[.C22]" office:value-type="float" office:value="5896.50556612226" calcext:value-type="float">
            <text:p>5896.5055661223</text:p>
          </table:table-cell>
          <table:table-cell table:style-name="ce1" table:formula="of:=MIN([.I22];[.F22];[.D22])" office:value-type="float" office:value="9219.51669836678" calcext:value-type="float">
            <text:p>9219.5166983668</text:p>
          </table:table-cell>
          <table:table-cell table:number-columns-repeated="13"/>
        </table:table-row>
        <table:table-row table:style-name="ro1">
          <table:table-cell table:formula="of:=[.A22]+[.$B$6]" office:value-type="float" office:value="6106.50556612226" calcext:value-type="float">
            <text:p>6106.5055661223</text:p>
          </table:table-cell>
          <table:table-cell/>
          <table:table-cell table:formula="of:=IF([.A23]&lt;[.$B$10];&quot;&quot;;IF((([.$E$4]+2*[.$B$3]+[.$E$5]+[.$E$6])-[.A23]*(1+2*COS([.$L$3])))/(1-2*COS([.$L$3]))&gt;[.$D$10];&quot;&quot;;[.A23]))" office:value-type="float" office:value="6106.50556612226" calcext:value-type="float">
            <text:p>6106.5055661223</text:p>
          </table:table-cell>
          <table:table-cell table:formula="of:=(([.$E$4]+2*[.$B$3]+[.$E$5]+[.$E$6])-[.C23]*(1+2*COS([.$L$3])))/(1-2*COS([.$L$3]))" office:value-type="float" office:value="14192.1685220408" calcext:value-type="float">
            <text:p>14192.1685220408</text:p>
          </table:table-cell>
          <table:table-cell table:formula="of:=IF([.A23]&lt;[.$B$10];&quot;&quot;;IF(3*[.A23]-2*[.$B$3]-[.$E$5]-[.$E$3]-[.$E$6]&gt;[.$D$10];&quot;&quot;;[.A23]))" office:value-type="float" office:value="6106.50556612226" calcext:value-type="float">
            <text:p>6106.5055661223</text:p>
          </table:table-cell>
          <table:table-cell table:formula="of:=3*[.E23]-2*[.$B$3]-[.$E$5]-[.$E$3]-[.$E$6]" office:value-type="float" office:value="9849.51669836678" calcext:value-type="float">
            <text:p>9849.5166983668</text:p>
          </table:table-cell>
          <table:table-cell/>
          <table:table-cell table:formula="of:=IF([.A23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3]-[.$T$5])*[.$L$5]+[.$T$6]" office:value-type="float" office:value="12123.5595054351" calcext:value-type="float">
            <text:p>12123.5595054351</text:p>
          </table:table-cell>
          <table:table-cell table:formula="of:=[.C23]" office:value-type="float" office:value="6106.50556612226" calcext:value-type="float">
            <text:p>6106.5055661223</text:p>
          </table:table-cell>
          <table:table-cell table:style-name="ce1" table:formula="of:=MIN([.I23];[.F23];[.D23])" office:value-type="float" office:value="9849.51669836678" calcext:value-type="float">
            <text:p>9849.5166983668</text:p>
          </table:table-cell>
          <table:table-cell table:number-columns-repeated="13"/>
        </table:table-row>
        <table:table-row table:style-name="ro1">
          <table:table-cell table:formula="of:=[.A23]+[.$B$6]" office:value-type="float" office:value="6316.50556612226" calcext:value-type="float">
            <text:p>6316.5055661223</text:p>
          </table:table-cell>
          <table:table-cell/>
          <table:table-cell table:formula="of:=IF([.A24]&lt;[.$B$10];&quot;&quot;;IF((([.$E$4]+2*[.$B$3]+[.$E$5]+[.$E$6])-[.A24]*(1+2*COS([.$L$3])))/(1-2*COS([.$L$3]))&gt;[.$D$10];&quot;&quot;;[.A24]))" office:value-type="float" office:value="6316.50556612226" calcext:value-type="float">
            <text:p>6316.5055661223</text:p>
          </table:table-cell>
          <table:table-cell table:formula="of:=(([.$E$4]+2*[.$B$3]+[.$E$5]+[.$E$6])-[.C24]*(1+2*COS([.$L$3])))/(1-2*COS([.$L$3]))" office:value-type="float" office:value="14262.1685220408" calcext:value-type="float">
            <text:p>14262.1685220408</text:p>
          </table:table-cell>
          <table:table-cell table:formula="of:=IF([.A24]&lt;[.$B$10];&quot;&quot;;IF(3*[.A24]-2*[.$B$3]-[.$E$5]-[.$E$3]-[.$E$6]&gt;[.$D$10];&quot;&quot;;[.A24]))" office:value-type="float" office:value="6316.50556612226" calcext:value-type="float">
            <text:p>6316.5055661223</text:p>
          </table:table-cell>
          <table:table-cell table:formula="of:=3*[.E24]-2*[.$B$3]-[.$E$5]-[.$E$3]-[.$E$6]" office:value-type="float" office:value="10479.5166983668" calcext:value-type="float">
            <text:p>10479.5166983668</text:p>
          </table:table-cell>
          <table:table-cell/>
          <table:table-cell table:formula="of:=IF([.A24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4]-[.$T$5])*[.$L$5]+[.$T$6]" office:value-type="float" office:value="12860.8194230076" calcext:value-type="float">
            <text:p>12860.8194230076</text:p>
          </table:table-cell>
          <table:table-cell table:formula="of:=[.C24]" office:value-type="float" office:value="6316.50556612226" calcext:value-type="float">
            <text:p>6316.5055661223</text:p>
          </table:table-cell>
          <table:table-cell table:style-name="ce1" table:formula="of:=MIN([.I24];[.F24];[.D24])" office:value-type="float" office:value="10479.5166983668" calcext:value-type="float">
            <text:p>10479.5166983668</text:p>
          </table:table-cell>
          <table:table-cell table:number-columns-repeated="13"/>
        </table:table-row>
        <table:table-row table:style-name="ro1">
          <table:table-cell table:formula="of:=[.A24]+[.$B$6]" office:value-type="float" office:value="6526.50556612226" calcext:value-type="float">
            <text:p>6526.5055661223</text:p>
          </table:table-cell>
          <table:table-cell/>
          <table:table-cell table:formula="of:=IF([.A25]&lt;[.$B$10];&quot;&quot;;IF((([.$E$4]+2*[.$B$3]+[.$E$5]+[.$E$6])-[.A25]*(1+2*COS([.$L$3])))/(1-2*COS([.$L$3]))&gt;[.$D$10];&quot;&quot;;[.A25]))" office:value-type="float" office:value="6526.50556612226" calcext:value-type="float">
            <text:p>6526.5055661223</text:p>
          </table:table-cell>
          <table:table-cell table:formula="of:=(([.$E$4]+2*[.$B$3]+[.$E$5]+[.$E$6])-[.C25]*(1+2*COS([.$L$3])))/(1-2*COS([.$L$3]))" office:value-type="float" office:value="14332.1685220408" calcext:value-type="float">
            <text:p>14332.1685220408</text:p>
          </table:table-cell>
          <table:table-cell table:formula="of:=IF([.A25]&lt;[.$B$10];&quot;&quot;;IF(3*[.A25]-2*[.$B$3]-[.$E$5]-[.$E$3]-[.$E$6]&gt;[.$D$10];&quot;&quot;;[.A25]))" office:value-type="float" office:value="6526.50556612226" calcext:value-type="float">
            <text:p>6526.5055661223</text:p>
          </table:table-cell>
          <table:table-cell table:formula="of:=3*[.E25]-2*[.$B$3]-[.$E$5]-[.$E$3]-[.$E$6]" office:value-type="float" office:value="11109.5166983668" calcext:value-type="float">
            <text:p>11109.5166983668</text:p>
          </table:table-cell>
          <table:table-cell/>
          <table:table-cell table:formula="of:=IF([.A25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5]-[.$T$5])*[.$L$5]+[.$T$6]" office:value-type="float" office:value="13598.0793405801" calcext:value-type="float">
            <text:p>13598.0793405801</text:p>
          </table:table-cell>
          <table:table-cell table:formula="of:=[.C25]" office:value-type="float" office:value="6526.50556612226" calcext:value-type="float">
            <text:p>6526.5055661223</text:p>
          </table:table-cell>
          <table:table-cell table:style-name="ce1" table:formula="of:=MIN([.I25];[.F25];[.D25])" office:value-type="float" office:value="11109.5166983668" calcext:value-type="float">
            <text:p>11109.5166983668</text:p>
          </table:table-cell>
          <table:table-cell table:number-columns-repeated="13"/>
        </table:table-row>
        <table:table-row table:style-name="ro1">
          <table:table-cell table:formula="of:=[.A25]+[.$B$6]" office:value-type="float" office:value="6736.50556612226" calcext:value-type="float">
            <text:p>6736.5055661223</text:p>
          </table:table-cell>
          <table:table-cell/>
          <table:table-cell table:formula="of:=IF([.A26]&lt;[.$B$10];&quot;&quot;;IF((([.$E$4]+2*[.$B$3]+[.$E$5]+[.$E$6])-[.A26]*(1+2*COS([.$L$3])))/(1-2*COS([.$L$3]))&gt;[.$D$10];&quot;&quot;;[.A26]))" office:value-type="float" office:value="6736.50556612226" calcext:value-type="float">
            <text:p>6736.5055661223</text:p>
          </table:table-cell>
          <table:table-cell table:formula="of:=(([.$E$4]+2*[.$B$3]+[.$E$5]+[.$E$6])-[.C26]*(1+2*COS([.$L$3])))/(1-2*COS([.$L$3]))" office:value-type="float" office:value="14402.1685220408" calcext:value-type="float">
            <text:p>14402.1685220408</text:p>
          </table:table-cell>
          <table:table-cell table:formula="of:=IF([.A26]&lt;[.$B$10];&quot;&quot;;IF(3*[.A26]-2*[.$B$3]-[.$E$5]-[.$E$3]-[.$E$6]&gt;[.$D$10];&quot;&quot;;[.A26]))" office:value-type="float" office:value="6736.50556612226" calcext:value-type="float">
            <text:p>6736.5055661223</text:p>
          </table:table-cell>
          <table:table-cell table:formula="of:=3*[.E26]-2*[.$B$3]-[.$E$5]-[.$E$3]-[.$E$6]" office:value-type="float" office:value="11739.5166983668" calcext:value-type="float">
            <text:p>11739.5166983668</text:p>
          </table:table-cell>
          <table:table-cell/>
          <table:table-cell table:formula="of:=IF([.A26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6]-[.$T$5])*[.$L$5]+[.$T$6]" office:value-type="float" office:value="14335.3392581526" calcext:value-type="float">
            <text:p>14335.3392581526</text:p>
          </table:table-cell>
          <table:table-cell table:formula="of:=[.C26]" office:value-type="float" office:value="6736.50556612226" calcext:value-type="float">
            <text:p>6736.5055661223</text:p>
          </table:table-cell>
          <table:table-cell table:style-name="ce1" table:formula="of:=MIN([.I26];[.F26];[.D26])" office:value-type="float" office:value="11739.5166983668" calcext:value-type="float">
            <text:p>11739.5166983668</text:p>
          </table:table-cell>
          <table:table-cell table:number-columns-repeated="13"/>
        </table:table-row>
        <table:table-row table:style-name="ro1">
          <table:table-cell table:formula="of:=[.A26]+[.$B$6]" office:value-type="float" office:value="6946.50556612226" calcext:value-type="float">
            <text:p>6946.5055661223</text:p>
          </table:table-cell>
          <table:table-cell/>
          <table:table-cell table:formula="of:=IF([.A27]&lt;[.$B$10];&quot;&quot;;IF((([.$E$4]+2*[.$B$3]+[.$E$5]+[.$E$6])-[.A27]*(1+2*COS([.$L$3])))/(1-2*COS([.$L$3]))&gt;[.$D$10];&quot;&quot;;[.A27]))" office:value-type="float" office:value="6946.50556612226" calcext:value-type="float">
            <text:p>6946.5055661223</text:p>
          </table:table-cell>
          <table:table-cell table:formula="of:=(([.$E$4]+2*[.$B$3]+[.$E$5]+[.$E$6])-[.C27]*(1+2*COS([.$L$3])))/(1-2*COS([.$L$3]))" office:value-type="float" office:value="14472.1685220408" calcext:value-type="float">
            <text:p>14472.1685220408</text:p>
          </table:table-cell>
          <table:table-cell table:formula="of:=IF([.A27]&lt;[.$B$10];&quot;&quot;;IF(3*[.A27]-2*[.$B$3]-[.$E$5]-[.$E$3]-[.$E$6]&gt;[.$D$10];&quot;&quot;;[.A27]))" office:value-type="float" office:value="6946.50556612226" calcext:value-type="float">
            <text:p>6946.5055661223</text:p>
          </table:table-cell>
          <table:table-cell table:formula="of:=3*[.E27]-2*[.$B$3]-[.$E$5]-[.$E$3]-[.$E$6]" office:value-type="float" office:value="12369.5166983668" calcext:value-type="float">
            <text:p>12369.5166983668</text:p>
          </table:table-cell>
          <table:table-cell/>
          <table:table-cell table:formula="of:=IF([.A27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7]-[.$T$5])*[.$L$5]+[.$T$6]" office:value-type="float" office:value="15072.5991757251" calcext:value-type="float">
            <text:p>15072.5991757251</text:p>
          </table:table-cell>
          <table:table-cell table:formula="of:=[.C27]" office:value-type="float" office:value="6946.50556612226" calcext:value-type="float">
            <text:p>6946.5055661223</text:p>
          </table:table-cell>
          <table:table-cell table:style-name="ce1" table:formula="of:=MIN([.I27];[.F27];[.D27])" office:value-type="float" office:value="12369.5166983668" calcext:value-type="float">
            <text:p>12369.5166983668</text:p>
          </table:table-cell>
          <table:table-cell table:number-columns-repeated="13"/>
        </table:table-row>
        <table:table-row table:style-name="ro1">
          <table:table-cell table:formula="of:=[.A27]+[.$B$6]" office:value-type="float" office:value="7156.50556612226" calcext:value-type="float">
            <text:p>7156.5055661223</text:p>
          </table:table-cell>
          <table:table-cell/>
          <table:table-cell table:formula="of:=IF([.A28]&lt;[.$B$10];&quot;&quot;;IF((([.$E$4]+2*[.$B$3]+[.$E$5]+[.$E$6])-[.A28]*(1+2*COS([.$L$3])))/(1-2*COS([.$L$3]))&gt;[.$D$10];&quot;&quot;;[.A28]))" office:value-type="float" office:value="7156.50556612226" calcext:value-type="float">
            <text:p>7156.5055661223</text:p>
          </table:table-cell>
          <table:table-cell table:formula="of:=(([.$E$4]+2*[.$B$3]+[.$E$5]+[.$E$6])-[.C28]*(1+2*COS([.$L$3])))/(1-2*COS([.$L$3]))" office:value-type="float" office:value="14542.1685220408" calcext:value-type="float">
            <text:p>14542.1685220408</text:p>
          </table:table-cell>
          <table:table-cell table:formula="of:=IF([.A28]&lt;[.$B$10];&quot;&quot;;IF(3*[.A28]-2*[.$B$3]-[.$E$5]-[.$E$3]-[.$E$6]&gt;[.$D$10];&quot;&quot;;[.A28]))" office:value-type="float" office:value="7156.50556612226" calcext:value-type="float">
            <text:p>7156.5055661223</text:p>
          </table:table-cell>
          <table:table-cell table:formula="of:=3*[.E28]-2*[.$B$3]-[.$E$5]-[.$E$3]-[.$E$6]" office:value-type="float" office:value="12999.5166983668" calcext:value-type="float">
            <text:p>12999.5166983668</text:p>
          </table:table-cell>
          <table:table-cell/>
          <table:table-cell table:formula="of:=IF([.A28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8]-[.$T$5])*[.$L$5]+[.$T$6]" office:value-type="float" office:value="15809.8590932976" calcext:value-type="float">
            <text:p>15809.8590932976</text:p>
          </table:table-cell>
          <table:table-cell table:formula="of:=[.C28]" office:value-type="float" office:value="7156.50556612226" calcext:value-type="float">
            <text:p>7156.5055661223</text:p>
          </table:table-cell>
          <table:table-cell table:style-name="ce1" table:formula="of:=MIN([.I28];[.F28];[.D28])" office:value-type="float" office:value="12999.5166983668" calcext:value-type="float">
            <text:p>12999.5166983668</text:p>
          </table:table-cell>
          <table:table-cell table:number-columns-repeated="13"/>
        </table:table-row>
        <table:table-row table:style-name="ro1">
          <table:table-cell table:formula="of:=[.A28]+[.$B$6]" office:value-type="float" office:value="7366.50556612226" calcext:value-type="float">
            <text:p>7366.5055661223</text:p>
          </table:table-cell>
          <table:table-cell/>
          <table:table-cell table:formula="of:=IF([.A29]&lt;[.$B$10];&quot;&quot;;IF((([.$E$4]+2*[.$B$3]+[.$E$5]+[.$E$6])-[.A29]*(1+2*COS([.$L$3])))/(1-2*COS([.$L$3]))&gt;[.$D$10];&quot;&quot;;[.A29]))" office:value-type="float" office:value="7366.50556612226" calcext:value-type="float">
            <text:p>7366.5055661223</text:p>
          </table:table-cell>
          <table:table-cell table:formula="of:=(([.$E$4]+2*[.$B$3]+[.$E$5]+[.$E$6])-[.C29]*(1+2*COS([.$L$3])))/(1-2*COS([.$L$3]))" office:value-type="float" office:value="14612.1685220408" calcext:value-type="float">
            <text:p>14612.1685220408</text:p>
          </table:table-cell>
          <table:table-cell table:formula="of:=IF([.A29]&lt;[.$B$10];&quot;&quot;;IF(3*[.A29]-2*[.$B$3]-[.$E$5]-[.$E$3]-[.$E$6]&gt;[.$D$10];&quot;&quot;;[.A29]))" office:value-type="float" office:value="7366.50556612226" calcext:value-type="float">
            <text:p>7366.5055661223</text:p>
          </table:table-cell>
          <table:table-cell table:formula="of:=3*[.E29]-2*[.$B$3]-[.$E$5]-[.$E$3]-[.$E$6]" office:value-type="float" office:value="13629.5166983668" calcext:value-type="float">
            <text:p>13629.5166983668</text:p>
          </table:table-cell>
          <table:table-cell/>
          <table:table-cell table:formula="of:=IF([.A29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29]-[.$T$5])*[.$L$5]+[.$T$6]" office:value-type="float" office:value="16547.1190108702" calcext:value-type="float">
            <text:p>16547.1190108702</text:p>
          </table:table-cell>
          <table:table-cell table:formula="of:=[.C29]" office:value-type="float" office:value="7366.50556612226" calcext:value-type="float">
            <text:p>7366.5055661223</text:p>
          </table:table-cell>
          <table:table-cell table:style-name="ce1" table:formula="of:=MIN([.I29];[.F29];[.D29])" office:value-type="float" office:value="13629.5166983668" calcext:value-type="float">
            <text:p>13629.5166983668</text:p>
          </table:table-cell>
          <table:table-cell table:number-columns-repeated="13"/>
        </table:table-row>
        <table:table-row table:style-name="ro1">
          <table:table-cell office:value-type="float" office:value="7600" calcext:value-type="float">
            <text:p>7600</text:p>
          </table:table-cell>
          <table:table-cell/>
          <table:table-cell table:formula="of:=IF([.A30]&lt;[.$B$10];&quot;&quot;;IF((([.$E$4]+2*[.$B$3]+[.$E$5]+[.$E$6])-[.A30]*(1+2*COS([.$L$3])))/(1-2*COS([.$L$3]))&gt;[.$D$10];&quot;&quot;;[.A30]))" office:value-type="float" office:value="7600" calcext:value-type="float">
            <text:p>7600</text:p>
          </table:table-cell>
          <table:table-cell table:formula="of:=(([.$E$4]+2*[.$B$3]+[.$E$5]+[.$E$6])-[.C30]*(1+2*COS([.$L$3])))/(1-2*COS([.$L$3]))" office:value-type="float" office:value="14690" calcext:value-type="float">
            <text:p>14690</text:p>
          </table:table-cell>
          <table:table-cell table:formula="of:=IF([.A30]&lt;[.$B$10];&quot;&quot;;IF(3*[.A30]-2*[.$B$3]-[.$E$5]-[.$E$3]-[.$E$6]&gt;[.$D$10];&quot;&quot;;[.A30]))" office:value-type="float" office:value="7600" calcext:value-type="float">
            <text:p>7600</text:p>
          </table:table-cell>
          <table:table-cell table:formula="of:=3*[.E30]-2*[.$B$3]-[.$E$5]-[.$E$3]-[.$E$6]" office:value-type="float" office:value="14330" calcext:value-type="float">
            <text:p>14330</text:p>
          </table:table-cell>
          <table:table-cell/>
          <table:table-cell table:formula="of:=IF([.A30]&lt;[.$B$2];&quot;Normal Faulting OR Slip-Strike Faulting&quot;;&quot;Reverse Faulting&quot;)" office:value-type="string" office:string-value="Normal Faulting OR Slip-Strike Faulting" calcext:value-type="string">
            <text:p>Normal Faulting OR Slip-Strike Faulting</text:p>
          </table:table-cell>
          <table:table-cell table:formula="of:=([.A30]-[.$T$5])*[.$L$5]+[.$T$6]" office:value-type="float" office:value="17366.8622826527" calcext:value-type="float">
            <text:p>17366.8622826527</text:p>
          </table:table-cell>
          <table:table-cell table:formula="of:=[.C30]" office:value-type="float" office:value="7600" calcext:value-type="float">
            <text:p>7600</text:p>
          </table:table-cell>
          <table:table-cell table:style-name="ce1" table:formula="of:=MIN([.I30];[.F30];[.D30])" office:value-type="float" office:value="14330" calcext:value-type="float">
            <text:p>14330</text:p>
          </table:table-cell>
          <table:table-cell table:number-columns-repeated="13"/>
        </table:table-row>
        <table:table-row table:style-name="ro1">
          <table:table-cell table:formula="of:=[.A30]+[.$B$6]" office:value-type="float" office:value="7810" calcext:value-type="float">
            <text:p>7810</text:p>
          </table:table-cell>
          <table:table-cell/>
          <table:table-cell table:formula="of:=IF([.A31]&lt;[.$B$10];&quot;&quot;;IF((([.$E$4]+2*[.$B$3]+[.$E$5]+[.$E$6])-[.A31]*(1+2*COS([.$L$3])))/(1-2*COS([.$L$3]))&gt;[.$D$10];&quot;&quot;;[.A31]))" office:value-type="float" office:value="7810" calcext:value-type="float">
            <text:p>7810</text:p>
          </table:table-cell>
          <table:table-cell table:formula="of:=(([.$E$4]+2*[.$B$3]+[.$E$5]+[.$E$6])-[.C31]*(1+2*COS([.$L$3])))/(1-2*COS([.$L$3]))" office:value-type="float" office:value="14760" calcext:value-type="float">
            <text:p>14760</text:p>
          </table:table-cell>
          <table:table-cell table:formula="of:=IF([.A31]&lt;[.$B$10];&quot;&quot;;IF(3*[.A31]-2*[.$B$3]-[.$E$5]-[.$E$3]-[.$E$6]&gt;[.$D$10];&quot;&quot;;[.A31]))" office:value-type="float" office:value="7810" calcext:value-type="float">
            <text:p>7810</text:p>
          </table:table-cell>
          <table:table-cell table:formula="of:=3*[.E31]-2*[.$B$3]-[.$E$5]-[.$E$3]-[.$E$6]" office:value-type="float" office:value="14960" calcext:value-type="float">
            <text:p>14960</text:p>
          </table:table-cell>
          <table:table-cell/>
          <table:table-cell table:formula="of:=IF([.A31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1]-[.$T$5])*[.$L$5]+[.$T$6]" office:value-type="float" office:value="18104.1222002253" calcext:value-type="float">
            <text:p>18104.1222002253</text:p>
          </table:table-cell>
          <table:table-cell table:formula="of:=[.C31]" office:value-type="float" office:value="7810" calcext:value-type="float">
            <text:p>7810</text:p>
          </table:table-cell>
          <table:table-cell table:style-name="ce1" table:formula="of:=MIN([.I31];[.F31];[.D31])" office:value-type="float" office:value="14760" calcext:value-type="float">
            <text:p>14760</text:p>
          </table:table-cell>
          <table:table-cell table:number-columns-repeated="13"/>
        </table:table-row>
        <table:table-row table:style-name="ro1">
          <table:table-cell table:formula="of:=[.A31]+[.$B$6]" office:value-type="float" office:value="8020" calcext:value-type="float">
            <text:p>8020</text:p>
          </table:table-cell>
          <table:table-cell/>
          <table:table-cell table:formula="of:=IF([.A32]&lt;[.$B$10];&quot;&quot;;IF((([.$E$4]+2*[.$B$3]+[.$E$5]+[.$E$6])-[.A32]*(1+2*COS([.$L$3])))/(1-2*COS([.$L$3]))&gt;[.$D$10];&quot;&quot;;[.A32]))" office:value-type="float" office:value="8020" calcext:value-type="float">
            <text:p>8020</text:p>
          </table:table-cell>
          <table:table-cell table:formula="of:=(([.$E$4]+2*[.$B$3]+[.$E$5]+[.$E$6])-[.C32]*(1+2*COS([.$L$3])))/(1-2*COS([.$L$3]))" office:value-type="float" office:value="14830" calcext:value-type="float">
            <text:p>14830</text:p>
          </table:table-cell>
          <table:table-cell table:formula="of:=IF([.A32]&lt;[.$B$10];&quot;&quot;;IF(3*[.A32]-2*[.$B$3]-[.$E$5]-[.$E$3]-[.$E$6]&gt;[.$D$10];&quot;&quot;;[.A32]))" office:value-type="float" office:value="8020" calcext:value-type="float">
            <text:p>8020</text:p>
          </table:table-cell>
          <table:table-cell table:formula="of:=3*[.E32]-2*[.$B$3]-[.$E$5]-[.$E$3]-[.$E$6]" office:value-type="float" office:value="15590" calcext:value-type="float">
            <text:p>15590</text:p>
          </table:table-cell>
          <table:table-cell/>
          <table:table-cell table:formula="of:=IF([.A32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2]-[.$T$5])*[.$L$5]+[.$T$6]" office:value-type="float" office:value="18841.3821177978" calcext:value-type="float">
            <text:p>18841.3821177978</text:p>
          </table:table-cell>
          <table:table-cell table:formula="of:=[.C32]" office:value-type="float" office:value="8020" calcext:value-type="float">
            <text:p>8020</text:p>
          </table:table-cell>
          <table:table-cell table:style-name="ce1" table:formula="of:=MIN([.I32];[.F32];[.D32])" office:value-type="float" office:value="14830" calcext:value-type="float">
            <text:p>14830</text:p>
          </table:table-cell>
          <table:table-cell table:number-columns-repeated="13"/>
        </table:table-row>
        <table:table-row table:style-name="ro1">
          <table:table-cell table:formula="of:=[.A32]+[.$B$6]" office:value-type="float" office:value="8230" calcext:value-type="float">
            <text:p>8230</text:p>
          </table:table-cell>
          <table:table-cell/>
          <table:table-cell table:formula="of:=IF([.A33]&lt;[.$B$10];&quot;&quot;;IF((([.$E$4]+2*[.$B$3]+[.$E$5]+[.$E$6])-[.A33]*(1+2*COS([.$L$3])))/(1-2*COS([.$L$3]))&gt;[.$D$10];&quot;&quot;;[.A33]))" office:value-type="float" office:value="8230" calcext:value-type="float">
            <text:p>8230</text:p>
          </table:table-cell>
          <table:table-cell table:formula="of:=(([.$E$4]+2*[.$B$3]+[.$E$5]+[.$E$6])-[.C33]*(1+2*COS([.$L$3])))/(1-2*COS([.$L$3]))" office:value-type="float" office:value="14900" calcext:value-type="float">
            <text:p>14900</text:p>
          </table:table-cell>
          <table:table-cell table:formula="of:=IF([.A33]&lt;[.$B$10];&quot;&quot;;IF(3*[.A33]-2*[.$B$3]-[.$E$5]-[.$E$3]-[.$E$6]&gt;[.$D$10];&quot;&quot;;[.A33]))" office:value-type="float" office:value="8230" calcext:value-type="float">
            <text:p>8230</text:p>
          </table:table-cell>
          <table:table-cell table:formula="of:=3*[.E33]-2*[.$B$3]-[.$E$5]-[.$E$3]-[.$E$6]" office:value-type="float" office:value="16220" calcext:value-type="float">
            <text:p>16220</text:p>
          </table:table-cell>
          <table:table-cell/>
          <table:table-cell table:formula="of:=IF([.A33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3]-[.$T$5])*[.$L$5]+[.$T$6]" office:value-type="float" office:value="19578.6420353703" calcext:value-type="float">
            <text:p>19578.6420353703</text:p>
          </table:table-cell>
          <table:table-cell table:formula="of:=[.C33]" office:value-type="float" office:value="8230" calcext:value-type="float">
            <text:p>8230</text:p>
          </table:table-cell>
          <table:table-cell table:style-name="ce1" table:formula="of:=MIN([.I33];[.F33];[.D33])" office:value-type="float" office:value="14900" calcext:value-type="float">
            <text:p>14900</text:p>
          </table:table-cell>
          <table:table-cell table:number-columns-repeated="13"/>
        </table:table-row>
        <table:table-row table:style-name="ro1">
          <table:table-cell table:formula="of:=[.A33]+[.$B$6]" office:value-type="float" office:value="8440" calcext:value-type="float">
            <text:p>8440</text:p>
          </table:table-cell>
          <table:table-cell/>
          <table:table-cell table:formula="of:=IF([.A34]&lt;[.$B$10];&quot;&quot;;IF((([.$E$4]+2*[.$B$3]+[.$E$5]+[.$E$6])-[.A34]*(1+2*COS([.$L$3])))/(1-2*COS([.$L$3]))&gt;[.$D$10];&quot;&quot;;[.A34]))" office:value-type="float" office:value="8440" calcext:value-type="float">
            <text:p>8440</text:p>
          </table:table-cell>
          <table:table-cell table:formula="of:=(([.$E$4]+2*[.$B$3]+[.$E$5]+[.$E$6])-[.C34]*(1+2*COS([.$L$3])))/(1-2*COS([.$L$3]))" office:value-type="float" office:value="14970" calcext:value-type="float">
            <text:p>14970</text:p>
          </table:table-cell>
          <table:table-cell table:formula="of:=IF([.A34]&lt;[.$B$10];&quot;&quot;;IF(3*[.A34]-2*[.$B$3]-[.$E$5]-[.$E$3]-[.$E$6]&gt;[.$D$10];&quot;&quot;;[.A34]))" office:value-type="float" office:value="8440" calcext:value-type="float">
            <text:p>8440</text:p>
          </table:table-cell>
          <table:table-cell table:formula="of:=3*[.E34]-2*[.$B$3]-[.$E$5]-[.$E$3]-[.$E$6]" office:value-type="float" office:value="16850" calcext:value-type="float">
            <text:p>16850</text:p>
          </table:table-cell>
          <table:table-cell/>
          <table:table-cell table:formula="of:=IF([.A34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4]-[.$T$5])*[.$L$5]+[.$T$6]" office:value-type="float" office:value="20315.9019529428" calcext:value-type="float">
            <text:p>20315.9019529428</text:p>
          </table:table-cell>
          <table:table-cell table:formula="of:=[.C34]" office:value-type="float" office:value="8440" calcext:value-type="float">
            <text:p>8440</text:p>
          </table:table-cell>
          <table:table-cell table:style-name="ce1" table:formula="of:=MIN([.I34];[.F34];[.D34])" office:value-type="float" office:value="14970" calcext:value-type="float">
            <text:p>14970</text:p>
          </table:table-cell>
          <table:table-cell table:number-columns-repeated="13"/>
        </table:table-row>
        <table:table-row table:style-name="ro1">
          <table:table-cell table:formula="of:=[.A34]+[.$B$6]" office:value-type="float" office:value="8650" calcext:value-type="float">
            <text:p>8650</text:p>
          </table:table-cell>
          <table:table-cell/>
          <table:table-cell table:formula="of:=IF([.A35]&lt;[.$B$10];&quot;&quot;;IF((([.$E$4]+2*[.$B$3]+[.$E$5]+[.$E$6])-[.A35]*(1+2*COS([.$L$3])))/(1-2*COS([.$L$3]))&gt;[.$D$10];&quot;&quot;;[.A35]))" office:value-type="float" office:value="8650" calcext:value-type="float">
            <text:p>8650</text:p>
          </table:table-cell>
          <table:table-cell table:formula="of:=(([.$E$4]+2*[.$B$3]+[.$E$5]+[.$E$6])-[.C35]*(1+2*COS([.$L$3])))/(1-2*COS([.$L$3]))" office:value-type="float" office:value="15040" calcext:value-type="float">
            <text:p>15040</text:p>
          </table:table-cell>
          <table:table-cell table:formula="of:=IF([.A35]&lt;[.$B$10];&quot;&quot;;IF(3*[.A35]-2*[.$B$3]-[.$E$5]-[.$E$3]-[.$E$6]&gt;[.$D$10];&quot;&quot;;[.A35]))" office:value-type="float" office:value="8650" calcext:value-type="float">
            <text:p>8650</text:p>
          </table:table-cell>
          <table:table-cell table:formula="of:=3*[.E35]-2*[.$B$3]-[.$E$5]-[.$E$3]-[.$E$6]" office:value-type="float" office:value="17480" calcext:value-type="float">
            <text:p>17480</text:p>
          </table:table-cell>
          <table:table-cell/>
          <table:table-cell table:formula="of:=IF([.A35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5]-[.$T$5])*[.$L$5]+[.$T$6]" office:value-type="float" office:value="21053.1618705153" calcext:value-type="float">
            <text:p>21053.1618705153</text:p>
          </table:table-cell>
          <table:table-cell table:formula="of:=[.C35]" office:value-type="float" office:value="8650" calcext:value-type="float">
            <text:p>8650</text:p>
          </table:table-cell>
          <table:table-cell table:style-name="ce1" table:formula="of:=MIN([.I35];[.F35];[.D35])" office:value-type="float" office:value="15040" calcext:value-type="float">
            <text:p>15040</text:p>
          </table:table-cell>
          <table:table-cell table:number-columns-repeated="13"/>
        </table:table-row>
        <table:table-row table:style-name="ro1">
          <table:table-cell table:formula="of:=[.A35]+[.$B$6]" office:value-type="float" office:value="8860" calcext:value-type="float">
            <text:p>8860</text:p>
          </table:table-cell>
          <table:table-cell/>
          <table:table-cell table:formula="of:=IF([.A36]&lt;[.$B$10];&quot;&quot;;IF((([.$E$4]+2*[.$B$3]+[.$E$5]+[.$E$6])-[.A36]*(1+2*COS([.$L$3])))/(1-2*COS([.$L$3]))&gt;[.$D$10];&quot;&quot;;[.A36]))" office:value-type="float" office:value="8860" calcext:value-type="float">
            <text:p>8860</text:p>
          </table:table-cell>
          <table:table-cell table:formula="of:=(([.$E$4]+2*[.$B$3]+[.$E$5]+[.$E$6])-[.C36]*(1+2*COS([.$L$3])))/(1-2*COS([.$L$3]))" office:value-type="float" office:value="15110" calcext:value-type="float">
            <text:p>15110</text:p>
          </table:table-cell>
          <table:table-cell table:formula="of:=IF([.A36]&lt;[.$B$10];&quot;&quot;;IF(3*[.A36]-2*[.$B$3]-[.$E$5]-[.$E$3]-[.$E$6]&gt;[.$D$10];&quot;&quot;;[.A36]))">
            <text:p/>
          </table:table-cell>
          <table:table-cell table:formula="of:=3*[.E36]-2*[.$B$3]-[.$E$5]-[.$E$3]-[.$E$6]" office:value-type="string" office:string-value="" calcext:value-type="error">
            <text:p>#VALUE!</text:p>
          </table:table-cell>
          <table:table-cell/>
          <table:table-cell table:formula="of:=IF([.A36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6]-[.$T$5])*[.$L$5]+[.$T$6]" office:value-type="float" office:value="21790.4217880878" calcext:value-type="float">
            <text:p>21790.4217880878</text:p>
          </table:table-cell>
          <table:table-cell table:formula="of:=[.C36]" office:value-type="float" office:value="8860" calcext:value-type="float">
            <text:p>8860</text:p>
          </table:table-cell>
          <table:table-cell table:style-name="ce1" table:formula="of:=MIN([.I36];[.F36];[.D36])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table:formula="of:=[.A36]+[.$B$6]" office:value-type="float" office:value="9070" calcext:value-type="float">
            <text:p>9070</text:p>
          </table:table-cell>
          <table:table-cell/>
          <table:table-cell table:formula="of:=IF([.A37]&lt;[.$B$10];&quot;&quot;;IF((([.$E$4]+2*[.$B$3]+[.$E$5]+[.$E$6])-[.A37]*(1+2*COS([.$L$3])))/(1-2*COS([.$L$3]))&gt;[.$D$10];&quot;&quot;;[.A37]))" office:value-type="float" office:value="9070" calcext:value-type="float">
            <text:p>9070</text:p>
          </table:table-cell>
          <table:table-cell table:formula="of:=(([.$E$4]+2*[.$B$3]+[.$E$5]+[.$E$6])-[.C37]*(1+2*COS([.$L$3])))/(1-2*COS([.$L$3]))" office:value-type="float" office:value="15180" calcext:value-type="float">
            <text:p>15180</text:p>
          </table:table-cell>
          <table:table-cell table:formula="of:=IF([.A37]&lt;[.$B$10];&quot;&quot;;IF(3*[.A37]-2*[.$B$3]-[.$E$5]-[.$E$3]-[.$E$6]&gt;[.$D$10];&quot;&quot;;[.A37]))">
            <text:p/>
          </table:table-cell>
          <table:table-cell table:formula="of:=3*[.E37]-2*[.$B$3]-[.$E$5]-[.$E$3]-[.$E$6]" office:value-type="string" office:string-value="" calcext:value-type="error">
            <text:p>#VALUE!</text:p>
          </table:table-cell>
          <table:table-cell/>
          <table:table-cell table:formula="of:=IF([.A37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7]-[.$T$5])*[.$L$5]+[.$T$6]" office:value-type="float" office:value="22527.6817056603" calcext:value-type="float">
            <text:p>22527.6817056603</text:p>
          </table:table-cell>
          <table:table-cell table:formula="of:=[.C37]" office:value-type="float" office:value="9070" calcext:value-type="float">
            <text:p>9070</text:p>
          </table:table-cell>
          <table:table-cell table:style-name="ce1" table:formula="of:=MIN([.I37];[.F37];[.D37])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table:formula="of:=[.A37]+[.$B$6]" office:value-type="float" office:value="9280" calcext:value-type="float">
            <text:p>9280</text:p>
          </table:table-cell>
          <table:table-cell/>
          <table:table-cell table:formula="of:=IF([.A38]&lt;[.$B$10];&quot;&quot;;IF((([.$E$4]+2*[.$B$3]+[.$E$5]+[.$E$6])-[.A38]*(1+2*COS([.$L$3])))/(1-2*COS([.$L$3]))&gt;[.$D$10];&quot;&quot;;[.A38]))" office:value-type="float" office:value="9280" calcext:value-type="float">
            <text:p>9280</text:p>
          </table:table-cell>
          <table:table-cell table:formula="of:=(([.$E$4]+2*[.$B$3]+[.$E$5]+[.$E$6])-[.C38]*(1+2*COS([.$L$3])))/(1-2*COS([.$L$3]))" office:value-type="float" office:value="15250" calcext:value-type="float">
            <text:p>15250</text:p>
          </table:table-cell>
          <table:table-cell table:formula="of:=IF([.A38]&lt;[.$B$10];&quot;&quot;;IF(3*[.A38]-2*[.$B$3]-[.$E$5]-[.$E$3]-[.$E$6]&gt;[.$D$10];&quot;&quot;;[.A38]))">
            <text:p/>
          </table:table-cell>
          <table:table-cell table:formula="of:=3*[.E38]-2*[.$B$3]-[.$E$5]-[.$E$3]-[.$E$6]" office:value-type="string" office:string-value="" calcext:value-type="error">
            <text:p>#VALUE!</text:p>
          </table:table-cell>
          <table:table-cell/>
          <table:table-cell table:formula="of:=IF([.A38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8]-[.$T$5])*[.$L$5]+[.$T$6]" office:value-type="float" office:value="23264.9416232328" calcext:value-type="float">
            <text:p>23264.9416232328</text:p>
          </table:table-cell>
          <table:table-cell table:formula="of:=[.C38]" office:value-type="float" office:value="9280" calcext:value-type="float">
            <text:p>9280</text:p>
          </table:table-cell>
          <table:table-cell table:style-name="ce1" table:formula="of:=MIN([.I38];[.F38];[.D38])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table:formula="of:=[.A38]+[.$B$6]" office:value-type="float" office:value="9490" calcext:value-type="float">
            <text:p>9490</text:p>
          </table:table-cell>
          <table:table-cell/>
          <table:table-cell table:formula="of:=IF([.A39]&lt;[.$B$10];&quot;&quot;;IF((([.$E$4]+2*[.$B$3]+[.$E$5]+[.$E$6])-[.A39]*(1+2*COS([.$L$3])))/(1-2*COS([.$L$3]))&gt;[.$D$10];&quot;&quot;;[.A39]))" office:value-type="float" office:value="9490" calcext:value-type="float">
            <text:p>9490</text:p>
          </table:table-cell>
          <table:table-cell table:formula="of:=(([.$E$4]+2*[.$B$3]+[.$E$5]+[.$E$6])-[.C39]*(1+2*COS([.$L$3])))/(1-2*COS([.$L$3]))" office:value-type="float" office:value="15320" calcext:value-type="float">
            <text:p>15320</text:p>
          </table:table-cell>
          <table:table-cell table:formula="of:=IF([.A39]&lt;[.$B$10];&quot;&quot;;IF(3*[.A39]-2*[.$B$3]-[.$E$5]-[.$E$3]-[.$E$6]&gt;[.$D$10];&quot;&quot;;[.A39]))">
            <text:p/>
          </table:table-cell>
          <table:table-cell table:formula="of:=3*[.E39]-2*[.$B$3]-[.$E$5]-[.$E$3]-[.$E$6]" office:value-type="string" office:string-value="" calcext:value-type="error">
            <text:p>#VALUE!</text:p>
          </table:table-cell>
          <table:table-cell/>
          <table:table-cell table:formula="of:=IF([.A39]&lt;[.$B$2];&quot;Normal Faulting OR Slip-Strike Faulting&quot;;&quot;Reverse Faulting&quot;)" office:value-type="string" office:string-value="Reverse Faulting" calcext:value-type="string">
            <text:p>Reverse Faulting</text:p>
          </table:table-cell>
          <table:table-cell table:formula="of:=([.A39]-[.$T$5])*[.$L$5]+[.$T$6]" office:value-type="float" office:value="24002.2015408053" calcext:value-type="float">
            <text:p>24002.2015408053</text:p>
          </table:table-cell>
          <table:table-cell table:formula="of:=[.C39]" office:value-type="float" office:value="9490" calcext:value-type="float">
            <text:p>9490</text:p>
          </table:table-cell>
          <table:table-cell table:style-name="ce1" table:formula="of:=MIN([.I39];[.F39];[.D39])" office:value-type="string" office:string-value="" calcext:value-type="error">
            <text:p>#VALUE!</text:p>
          </table:table-cell>
          <table:table-cell table:number-columns-repeated="13"/>
        </table:table-row>
        <table:table-row table:style-name="ro1">
          <table:table-cell table:formula="of:=[.A39]+[.$B$6]" office:value-type="float" office:value="9700" calcext:value-type="float">
            <text:p>9700</text:p>
          </table:table-cell>
          <table:table-cell/>
          <table:table-cell table:formula="of:=IF([.A40]&lt;[.$B$10];&quot;&quot;;IF((([.$E$4]+2*[.$B$3]+[.$E$5]+[.$E$6])-[.A40]*(1+2*COS([.$L$3])))/(1-2*COS([.$L$3]))&gt;[.$D$10];&quot;&quot;;[.A40]))" office:value-type="float" office:value="9700" calcext:value-type="float">
            <text:p>9700</text:p>
          </table:table-cell>
          <table:table-cell table:formula="of:=(([.$E$4]+2*[.$B$3]+[.$E$5]+[.$E$6])-[.C40]*(1+2*COS([.$L$3])))/(1-2*COS([.$L$3]))" office:value-type="float" office:value="15390" calcext:value-type="float">
            <text:p>15390</text:p>
          </table:table-cell>
          <table:table-cell table:formula="of:=IF([.A40]&lt;[.$B$10];&quot;&quot;;IF(3*[.A40]-2*[.$B$3]-[.$E$5]-[.$E$3]-[.$E$6]&gt;[.$D$10];&quot;&quot;;[.A40]))">
            <text:p/>
          </table:table-cell>
          <table:table-cell table:formula="of:=3*[.E40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0]+[.$B$6]" office:value-type="float" office:value="9910" calcext:value-type="float">
            <text:p>9910</text:p>
          </table:table-cell>
          <table:table-cell/>
          <table:table-cell table:formula="of:=IF([.A41]&lt;[.$B$10];&quot;&quot;;IF((([.$E$4]+2*[.$B$3]+[.$E$5]+[.$E$6])-[.A41]*(1+2*COS([.$L$3])))/(1-2*COS([.$L$3]))&gt;[.$D$10];&quot;&quot;;[.A41]))" office:value-type="float" office:value="9910" calcext:value-type="float">
            <text:p>9910</text:p>
          </table:table-cell>
          <table:table-cell table:formula="of:=(([.$E$4]+2*[.$B$3]+[.$E$5]+[.$E$6])-[.C41]*(1+2*COS([.$L$3])))/(1-2*COS([.$L$3]))" office:value-type="float" office:value="15460" calcext:value-type="float">
            <text:p>15460</text:p>
          </table:table-cell>
          <table:table-cell table:formula="of:=IF([.A41]&lt;[.$B$10];&quot;&quot;;IF(3*[.A41]-2*[.$B$3]-[.$E$5]-[.$E$3]-[.$E$6]&gt;[.$D$10];&quot;&quot;;[.A41]))">
            <text:p/>
          </table:table-cell>
          <table:table-cell table:formula="of:=3*[.E41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1]+[.$B$6]" office:value-type="float" office:value="10120" calcext:value-type="float">
            <text:p>10120</text:p>
          </table:table-cell>
          <table:table-cell/>
          <table:table-cell table:formula="of:=IF([.A42]&lt;[.$B$10];&quot;&quot;;IF((([.$E$4]+2*[.$B$3]+[.$E$5]+[.$E$6])-[.A42]*(1+2*COS([.$L$3])))/(1-2*COS([.$L$3]))&gt;[.$D$10];&quot;&quot;;[.A42]))" office:value-type="float" office:value="10120" calcext:value-type="float">
            <text:p>10120</text:p>
          </table:table-cell>
          <table:table-cell table:formula="of:=(([.$E$4]+2*[.$B$3]+[.$E$5]+[.$E$6])-[.C42]*(1+2*COS([.$L$3])))/(1-2*COS([.$L$3]))" office:value-type="float" office:value="15530" calcext:value-type="float">
            <text:p>15530</text:p>
          </table:table-cell>
          <table:table-cell table:formula="of:=IF([.A42]&lt;[.$B$10];&quot;&quot;;IF(3*[.A42]-2*[.$B$3]-[.$E$5]-[.$E$3]-[.$E$6]&gt;[.$D$10];&quot;&quot;;[.A42]))">
            <text:p/>
          </table:table-cell>
          <table:table-cell table:formula="of:=3*[.E42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2]+[.$B$6]" office:value-type="float" office:value="10330" calcext:value-type="float">
            <text:p>10330</text:p>
          </table:table-cell>
          <table:table-cell/>
          <table:table-cell table:formula="of:=IF([.A43]&lt;[.$B$10];&quot;&quot;;IF((([.$E$4]+2*[.$B$3]+[.$E$5]+[.$E$6])-[.A43]*(1+2*COS([.$L$3])))/(1-2*COS([.$L$3]))&gt;[.$D$10];&quot;&quot;;[.A43]))" office:value-type="float" office:value="10330" calcext:value-type="float">
            <text:p>10330</text:p>
          </table:table-cell>
          <table:table-cell table:formula="of:=(([.$E$4]+2*[.$B$3]+[.$E$5]+[.$E$6])-[.C43]*(1+2*COS([.$L$3])))/(1-2*COS([.$L$3]))" office:value-type="float" office:value="15600" calcext:value-type="float">
            <text:p>15600</text:p>
          </table:table-cell>
          <table:table-cell table:formula="of:=IF([.A43]&lt;[.$B$10];&quot;&quot;;IF(3*[.A43]-2*[.$B$3]-[.$E$5]-[.$E$3]-[.$E$6]&gt;[.$D$10];&quot;&quot;;[.A43]))">
            <text:p/>
          </table:table-cell>
          <table:table-cell table:formula="of:=3*[.E43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3]+[.$B$6]" office:value-type="float" office:value="10540" calcext:value-type="float">
            <text:p>10540</text:p>
          </table:table-cell>
          <table:table-cell/>
          <table:table-cell table:formula="of:=IF([.A44]&lt;[.$B$10];&quot;&quot;;IF((([.$E$4]+2*[.$B$3]+[.$E$5]+[.$E$6])-[.A44]*(1+2*COS([.$L$3])))/(1-2*COS([.$L$3]))&gt;[.$D$10];&quot;&quot;;[.A44]))" office:value-type="float" office:value="10540" calcext:value-type="float">
            <text:p>10540</text:p>
          </table:table-cell>
          <table:table-cell table:formula="of:=(([.$E$4]+2*[.$B$3]+[.$E$5]+[.$E$6])-[.C44]*(1+2*COS([.$L$3])))/(1-2*COS([.$L$3]))" office:value-type="float" office:value="15670" calcext:value-type="float">
            <text:p>15670</text:p>
          </table:table-cell>
          <table:table-cell table:formula="of:=IF([.A44]&lt;[.$B$10];&quot;&quot;;IF(3*[.A44]-2*[.$B$3]-[.$E$5]-[.$E$3]-[.$E$6]&gt;[.$D$10];&quot;&quot;;[.A44]))">
            <text:p/>
          </table:table-cell>
          <table:table-cell table:formula="of:=3*[.E44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4]+[.$B$6]" office:value-type="float" office:value="10750" calcext:value-type="float">
            <text:p>10750</text:p>
          </table:table-cell>
          <table:table-cell/>
          <table:table-cell table:formula="of:=IF([.A45]&lt;[.$B$10];&quot;&quot;;IF((([.$E$4]+2*[.$B$3]+[.$E$5]+[.$E$6])-[.A45]*(1+2*COS([.$L$3])))/(1-2*COS([.$L$3]))&gt;[.$D$10];&quot;&quot;;[.A45]))" office:value-type="float" office:value="10750" calcext:value-type="float">
            <text:p>10750</text:p>
          </table:table-cell>
          <table:table-cell table:formula="of:=(([.$E$4]+2*[.$B$3]+[.$E$5]+[.$E$6])-[.C45]*(1+2*COS([.$L$3])))/(1-2*COS([.$L$3]))" office:value-type="float" office:value="15740" calcext:value-type="float">
            <text:p>15740</text:p>
          </table:table-cell>
          <table:table-cell table:formula="of:=IF([.A45]&lt;[.$B$10];&quot;&quot;;IF(3*[.A45]-2*[.$B$3]-[.$E$5]-[.$E$3]-[.$E$6]&gt;[.$D$10];&quot;&quot;;[.A45]))">
            <text:p/>
          </table:table-cell>
          <table:table-cell table:formula="of:=3*[.E45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5]+[.$B$6]" office:value-type="float" office:value="10960" calcext:value-type="float">
            <text:p>10960</text:p>
          </table:table-cell>
          <table:table-cell/>
          <table:table-cell table:formula="of:=IF([.A46]&lt;[.$B$10];&quot;&quot;;IF((([.$E$4]+2*[.$B$3]+[.$E$5]+[.$E$6])-[.A46]*(1+2*COS([.$L$3])))/(1-2*COS([.$L$3]))&gt;[.$D$10];&quot;&quot;;[.A46]))" office:value-type="float" office:value="10960" calcext:value-type="float">
            <text:p>10960</text:p>
          </table:table-cell>
          <table:table-cell table:formula="of:=(([.$E$4]+2*[.$B$3]+[.$E$5]+[.$E$6])-[.C46]*(1+2*COS([.$L$3])))/(1-2*COS([.$L$3]))" office:value-type="float" office:value="15810" calcext:value-type="float">
            <text:p>15810</text:p>
          </table:table-cell>
          <table:table-cell table:formula="of:=IF([.A46]&lt;[.$B$10];&quot;&quot;;IF(3*[.A46]-2*[.$B$3]-[.$E$5]-[.$E$3]-[.$E$6]&gt;[.$D$10];&quot;&quot;;[.A46]))">
            <text:p/>
          </table:table-cell>
          <table:table-cell table:formula="of:=3*[.E46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6]+[.$B$6]" office:value-type="float" office:value="11170" calcext:value-type="float">
            <text:p>11170</text:p>
          </table:table-cell>
          <table:table-cell/>
          <table:table-cell table:formula="of:=IF([.A47]&lt;[.$B$10];&quot;&quot;;IF((([.$E$4]+2*[.$B$3]+[.$E$5]+[.$E$6])-[.A47]*(1+2*COS([.$L$3])))/(1-2*COS([.$L$3]))&gt;[.$D$10];&quot;&quot;;[.A47]))" office:value-type="float" office:value="11170" calcext:value-type="float">
            <text:p>11170</text:p>
          </table:table-cell>
          <table:table-cell table:formula="of:=(([.$E$4]+2*[.$B$3]+[.$E$5]+[.$E$6])-[.C47]*(1+2*COS([.$L$3])))/(1-2*COS([.$L$3]))" office:value-type="float" office:value="15880" calcext:value-type="float">
            <text:p>15880</text:p>
          </table:table-cell>
          <table:table-cell table:formula="of:=IF([.A47]&lt;[.$B$10];&quot;&quot;;IF(3*[.A47]-2*[.$B$3]-[.$E$5]-[.$E$3]-[.$E$6]&gt;[.$D$10];&quot;&quot;;[.A47]))">
            <text:p/>
          </table:table-cell>
          <table:table-cell table:formula="of:=3*[.E47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7]+[.$B$6]" office:value-type="float" office:value="11380" calcext:value-type="float">
            <text:p>11380</text:p>
          </table:table-cell>
          <table:table-cell/>
          <table:table-cell table:formula="of:=IF([.A48]&lt;[.$B$10];&quot;&quot;;IF((([.$E$4]+2*[.$B$3]+[.$E$5]+[.$E$6])-[.A48]*(1+2*COS([.$L$3])))/(1-2*COS([.$L$3]))&gt;[.$D$10];&quot;&quot;;[.A48]))" office:value-type="float" office:value="11380" calcext:value-type="float">
            <text:p>11380</text:p>
          </table:table-cell>
          <table:table-cell table:formula="of:=(([.$E$4]+2*[.$B$3]+[.$E$5]+[.$E$6])-[.C48]*(1+2*COS([.$L$3])))/(1-2*COS([.$L$3]))" office:value-type="float" office:value="15950" calcext:value-type="float">
            <text:p>15950</text:p>
          </table:table-cell>
          <table:table-cell table:formula="of:=IF([.A48]&lt;[.$B$10];&quot;&quot;;IF(3*[.A48]-2*[.$B$3]-[.$E$5]-[.$E$3]-[.$E$6]&gt;[.$D$10];&quot;&quot;;[.A48]))">
            <text:p/>
          </table:table-cell>
          <table:table-cell table:formula="of:=3*[.E48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8]+[.$B$6]" office:value-type="float" office:value="11590" calcext:value-type="float">
            <text:p>11590</text:p>
          </table:table-cell>
          <table:table-cell/>
          <table:table-cell table:formula="of:=IF([.A49]&lt;[.$B$10];&quot;&quot;;IF((([.$E$4]+2*[.$B$3]+[.$E$5]+[.$E$6])-[.A49]*(1+2*COS([.$L$3])))/(1-2*COS([.$L$3]))&gt;[.$D$10];&quot;&quot;;[.A49]))" office:value-type="float" office:value="11590" calcext:value-type="float">
            <text:p>11590</text:p>
          </table:table-cell>
          <table:table-cell table:formula="of:=(([.$E$4]+2*[.$B$3]+[.$E$5]+[.$E$6])-[.C49]*(1+2*COS([.$L$3])))/(1-2*COS([.$L$3]))" office:value-type="float" office:value="16020" calcext:value-type="float">
            <text:p>16020</text:p>
          </table:table-cell>
          <table:table-cell table:formula="of:=IF([.A49]&lt;[.$B$10];&quot;&quot;;IF(3*[.A49]-2*[.$B$3]-[.$E$5]-[.$E$3]-[.$E$6]&gt;[.$D$10];&quot;&quot;;[.A49]))">
            <text:p/>
          </table:table-cell>
          <table:table-cell table:formula="of:=3*[.E49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49]+[.$B$6]" office:value-type="float" office:value="11800" calcext:value-type="float">
            <text:p>11800</text:p>
          </table:table-cell>
          <table:table-cell/>
          <table:table-cell table:formula="of:=IF([.A50]&lt;[.$B$10];&quot;&quot;;IF((([.$E$4]+2*[.$B$3]+[.$E$5]+[.$E$6])-[.A50]*(1+2*COS([.$L$3])))/(1-2*COS([.$L$3]))&gt;[.$D$10];&quot;&quot;;[.A50]))" office:value-type="float" office:value="11800" calcext:value-type="float">
            <text:p>11800</text:p>
          </table:table-cell>
          <table:table-cell table:formula="of:=(([.$E$4]+2*[.$B$3]+[.$E$5]+[.$E$6])-[.C50]*(1+2*COS([.$L$3])))/(1-2*COS([.$L$3]))" office:value-type="float" office:value="16090" calcext:value-type="float">
            <text:p>16090</text:p>
          </table:table-cell>
          <table:table-cell table:formula="of:=IF([.A50]&lt;[.$B$10];&quot;&quot;;IF(3*[.A50]-2*[.$B$3]-[.$E$5]-[.$E$3]-[.$E$6]&gt;[.$D$10];&quot;&quot;;[.A50]))">
            <text:p/>
          </table:table-cell>
          <table:table-cell table:formula="of:=3*[.E50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0]+[.$B$6]" office:value-type="float" office:value="12010" calcext:value-type="float">
            <text:p>12010</text:p>
          </table:table-cell>
          <table:table-cell/>
          <table:table-cell table:formula="of:=IF([.A51]&lt;[.$B$10];&quot;&quot;;IF((([.$E$4]+2*[.$B$3]+[.$E$5]+[.$E$6])-[.A51]*(1+2*COS([.$L$3])))/(1-2*COS([.$L$3]))&gt;[.$D$10];&quot;&quot;;[.A51]))" office:value-type="float" office:value="12010" calcext:value-type="float">
            <text:p>12010</text:p>
          </table:table-cell>
          <table:table-cell table:formula="of:=(([.$E$4]+2*[.$B$3]+[.$E$5]+[.$E$6])-[.C51]*(1+2*COS([.$L$3])))/(1-2*COS([.$L$3]))" office:value-type="float" office:value="16160" calcext:value-type="float">
            <text:p>16160</text:p>
          </table:table-cell>
          <table:table-cell table:formula="of:=IF([.A51]&lt;[.$B$10];&quot;&quot;;IF(3*[.A51]-2*[.$B$3]-[.$E$5]-[.$E$3]-[.$E$6]&gt;[.$D$10];&quot;&quot;;[.A51]))">
            <text:p/>
          </table:table-cell>
          <table:table-cell table:formula="of:=3*[.E51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1]+[.$B$6]" office:value-type="float" office:value="12220" calcext:value-type="float">
            <text:p>12220</text:p>
          </table:table-cell>
          <table:table-cell/>
          <table:table-cell table:formula="of:=IF([.A52]&lt;[.$B$10];&quot;&quot;;IF((([.$E$4]+2*[.$B$3]+[.$E$5]+[.$E$6])-[.A52]*(1+2*COS([.$L$3])))/(1-2*COS([.$L$3]))&gt;[.$D$10];&quot;&quot;;[.A52]))" office:value-type="float" office:value="12220" calcext:value-type="float">
            <text:p>12220</text:p>
          </table:table-cell>
          <table:table-cell table:formula="of:=(([.$E$4]+2*[.$B$3]+[.$E$5]+[.$E$6])-[.C52]*(1+2*COS([.$L$3])))/(1-2*COS([.$L$3]))" office:value-type="float" office:value="16230" calcext:value-type="float">
            <text:p>16230</text:p>
          </table:table-cell>
          <table:table-cell table:formula="of:=IF([.A52]&lt;[.$B$10];&quot;&quot;;IF(3*[.A52]-2*[.$B$3]-[.$E$5]-[.$E$3]-[.$E$6]&gt;[.$D$10];&quot;&quot;;[.A52]))">
            <text:p/>
          </table:table-cell>
          <table:table-cell table:formula="of:=3*[.E52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2]+[.$B$6]" office:value-type="float" office:value="12430" calcext:value-type="float">
            <text:p>12430</text:p>
          </table:table-cell>
          <table:table-cell/>
          <table:table-cell table:formula="of:=IF([.A53]&lt;[.$B$10];&quot;&quot;;IF((([.$E$4]+2*[.$B$3]+[.$E$5]+[.$E$6])-[.A53]*(1+2*COS([.$L$3])))/(1-2*COS([.$L$3]))&gt;[.$D$10];&quot;&quot;;[.A53]))" office:value-type="float" office:value="12430" calcext:value-type="float">
            <text:p>12430</text:p>
          </table:table-cell>
          <table:table-cell table:formula="of:=(([.$E$4]+2*[.$B$3]+[.$E$5]+[.$E$6])-[.C53]*(1+2*COS([.$L$3])))/(1-2*COS([.$L$3]))" office:value-type="float" office:value="16300" calcext:value-type="float">
            <text:p>16300</text:p>
          </table:table-cell>
          <table:table-cell table:formula="of:=IF([.A53]&lt;[.$B$10];&quot;&quot;;IF(3*[.A53]-2*[.$B$3]-[.$E$5]-[.$E$3]-[.$E$6]&gt;[.$D$10];&quot;&quot;;[.A53]))">
            <text:p/>
          </table:table-cell>
          <table:table-cell table:formula="of:=3*[.E53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3]+[.$B$6]" office:value-type="float" office:value="12640" calcext:value-type="float">
            <text:p>12640</text:p>
          </table:table-cell>
          <table:table-cell/>
          <table:table-cell table:formula="of:=IF([.A54]&lt;[.$B$10];&quot;&quot;;IF((([.$E$4]+2*[.$B$3]+[.$E$5]+[.$E$6])-[.A54]*(1+2*COS([.$L$3])))/(1-2*COS([.$L$3]))&gt;[.$D$10];&quot;&quot;;[.A54]))" office:value-type="float" office:value="12640" calcext:value-type="float">
            <text:p>12640</text:p>
          </table:table-cell>
          <table:table-cell table:formula="of:=(([.$E$4]+2*[.$B$3]+[.$E$5]+[.$E$6])-[.C54]*(1+2*COS([.$L$3])))/(1-2*COS([.$L$3]))" office:value-type="float" office:value="16370" calcext:value-type="float">
            <text:p>16370</text:p>
          </table:table-cell>
          <table:table-cell table:formula="of:=IF([.A54]&lt;[.$B$10];&quot;&quot;;IF(3*[.A54]-2*[.$B$3]-[.$E$5]-[.$E$3]-[.$E$6]&gt;[.$D$10];&quot;&quot;;[.A54]))">
            <text:p/>
          </table:table-cell>
          <table:table-cell table:formula="of:=3*[.E54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4]+[.$B$6]" office:value-type="float" office:value="12850" calcext:value-type="float">
            <text:p>12850</text:p>
          </table:table-cell>
          <table:table-cell/>
          <table:table-cell table:formula="of:=IF([.A55]&lt;[.$B$10];&quot;&quot;;IF((([.$E$4]+2*[.$B$3]+[.$E$5]+[.$E$6])-[.A55]*(1+2*COS([.$L$3])))/(1-2*COS([.$L$3]))&gt;[.$D$10];&quot;&quot;;[.A55]))" office:value-type="float" office:value="12850" calcext:value-type="float">
            <text:p>12850</text:p>
          </table:table-cell>
          <table:table-cell table:formula="of:=(([.$E$4]+2*[.$B$3]+[.$E$5]+[.$E$6])-[.C55]*(1+2*COS([.$L$3])))/(1-2*COS([.$L$3]))" office:value-type="float" office:value="16440" calcext:value-type="float">
            <text:p>16440</text:p>
          </table:table-cell>
          <table:table-cell table:formula="of:=IF([.A55]&lt;[.$B$10];&quot;&quot;;IF(3*[.A55]-2*[.$B$3]-[.$E$5]-[.$E$3]-[.$E$6]&gt;[.$D$10];&quot;&quot;;[.A55]))">
            <text:p/>
          </table:table-cell>
          <table:table-cell table:formula="of:=3*[.E55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5]+[.$B$6]" office:value-type="float" office:value="13060" calcext:value-type="float">
            <text:p>13060</text:p>
          </table:table-cell>
          <table:table-cell/>
          <table:table-cell table:formula="of:=IF([.A56]&lt;[.$B$10];&quot;&quot;;IF((([.$E$4]+2*[.$B$3]+[.$E$5]+[.$E$6])-[.A56]*(1+2*COS([.$L$3])))/(1-2*COS([.$L$3]))&gt;[.$D$10];&quot;&quot;;[.A56]))" office:value-type="float" office:value="13060" calcext:value-type="float">
            <text:p>13060</text:p>
          </table:table-cell>
          <table:table-cell table:formula="of:=(([.$E$4]+2*[.$B$3]+[.$E$5]+[.$E$6])-[.C56]*(1+2*COS([.$L$3])))/(1-2*COS([.$L$3]))" office:value-type="float" office:value="16510" calcext:value-type="float">
            <text:p>16510</text:p>
          </table:table-cell>
          <table:table-cell table:formula="of:=IF([.A56]&lt;[.$B$10];&quot;&quot;;IF(3*[.A56]-2*[.$B$3]-[.$E$5]-[.$E$3]-[.$E$6]&gt;[.$D$10];&quot;&quot;;[.A56]))">
            <text:p/>
          </table:table-cell>
          <table:table-cell table:formula="of:=3*[.E56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6]+[.$B$6]" office:value-type="float" office:value="13270" calcext:value-type="float">
            <text:p>13270</text:p>
          </table:table-cell>
          <table:table-cell/>
          <table:table-cell table:formula="of:=IF([.A57]&lt;[.$B$10];&quot;&quot;;IF((([.$E$4]+2*[.$B$3]+[.$E$5]+[.$E$6])-[.A57]*(1+2*COS([.$L$3])))/(1-2*COS([.$L$3]))&gt;[.$D$10];&quot;&quot;;[.A57]))" office:value-type="float" office:value="13270" calcext:value-type="float">
            <text:p>13270</text:p>
          </table:table-cell>
          <table:table-cell table:formula="of:=(([.$E$4]+2*[.$B$3]+[.$E$5]+[.$E$6])-[.C57]*(1+2*COS([.$L$3])))/(1-2*COS([.$L$3]))" office:value-type="float" office:value="16580" calcext:value-type="float">
            <text:p>16580</text:p>
          </table:table-cell>
          <table:table-cell table:formula="of:=IF([.A57]&lt;[.$B$10];&quot;&quot;;IF(3*[.A57]-2*[.$B$3]-[.$E$5]-[.$E$3]-[.$E$6]&gt;[.$D$10];&quot;&quot;;[.A57]))">
            <text:p/>
          </table:table-cell>
          <table:table-cell table:formula="of:=3*[.E57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7]+[.$B$6]" office:value-type="float" office:value="13480" calcext:value-type="float">
            <text:p>13480</text:p>
          </table:table-cell>
          <table:table-cell/>
          <table:table-cell table:formula="of:=IF([.A58]&lt;[.$B$10];&quot;&quot;;IF((([.$E$4]+2*[.$B$3]+[.$E$5]+[.$E$6])-[.A58]*(1+2*COS([.$L$3])))/(1-2*COS([.$L$3]))&gt;[.$D$10];&quot;&quot;;[.A58]))" office:value-type="float" office:value="13480" calcext:value-type="float">
            <text:p>13480</text:p>
          </table:table-cell>
          <table:table-cell table:formula="of:=(([.$E$4]+2*[.$B$3]+[.$E$5]+[.$E$6])-[.C58]*(1+2*COS([.$L$3])))/(1-2*COS([.$L$3]))" office:value-type="float" office:value="16650" calcext:value-type="float">
            <text:p>16650</text:p>
          </table:table-cell>
          <table:table-cell table:formula="of:=IF([.A58]&lt;[.$B$10];&quot;&quot;;IF(3*[.A58]-2*[.$B$3]-[.$E$5]-[.$E$3]-[.$E$6]&gt;[.$D$10];&quot;&quot;;[.A58]))">
            <text:p/>
          </table:table-cell>
          <table:table-cell table:formula="of:=3*[.E58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8]+[.$B$6]" office:value-type="float" office:value="13690" calcext:value-type="float">
            <text:p>13690</text:p>
          </table:table-cell>
          <table:table-cell/>
          <table:table-cell table:formula="of:=IF([.A59]&lt;[.$B$10];&quot;&quot;;IF((([.$E$4]+2*[.$B$3]+[.$E$5]+[.$E$6])-[.A59]*(1+2*COS([.$L$3])))/(1-2*COS([.$L$3]))&gt;[.$D$10];&quot;&quot;;[.A59]))" office:value-type="float" office:value="13690" calcext:value-type="float">
            <text:p>13690</text:p>
          </table:table-cell>
          <table:table-cell table:formula="of:=(([.$E$4]+2*[.$B$3]+[.$E$5]+[.$E$6])-[.C59]*(1+2*COS([.$L$3])))/(1-2*COS([.$L$3]))" office:value-type="float" office:value="16720" calcext:value-type="float">
            <text:p>16720</text:p>
          </table:table-cell>
          <table:table-cell table:formula="of:=IF([.A59]&lt;[.$B$10];&quot;&quot;;IF(3*[.A59]-2*[.$B$3]-[.$E$5]-[.$E$3]-[.$E$6]&gt;[.$D$10];&quot;&quot;;[.A59]))">
            <text:p/>
          </table:table-cell>
          <table:table-cell table:formula="of:=3*[.E59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59]+[.$B$6]" office:value-type="float" office:value="13900" calcext:value-type="float">
            <text:p>13900</text:p>
          </table:table-cell>
          <table:table-cell/>
          <table:table-cell table:formula="of:=IF([.A60]&lt;[.$B$10];&quot;&quot;;IF((([.$E$4]+2*[.$B$3]+[.$E$5]+[.$E$6])-[.A60]*(1+2*COS([.$L$3])))/(1-2*COS([.$L$3]))&gt;[.$D$10];&quot;&quot;;[.A60]))" office:value-type="float" office:value="13900" calcext:value-type="float">
            <text:p>13900</text:p>
          </table:table-cell>
          <table:table-cell table:formula="of:=(([.$E$4]+2*[.$B$3]+[.$E$5]+[.$E$6])-[.C60]*(1+2*COS([.$L$3])))/(1-2*COS([.$L$3]))" office:value-type="float" office:value="16790" calcext:value-type="float">
            <text:p>16790</text:p>
          </table:table-cell>
          <table:table-cell table:formula="of:=IF([.A60]&lt;[.$B$10];&quot;&quot;;IF(3*[.A60]-2*[.$B$3]-[.$E$5]-[.$E$3]-[.$E$6]&gt;[.$D$10];&quot;&quot;;[.A60]))">
            <text:p/>
          </table:table-cell>
          <table:table-cell table:formula="of:=3*[.E60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0]+[.$B$6]" office:value-type="float" office:value="14110" calcext:value-type="float">
            <text:p>14110</text:p>
          </table:table-cell>
          <table:table-cell/>
          <table:table-cell table:formula="of:=IF([.A61]&lt;[.$B$10];&quot;&quot;;IF((([.$E$4]+2*[.$B$3]+[.$E$5]+[.$E$6])-[.A61]*(1+2*COS([.$L$3])))/(1-2*COS([.$L$3]))&gt;[.$D$10];&quot;&quot;;[.A61]))" office:value-type="float" office:value="14110" calcext:value-type="float">
            <text:p>14110</text:p>
          </table:table-cell>
          <table:table-cell table:formula="of:=(([.$E$4]+2*[.$B$3]+[.$E$5]+[.$E$6])-[.C61]*(1+2*COS([.$L$3])))/(1-2*COS([.$L$3]))" office:value-type="float" office:value="16860" calcext:value-type="float">
            <text:p>16860</text:p>
          </table:table-cell>
          <table:table-cell table:formula="of:=IF([.A61]&lt;[.$B$10];&quot;&quot;;IF(3*[.A61]-2*[.$B$3]-[.$E$5]-[.$E$3]-[.$E$6]&gt;[.$D$10];&quot;&quot;;[.A61]))">
            <text:p/>
          </table:table-cell>
          <table:table-cell table:formula="of:=3*[.E61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1]+[.$B$6]" office:value-type="float" office:value="14320" calcext:value-type="float">
            <text:p>14320</text:p>
          </table:table-cell>
          <table:table-cell/>
          <table:table-cell table:formula="of:=IF([.A62]&lt;[.$B$10];&quot;&quot;;IF((([.$E$4]+2*[.$B$3]+[.$E$5]+[.$E$6])-[.A62]*(1+2*COS([.$L$3])))/(1-2*COS([.$L$3]))&gt;[.$D$10];&quot;&quot;;[.A62]))" office:value-type="float" office:value="14320" calcext:value-type="float">
            <text:p>14320</text:p>
          </table:table-cell>
          <table:table-cell table:formula="of:=(([.$E$4]+2*[.$B$3]+[.$E$5]+[.$E$6])-[.C62]*(1+2*COS([.$L$3])))/(1-2*COS([.$L$3]))" office:value-type="float" office:value="16930" calcext:value-type="float">
            <text:p>16930</text:p>
          </table:table-cell>
          <table:table-cell table:formula="of:=IF([.A62]&lt;[.$B$10];&quot;&quot;;IF(3*[.A62]-2*[.$B$3]-[.$E$5]-[.$E$3]-[.$E$6]&gt;[.$D$10];&quot;&quot;;[.A62]))">
            <text:p/>
          </table:table-cell>
          <table:table-cell table:formula="of:=3*[.E62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2]+[.$B$6]" office:value-type="float" office:value="14530" calcext:value-type="float">
            <text:p>14530</text:p>
          </table:table-cell>
          <table:table-cell/>
          <table:table-cell table:formula="of:=IF([.A63]&lt;[.$B$10];&quot;&quot;;IF((([.$E$4]+2*[.$B$3]+[.$E$5]+[.$E$6])-[.A63]*(1+2*COS([.$L$3])))/(1-2*COS([.$L$3]))&gt;[.$D$10];&quot;&quot;;[.A63]))" office:value-type="float" office:value="14530" calcext:value-type="float">
            <text:p>14530</text:p>
          </table:table-cell>
          <table:table-cell table:formula="of:=(([.$E$4]+2*[.$B$3]+[.$E$5]+[.$E$6])-[.C63]*(1+2*COS([.$L$3])))/(1-2*COS([.$L$3]))" office:value-type="float" office:value="17000" calcext:value-type="float">
            <text:p>17000</text:p>
          </table:table-cell>
          <table:table-cell table:formula="of:=IF([.A63]&lt;[.$B$10];&quot;&quot;;IF(3*[.A63]-2*[.$B$3]-[.$E$5]-[.$E$3]-[.$E$6]&gt;[.$D$10];&quot;&quot;;[.A63]))">
            <text:p/>
          </table:table-cell>
          <table:table-cell table:formula="of:=3*[.E63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3]+[.$B$6]" office:value-type="float" office:value="14740" calcext:value-type="float">
            <text:p>14740</text:p>
          </table:table-cell>
          <table:table-cell/>
          <table:table-cell table:formula="of:=IF([.A64]&lt;[.$B$10];&quot;&quot;;IF((([.$E$4]+2*[.$B$3]+[.$E$5]+[.$E$6])-[.A64]*(1+2*COS([.$L$3])))/(1-2*COS([.$L$3]))&gt;[.$D$10];&quot;&quot;;[.A64]))" office:value-type="float" office:value="14740" calcext:value-type="float">
            <text:p>14740</text:p>
          </table:table-cell>
          <table:table-cell table:formula="of:=(([.$E$4]+2*[.$B$3]+[.$E$5]+[.$E$6])-[.C64]*(1+2*COS([.$L$3])))/(1-2*COS([.$L$3]))" office:value-type="float" office:value="17070" calcext:value-type="float">
            <text:p>17070</text:p>
          </table:table-cell>
          <table:table-cell table:formula="of:=IF([.A64]&lt;[.$B$10];&quot;&quot;;IF(3*[.A64]-2*[.$B$3]-[.$E$5]-[.$E$3]-[.$E$6]&gt;[.$D$10];&quot;&quot;;[.A64]))">
            <text:p/>
          </table:table-cell>
          <table:table-cell table:formula="of:=3*[.E64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4]+[.$B$6]" office:value-type="float" office:value="14950" calcext:value-type="float">
            <text:p>14950</text:p>
          </table:table-cell>
          <table:table-cell/>
          <table:table-cell table:formula="of:=IF([.A65]&lt;[.$B$10];&quot;&quot;;IF((([.$E$4]+2*[.$B$3]+[.$E$5]+[.$E$6])-[.A65]*(1+2*COS([.$L$3])))/(1-2*COS([.$L$3]))&gt;[.$D$10];&quot;&quot;;[.A65]))" office:value-type="float" office:value="14950" calcext:value-type="float">
            <text:p>14950</text:p>
          </table:table-cell>
          <table:table-cell table:formula="of:=(([.$E$4]+2*[.$B$3]+[.$E$5]+[.$E$6])-[.C65]*(1+2*COS([.$L$3])))/(1-2*COS([.$L$3]))" office:value-type="float" office:value="17140" calcext:value-type="float">
            <text:p>17140</text:p>
          </table:table-cell>
          <table:table-cell table:formula="of:=IF([.A65]&lt;[.$B$10];&quot;&quot;;IF(3*[.A65]-2*[.$B$3]-[.$E$5]-[.$E$3]-[.$E$6]&gt;[.$D$10];&quot;&quot;;[.A65]))">
            <text:p/>
          </table:table-cell>
          <table:table-cell table:formula="of:=3*[.E65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5]+[.$B$6]" office:value-type="float" office:value="15160" calcext:value-type="float">
            <text:p>15160</text:p>
          </table:table-cell>
          <table:table-cell/>
          <table:table-cell table:formula="of:=IF([.A66]&lt;[.$B$10];&quot;&quot;;IF((([.$E$4]+2*[.$B$3]+[.$E$5]+[.$E$6])-[.A66]*(1+2*COS([.$L$3])))/(1-2*COS([.$L$3]))&gt;[.$D$10];&quot;&quot;;[.A66]))" office:value-type="float" office:value="15160" calcext:value-type="float">
            <text:p>15160</text:p>
          </table:table-cell>
          <table:table-cell table:formula="of:=(([.$E$4]+2*[.$B$3]+[.$E$5]+[.$E$6])-[.C66]*(1+2*COS([.$L$3])))/(1-2*COS([.$L$3]))" office:value-type="float" office:value="17210" calcext:value-type="float">
            <text:p>17210</text:p>
          </table:table-cell>
          <table:table-cell table:formula="of:=IF([.A66]&lt;[.$B$10];&quot;&quot;;IF(3*[.A66]-2*[.$B$3]-[.$E$5]-[.$E$3]-[.$E$6]&gt;[.$D$10];&quot;&quot;;[.A66]))">
            <text:p/>
          </table:table-cell>
          <table:table-cell table:formula="of:=3*[.E66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6]+[.$B$6]" office:value-type="float" office:value="15370" calcext:value-type="float">
            <text:p>15370</text:p>
          </table:table-cell>
          <table:table-cell/>
          <table:table-cell table:formula="of:=IF([.A67]&lt;[.$B$10];&quot;&quot;;IF((([.$E$4]+2*[.$B$3]+[.$E$5]+[.$E$6])-[.A67]*(1+2*COS([.$L$3])))/(1-2*COS([.$L$3]))&gt;[.$D$10];&quot;&quot;;[.A67]))" office:value-type="float" office:value="15370" calcext:value-type="float">
            <text:p>15370</text:p>
          </table:table-cell>
          <table:table-cell table:formula="of:=(([.$E$4]+2*[.$B$3]+[.$E$5]+[.$E$6])-[.C67]*(1+2*COS([.$L$3])))/(1-2*COS([.$L$3]))" office:value-type="float" office:value="17280" calcext:value-type="float">
            <text:p>17280</text:p>
          </table:table-cell>
          <table:table-cell table:formula="of:=IF([.A67]&lt;[.$B$10];&quot;&quot;;IF(3*[.A67]-2*[.$B$3]-[.$E$5]-[.$E$3]-[.$E$6]&gt;[.$D$10];&quot;&quot;;[.A67]))">
            <text:p/>
          </table:table-cell>
          <table:table-cell table:formula="of:=3*[.E67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7]+[.$B$6]" office:value-type="float" office:value="15580" calcext:value-type="float">
            <text:p>15580</text:p>
          </table:table-cell>
          <table:table-cell/>
          <table:table-cell table:formula="of:=IF([.A68]&lt;[.$B$10];&quot;&quot;;IF((([.$E$4]+2*[.$B$3]+[.$E$5]+[.$E$6])-[.A68]*(1+2*COS([.$L$3])))/(1-2*COS([.$L$3]))&gt;[.$D$10];&quot;&quot;;[.A68]))" office:value-type="float" office:value="15580" calcext:value-type="float">
            <text:p>15580</text:p>
          </table:table-cell>
          <table:table-cell table:formula="of:=(([.$E$4]+2*[.$B$3]+[.$E$5]+[.$E$6])-[.C68]*(1+2*COS([.$L$3])))/(1-2*COS([.$L$3]))" office:value-type="float" office:value="17350" calcext:value-type="float">
            <text:p>17350</text:p>
          </table:table-cell>
          <table:table-cell table:formula="of:=IF([.A68]&lt;[.$B$10];&quot;&quot;;IF(3*[.A68]-2*[.$B$3]-[.$E$5]-[.$E$3]-[.$E$6]&gt;[.$D$10];&quot;&quot;;[.A68]))">
            <text:p/>
          </table:table-cell>
          <table:table-cell table:formula="of:=3*[.E68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8]+[.$B$6]" office:value-type="float" office:value="15790" calcext:value-type="float">
            <text:p>15790</text:p>
          </table:table-cell>
          <table:table-cell/>
          <table:table-cell table:formula="of:=IF([.A69]&lt;[.$B$10];&quot;&quot;;IF((([.$E$4]+2*[.$B$3]+[.$E$5]+[.$E$6])-[.A69]*(1+2*COS([.$L$3])))/(1-2*COS([.$L$3]))&gt;[.$D$10];&quot;&quot;;[.A69]))" office:value-type="float" office:value="15790" calcext:value-type="float">
            <text:p>15790</text:p>
          </table:table-cell>
          <table:table-cell table:formula="of:=(([.$E$4]+2*[.$B$3]+[.$E$5]+[.$E$6])-[.C69]*(1+2*COS([.$L$3])))/(1-2*COS([.$L$3]))" office:value-type="float" office:value="17420" calcext:value-type="float">
            <text:p>17420</text:p>
          </table:table-cell>
          <table:table-cell table:formula="of:=IF([.A69]&lt;[.$B$10];&quot;&quot;;IF(3*[.A69]-2*[.$B$3]-[.$E$5]-[.$E$3]-[.$E$6]&gt;[.$D$10];&quot;&quot;;[.A69]))">
            <text:p/>
          </table:table-cell>
          <table:table-cell table:formula="of:=3*[.E69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69]+[.$B$6]" office:value-type="float" office:value="16000" calcext:value-type="float">
            <text:p>16000</text:p>
          </table:table-cell>
          <table:table-cell/>
          <table:table-cell table:formula="of:=IF([.A70]&lt;[.$B$10];&quot;&quot;;IF((([.$E$4]+2*[.$B$3]+[.$E$5]+[.$E$6])-[.A70]*(1+2*COS([.$L$3])))/(1-2*COS([.$L$3]))&gt;[.$D$10];&quot;&quot;;[.A70]))" office:value-type="float" office:value="16000" calcext:value-type="float">
            <text:p>16000</text:p>
          </table:table-cell>
          <table:table-cell table:formula="of:=(([.$E$4]+2*[.$B$3]+[.$E$5]+[.$E$6])-[.C70]*(1+2*COS([.$L$3])))/(1-2*COS([.$L$3]))" office:value-type="float" office:value="17490" calcext:value-type="float">
            <text:p>17490</text:p>
          </table:table-cell>
          <table:table-cell table:formula="of:=IF([.A70]&lt;[.$B$10];&quot;&quot;;IF(3*[.A70]-2*[.$B$3]-[.$E$5]-[.$E$3]-[.$E$6]&gt;[.$D$10];&quot;&quot;;[.A70]))">
            <text:p/>
          </table:table-cell>
          <table:table-cell table:formula="of:=3*[.E70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0]+[.$B$6]" office:value-type="float" office:value="16210" calcext:value-type="float">
            <text:p>16210</text:p>
          </table:table-cell>
          <table:table-cell/>
          <table:table-cell table:formula="of:=IF([.A71]&lt;[.$B$10];&quot;&quot;;IF((([.$E$4]+2*[.$B$3]+[.$E$5]+[.$E$6])-[.A71]*(1+2*COS([.$L$3])))/(1-2*COS([.$L$3]))&gt;[.$D$10];&quot;&quot;;[.A71]))" office:value-type="float" office:value="16210" calcext:value-type="float">
            <text:p>16210</text:p>
          </table:table-cell>
          <table:table-cell table:formula="of:=(([.$E$4]+2*[.$B$3]+[.$E$5]+[.$E$6])-[.C71]*(1+2*COS([.$L$3])))/(1-2*COS([.$L$3]))" office:value-type="float" office:value="17560" calcext:value-type="float">
            <text:p>17560</text:p>
          </table:table-cell>
          <table:table-cell table:formula="of:=IF([.A71]&lt;[.$B$10];&quot;&quot;;IF(3*[.A71]-2*[.$B$3]-[.$E$5]-[.$E$3]-[.$E$6]&gt;[.$D$10];&quot;&quot;;[.A71]))">
            <text:p/>
          </table:table-cell>
          <table:table-cell table:formula="of:=3*[.E71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1]+[.$B$6]" office:value-type="float" office:value="16420" calcext:value-type="float">
            <text:p>16420</text:p>
          </table:table-cell>
          <table:table-cell/>
          <table:table-cell table:formula="of:=IF([.A72]&lt;[.$B$10];&quot;&quot;;IF((([.$E$4]+2*[.$B$3]+[.$E$5]+[.$E$6])-[.A72]*(1+2*COS([.$L$3])))/(1-2*COS([.$L$3]))&gt;[.$D$10];&quot;&quot;;[.A72]))" office:value-type="float" office:value="16420" calcext:value-type="float">
            <text:p>16420</text:p>
          </table:table-cell>
          <table:table-cell table:formula="of:=(([.$E$4]+2*[.$B$3]+[.$E$5]+[.$E$6])-[.C72]*(1+2*COS([.$L$3])))/(1-2*COS([.$L$3]))" office:value-type="float" office:value="17630" calcext:value-type="float">
            <text:p>17630</text:p>
          </table:table-cell>
          <table:table-cell table:formula="of:=IF([.A72]&lt;[.$B$10];&quot;&quot;;IF(3*[.A72]-2*[.$B$3]-[.$E$5]-[.$E$3]-[.$E$6]&gt;[.$D$10];&quot;&quot;;[.A72]))">
            <text:p/>
          </table:table-cell>
          <table:table-cell table:formula="of:=3*[.E72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2]+[.$B$6]" office:value-type="float" office:value="16630" calcext:value-type="float">
            <text:p>16630</text:p>
          </table:table-cell>
          <table:table-cell/>
          <table:table-cell table:formula="of:=IF([.A73]&lt;[.$B$10];&quot;&quot;;IF((([.$E$4]+2*[.$B$3]+[.$E$5]+[.$E$6])-[.A73]*(1+2*COS([.$L$3])))/(1-2*COS([.$L$3]))&gt;[.$D$10];&quot;&quot;;[.A73]))" office:value-type="float" office:value="16630" calcext:value-type="float">
            <text:p>16630</text:p>
          </table:table-cell>
          <table:table-cell table:formula="of:=(([.$E$4]+2*[.$B$3]+[.$E$5]+[.$E$6])-[.C73]*(1+2*COS([.$L$3])))/(1-2*COS([.$L$3]))" office:value-type="float" office:value="17700" calcext:value-type="float">
            <text:p>17700</text:p>
          </table:table-cell>
          <table:table-cell table:formula="of:=IF([.A73]&lt;[.$B$10];&quot;&quot;;IF(3*[.A73]-2*[.$B$3]-[.$E$5]-[.$E$3]-[.$E$6]&gt;[.$D$10];&quot;&quot;;[.A73]))">
            <text:p/>
          </table:table-cell>
          <table:table-cell table:formula="of:=3*[.E73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3]+[.$B$6]" office:value-type="float" office:value="16840" calcext:value-type="float">
            <text:p>16840</text:p>
          </table:table-cell>
          <table:table-cell/>
          <table:table-cell table:formula="of:=IF([.A74]&lt;[.$B$10];&quot;&quot;;IF((([.$E$4]+2*[.$B$3]+[.$E$5]+[.$E$6])-[.A74]*(1+2*COS([.$L$3])))/(1-2*COS([.$L$3]))&gt;[.$D$10];&quot;&quot;;[.A74]))">
            <text:p/>
          </table:table-cell>
          <table:table-cell table:formula="of:=(([.$E$4]+2*[.$B$3]+[.$E$5]+[.$E$6])-[.C74]*(1+2*COS([.$L$3])))/(1-2*COS([.$L$3]))" office:value-type="string" office:string-value="" calcext:value-type="error">
            <text:p>#VALUE!</text:p>
          </table:table-cell>
          <table:table-cell table:formula="of:=IF([.A74]&lt;[.$B$10];&quot;&quot;;IF(3*[.A74]-2*[.$B$3]-[.$E$5]-[.$E$3]-[.$E$6]&gt;[.$D$10];&quot;&quot;;[.A74]))">
            <text:p/>
          </table:table-cell>
          <table:table-cell table:formula="of:=3*[.E74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4]+[.$B$6]" office:value-type="float" office:value="17050" calcext:value-type="float">
            <text:p>17050</text:p>
          </table:table-cell>
          <table:table-cell/>
          <table:table-cell table:formula="of:=IF([.A75]&lt;[.$B$10];&quot;&quot;;IF((([.$E$4]+2*[.$B$3]+[.$E$5]+[.$E$6])-[.A75]*(1+2*COS([.$L$3])))/(1-2*COS([.$L$3]))&gt;[.$D$10];&quot;&quot;;[.A75]))">
            <text:p/>
          </table:table-cell>
          <table:table-cell table:formula="of:=(([.$E$4]+2*[.$B$3]+[.$E$5]+[.$E$6])-[.C75]*(1+2*COS([.$L$3])))/(1-2*COS([.$L$3]))" office:value-type="string" office:string-value="" calcext:value-type="error">
            <text:p>#VALUE!</text:p>
          </table:table-cell>
          <table:table-cell table:formula="of:=IF([.A75]&lt;[.$B$10];&quot;&quot;;IF(3*[.A75]-2*[.$B$3]-[.$E$5]-[.$E$3]-[.$E$6]&gt;[.$D$10];&quot;&quot;;[.A75]))">
            <text:p/>
          </table:table-cell>
          <table:table-cell table:formula="of:=3*[.E75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5]+[.$B$6]" office:value-type="float" office:value="17260" calcext:value-type="float">
            <text:p>17260</text:p>
          </table:table-cell>
          <table:table-cell/>
          <table:table-cell table:formula="of:=IF([.A76]&lt;[.$B$10];&quot;&quot;;IF((([.$E$4]+2*[.$B$3]+[.$E$5]+[.$E$6])-[.A76]*(1+2*COS([.$L$3])))/(1-2*COS([.$L$3]))&gt;[.$D$10];&quot;&quot;;[.A76]))">
            <text:p/>
          </table:table-cell>
          <table:table-cell table:formula="of:=(([.$E$4]+2*[.$B$3]+[.$E$5]+[.$E$6])-[.C76]*(1+2*COS([.$L$3])))/(1-2*COS([.$L$3]))" office:value-type="string" office:string-value="" calcext:value-type="error">
            <text:p>#VALUE!</text:p>
          </table:table-cell>
          <table:table-cell table:formula="of:=IF([.A76]&lt;[.$B$10];&quot;&quot;;IF(3*[.A76]-2*[.$B$3]-[.$E$5]-[.$E$3]-[.$E$6]&gt;[.$D$10];&quot;&quot;;[.A76]))">
            <text:p/>
          </table:table-cell>
          <table:table-cell table:formula="of:=3*[.E76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  <table:table-row table:style-name="ro1">
          <table:table-cell table:formula="of:=[.A76]+[.$B$6]" office:value-type="float" office:value="17470" calcext:value-type="float">
            <text:p>17470</text:p>
          </table:table-cell>
          <table:table-cell/>
          <table:table-cell table:formula="of:=IF([.A77]&lt;[.$B$10];&quot;&quot;;IF((([.$E$4]+2*[.$B$3]+[.$E$5]+[.$E$6])-[.A77]*(1+2*COS([.$L$3])))/(1-2*COS([.$L$3]))&gt;[.$D$10];&quot;&quot;;[.A77]))">
            <text:p/>
          </table:table-cell>
          <table:table-cell table:formula="of:=(([.$E$4]+2*[.$B$3]+[.$E$5]+[.$E$6])-[.C77]*(1+2*COS([.$L$3])))/(1-2*COS([.$L$3]))" office:value-type="string" office:string-value="" calcext:value-type="error">
            <text:p>#VALUE!</text:p>
          </table:table-cell>
          <table:table-cell table:formula="of:=IF([.A77]&lt;[.$B$10];&quot;&quot;;IF(3*[.A77]-2*[.$B$3]-[.$E$5]-[.$E$3]-[.$E$6]&gt;[.$D$10];&quot;&quot;;[.A77]))">
            <text:p/>
          </table:table-cell>
          <table:table-cell table:formula="of:=3*[.E77]-2*[.$B$3]-[.$E$5]-[.$E$3]-[.$E$6]" office:value-type="string" office:string-value="" calcext:value-type="error">
            <text:p>#VALUE!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3:15:59.457229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0:09:55.560203657</meta:creation-date>
    <dc:date>2017-05-22T14:58:18.058039969</dc:date>
    <meta:editing-duration>PT1H44M24S</meta:editing-duration>
    <meta:editing-cycles>13</meta:editing-cycles>
    <meta:generator>LibreOffice/5.1.6.2$Linux_X86_64 LibreOffice_project/10m0$Build-2</meta:generator>
    <meta:document-statistic meta:table-count="2" meta:cell-count="9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856cm" svg:height="22.127cm" xlink:href=".." xlink:type="simple" chart:class="chart:scatter" chart:style-name="ch1">
        <chart:title svg:x="11.495cm" svg:y="0.578cm" chart:style-name="ch2">
          <text:p>Zobackogram</text:p>
        </chart:title>
        <chart:legend chart:legend-position="bottom" svg:x="3.793cm" svg:y="20.846cm" style:legend-expansion="wide" chart:style-name="ch3"/>
        <chart:plot-area chart:style-name="ch4" table:cell-range-address="'Zobackogram - 5500ft'.W5:'Zobackogram - 5500ft'.X6 'Zobackogram - 5500ft'.W2:'Zobackogram - 5500ft'.W2 'Zobackogram - 5500ft'.Q14:'Zobackogram - 5500ft'.Q14 'Zobackogram - 5500ft'.R16:'Zobackogram - 5500ft'.R17 'Zobackogram - 5500ft'.N14:'Zobackogram - 5500ft'.N14 'Zobackogram - 5500ft'.O16:'Zobackogram - 5500ft'.O17 'Zobackogram - 5500ft'.T3:'Zobackogram - 5500ft'.T3 'Zobackogram - 5500ft'.U5:'Zobackogram - 5500ft'.U6 'Zobackogram - 5500ft'.Q8:'Zobackogram - 5500ft'.Q8 'Zobackogram - 5500ft'.R10:'Zobackogram - 5500ft'.R11 'Zobackogram - 5500ft'.N8:'Zobackogram - 5500ft'.N8 'Zobackogram - 5500ft'.O10:'Zobackogram - 5500ft'.O11 'Zobackogram - 5500ft'.Q3:'Zobackogram - 5500ft'.Q3 'Zobackogram - 5500ft'.R5:'Zobackogram - 5500ft'.R6 'Zobackogram - 5500ft'.N3:'Zobackogram - 5500ft'.N3 'Zobackogram - 5500ft'.O5:'Zobackogram - 5500ft'.O6" chart:data-source-has-labels="row" svg:x="1.528cm" svg:y="1.799cm" svg:width="23.811cm" svg:height="17.624cm">
          <chartooo:coordinate-region svg:x="2.705cm" svg:y="1.998cm" svg:width="22.169cm" svg:height="16.778cm"/>
          <chart:axis chart:dimension="x" chart:name="primary-x" chart:style-name="ch5">
            <chart:title svg:x="12.463cm" svg:y="19.865cm" chart:style-name="ch6">
              <text:p>shmin (psi/ft)</text:p>
            </chart:title>
          </chart:axis>
          <chart:axis chart:dimension="y" chart:name="primary-y" chart:style-name="ch5">
            <chart:title svg:x="0.451cm" svg:y="11.687cm" chart:style-name="ch7">
              <text:p>sHMAX (psi/ft)</text:p>
            </chart:title>
          </chart:axis>
          <chart:series chart:style-name="ch8" chart:values-cell-range-address="'Zobackogram - 5500ft'.X5:'Zobackogram - 5500ft'.X6" chart:label-cell-address="'Zobackogram - 5500ft'.W2:'Zobackogram - 5500ft'.W2" chart:class="chart:scatter">
            <chart:domain table:cell-range-address="'Zobackogram - 5500ft'.W5:'Zobackogram - 5500ft'.W6"/>
            <chart:data-point chart:repeated="2"/>
          </chart:series>
          <chart:series chart:style-name="ch9" chart:values-cell-range-address="'Zobackogram - 5500ft'.R16:'Zobackogram - 5500ft'.R17" chart:label-cell-address="'Zobackogram - 5500ft'.Q14:'Zobackogram - 5500ft'.Q14" chart:class="chart:scatter">
            <chart:domain table:cell-range-address="'Zobackogram - 5500ft'.Q16:'Zobackogram - 5500ft'.Q17"/>
            <chart:data-point chart:repeated="2"/>
          </chart:series>
          <chart:series chart:style-name="ch10" chart:values-cell-range-address="'Zobackogram - 5500ft'.O16:'Zobackogram - 5500ft'.O17" chart:label-cell-address="'Zobackogram - 5500ft'.N14:'Zobackogram - 5500ft'.N14" chart:class="chart:scatter">
            <chart:domain table:cell-range-address="'Zobackogram - 5500ft'.N16:'Zobackogram - 5500ft'.N17"/>
            <chart:data-point chart:repeated="2"/>
          </chart:series>
          <chart:series chart:style-name="ch11" chart:values-cell-range-address="'Zobackogram - 5500ft'.U5:'Zobackogram - 5500ft'.U6" chart:label-cell-address="'Zobackogram - 5500ft'.T3:'Zobackogram - 5500ft'.T3" chart:class="chart:scatter">
            <chart:domain table:cell-range-address="'Zobackogram - 5500ft'.T5:'Zobackogram - 5500ft'.T6"/>
            <chart:data-point chart:repeated="2"/>
          </chart:series>
          <chart:series chart:style-name="ch12" chart:values-cell-range-address="'Zobackogram - 5500ft'.R10:'Zobackogram - 5500ft'.R11" chart:label-cell-address="'Zobackogram - 5500ft'.Q8:'Zobackogram - 5500ft'.Q8" chart:class="chart:scatter">
            <chart:domain table:cell-range-address="'Zobackogram - 5500ft'.Q10:'Zobackogram - 5500ft'.Q11"/>
            <chart:data-point chart:repeated="2"/>
          </chart:series>
          <chart:series chart:style-name="ch13" chart:values-cell-range-address="'Zobackogram - 5500ft'.O10:'Zobackogram - 5500ft'.O11" chart:label-cell-address="'Zobackogram - 5500ft'.N8:'Zobackogram - 5500ft'.N8" chart:class="chart:scatter">
            <chart:domain table:cell-range-address="'Zobackogram - 5500ft'.N10:'Zobackogram - 5500ft'.N11"/>
            <chart:data-point chart:repeated="2"/>
          </chart:series>
          <chart:series chart:style-name="ch14" chart:values-cell-range-address="'Zobackogram - 5500ft'.R5:'Zobackogram - 5500ft'.R6" chart:label-cell-address="'Zobackogram - 5500ft'.Q3:'Zobackogram - 5500ft'.Q3" chart:class="chart:scatter">
            <chart:domain table:cell-range-address="'Zobackogram - 5500ft'.Q5:'Zobackogram - 5500ft'.Q6"/>
            <chart:data-point chart:repeated="2"/>
          </chart:series>
          <chart:series chart:style-name="ch15" chart:values-cell-range-address="'Zobackogram - 5500ft'.O5:'Zobackogram - 5500ft'.O6" chart:label-cell-address="'Zobackogram - 5500ft'.N3:'Zobackogram - 5500ft'.N3" chart:class="chart:scatter">
            <chart:domain table:cell-range-address="'Zobackogram - 5500ft'.N5:'Zobackogram - 5500ft'.N6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hMin=ShMax</text:p>
                <draw:g>
                  <svg:desc>'Zobackogram - 5500ft'.W2:'Zobackogram - 5500ft'.W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Tensile Failure</text:p>
                <draw:g>
                  <svg:desc>'Zobackogram - 5500ft'.Q14:'Zobackogram - 5500ft'.Q1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Wellbore Breakout</text:p>
                <draw:g>
                  <svg:desc>'Zobackogram - 5500ft'.N14:'Zobackogram - 5500ft'.N14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SS ShMax Upper limit</text:p>
                <draw:g>
                  <svg:desc>'Zobackogram - 5500ft'.T3:'Zobackogram - 5500ft'.T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F ShMax Upper Limit</text:p>
                <draw:g>
                  <svg:desc>'Zobackogram - 5500ft'.Q8:'Zobackogram - 5500ft'.Q8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F ShMax Upper Limit</text:p>
                <draw:g>
                  <svg:desc>'Zobackogram - 5500ft'.N8:'Zobackogram - 5500ft'.N8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F shmin Lower Limit</text:p>
                <draw:g>
                  <svg:desc>'Zobackogram - 5500ft'.Q3:'Zobackogram - 5500ft'.Q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F Shmin Lower Limit</text:p>
                <draw:g>
                  <svg:desc>'Zobackogram - 5500ft'.N3:'Zobackogram - 5500ft'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7.96865909606">
                <text:p>3807.96865909606</text:p>
                <draw:g>
                  <svg:desc>'Zobackogram - 5500ft'.W5:'Zobackogram - 5500ft'.W6</svg:desc>
                </draw:g>
              </table:table-cell>
              <table:table-cell office:value-type="float" office:value="3807.96865909606">
                <text:p>3807.96865909606</text:p>
                <draw:g>
                  <svg:desc>'Zobackogram - 5500ft'.X5:'Zobackogram - 5500ft'.X6</svg:desc>
                </draw:g>
              </table:table-cell>
              <table:table-cell office:value-type="float" office:value="3807.96865909606">
                <text:p>3807.96865909606</text:p>
                <draw:g>
                  <svg:desc>'Zobackogram - 5500ft'.Q16:'Zobackogram - 5500ft'.Q17</svg:desc>
                </draw:g>
              </table:table-cell>
              <table:table-cell office:value-type="float" office:value="4768.90597728819">
                <text:p>4768.90597728819</text:p>
                <draw:g>
                  <svg:desc>'Zobackogram - 5500ft'.R16:'Zobackogram - 5500ft'.R17</svg:desc>
                </draw:g>
              </table:table-cell>
              <table:table-cell office:value-type="float" office:value="3807.96865909606">
                <text:p>3807.96865909606</text:p>
                <draw:g>
                  <svg:desc>'Zobackogram - 5500ft'.N16:'Zobackogram - 5500ft'.N17</svg:desc>
                </draw:g>
              </table:table-cell>
              <table:table-cell office:value-type="float" office:value="10820.989553032">
                <text:p>10820.989553032</text:p>
                <draw:g>
                  <svg:desc>'Zobackogram - 5500ft'.O16:'Zobackogram - 5500ft'.O17</svg:desc>
                </draw:g>
              </table:table-cell>
              <table:table-cell office:value-type="float" office:value="3807.96865909606">
                <text:p>3807.96865909606</text:p>
                <draw:g>
                  <svg:desc>'Zobackogram - 5500ft'.T5:'Zobackogram - 5500ft'.T6</svg:desc>
                </draw:g>
              </table:table-cell>
              <table:table-cell office:value-type="float" office:value="6050">
                <text:p>6050</text:p>
                <draw:g>
                  <svg:desc>'Zobackogram - 5500ft'.U5:'Zobackogram - 5500ft'.U6</svg:desc>
                </draw:g>
              </table:table-cell>
              <table:table-cell office:value-type="float" office:value="6050">
                <text:p>6050</text:p>
                <draw:g>
                  <svg:desc>'Zobackogram - 5500ft'.Q10:'Zobackogram - 5500ft'.Q11</svg:desc>
                </draw:g>
              </table:table-cell>
              <table:table-cell office:value-type="float" office:value="13921.2373409039">
                <text:p>13921.2373409039</text:p>
                <draw:g>
                  <svg:desc>'Zobackogram - 5500ft'.R10:'Zobackogram - 5500ft'.R11</svg:desc>
                </draw:g>
              </table:table-cell>
              <table:table-cell office:value-type="float" office:value="3807.96865909606">
                <text:p>3807.96865909606</text:p>
                <draw:g>
                  <svg:desc>'Zobackogram - 5500ft'.N10:'Zobackogram - 5500ft'.N11</svg:desc>
                </draw:g>
              </table:table-cell>
              <table:table-cell office:value-type="float" office:value="6050">
                <text:p>6050</text:p>
                <draw:g>
                  <svg:desc>'Zobackogram - 5500ft'.O10:'Zobackogram - 5500ft'.O11</svg:desc>
                </draw:g>
              </table:table-cell>
              <table:table-cell office:value-type="float" office:value="6050">
                <text:p>6050</text:p>
                <draw:g>
                  <svg:desc>'Zobackogram - 5500ft'.Q5:'Zobackogram - 5500ft'.Q6</svg:desc>
                </draw:g>
              </table:table-cell>
              <table:table-cell office:value-type="float" office:value="6050">
                <text:p>6050</text:p>
                <draw:g>
                  <svg:desc>'Zobackogram - 5500ft'.R5:'Zobackogram - 5500ft'.R6</svg:desc>
                </draw:g>
              </table:table-cell>
              <table:table-cell office:value-type="float" office:value="3807.96865909606">
                <text:p>3807.96865909606</text:p>
                <draw:g>
                  <svg:desc>'Zobackogram - 5500ft'.N5:'Zobackogram - 5500ft'.N6</svg:desc>
                </draw:g>
              </table:table-cell>
              <table:table-cell office:value-type="float" office:value="3807.96865909606">
                <text:p>3807.96865909606</text:p>
                <draw:g>
                  <svg:desc>'Zobackogram - 5500ft'.O5:'Zobackogram - 5500ft'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21.2373409039">
                <text:p>13921.2373409039</text:p>
              </table:table-cell>
              <table:table-cell office:value-type="float" office:value="13921.2373409039">
                <text:p>13921.2373409039</text:p>
              </table:table-cell>
              <table:table-cell office:value-type="float" office:value="13921.2373409039">
                <text:p>13921.2373409039</text:p>
              </table:table-cell>
              <table:table-cell office:value-type="float" office:value="35108.7120227118">
                <text:p>35108.7120227118</text:p>
              </table:table-cell>
              <table:table-cell office:value-type="float" office:value="13921.2373409039">
                <text:p>13921.2373409039</text:p>
              </table:table-cell>
              <table:table-cell office:value-type="float" office:value="14192.0791136346">
                <text:p>14192.0791136346</text:p>
              </table:table-cell>
              <table:table-cell office:value-type="float" office:value="6050">
                <text:p>6050</text:p>
              </table:table-cell>
              <table:table-cell office:value-type="float" office:value="13921.2373409039">
                <text:p>13921.2373409039</text:p>
              </table:table-cell>
              <table:table-cell office:value-type="float" office:value="13921.2373409039">
                <text:p>13921.2373409039</text:p>
              </table:table-cell>
              <table:table-cell office:value-type="float" office:value="13921.2373409039">
                <text:p>13921.2373409039</text:p>
              </table:table-cell>
              <table:table-cell office:value-type="float" office:value="6050">
                <text:p>6050</text:p>
              </table:table-cell>
              <table:table-cell office:value-type="float" office:value="6050">
                <text:p>6050</text:p>
              </table:table-cell>
              <table:table-cell office:value-type="float" office:value="6050">
                <text:p>6050</text:p>
              </table:table-cell>
              <table:table-cell office:value-type="float" office:value="13921.2373409039">
                <text:p>13921.2373409039</text:p>
              </table:table-cell>
              <table:table-cell office:value-type="float" office:value="3807.96865909606">
                <text:p>3807.96865909606</text:p>
              </table:table-cell>
              <table:table-cell office:value-type="float" office:value="6050">
                <text:p>6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856cm" svg:height="22.127cm" xlink:href=".." xlink:type="simple" chart:class="chart:scatter" chart:style-name="ch1">
        <chart:title svg:x="11.495cm" svg:y="0.578cm" chart:style-name="ch2">
          <text:p>Zobackogram</text:p>
        </chart:title>
        <chart:legend chart:legend-position="bottom" svg:x="3.793cm" svg:y="20.846cm" style:legend-expansion="wide" chart:style-name="ch3"/>
        <chart:plot-area chart:style-name="ch4" table:cell-range-address="'Zobackogram - 7000ft'.W5:'Zobackogram - 7000ft'.X6 'Zobackogram - 7000ft'.W2:'Zobackogram - 7000ft'.W2 'Zobackogram - 7000ft'.Q14:'Zobackogram - 7000ft'.Q14 'Zobackogram - 7000ft'.R16:'Zobackogram - 7000ft'.R17 'Zobackogram - 7000ft'.N14:'Zobackogram - 7000ft'.N14 'Zobackogram - 7000ft'.O16:'Zobackogram - 7000ft'.O17 'Zobackogram - 7000ft'.T3:'Zobackogram - 7000ft'.T3 'Zobackogram - 7000ft'.U5:'Zobackogram - 7000ft'.U6 'Zobackogram - 7000ft'.Q8:'Zobackogram - 7000ft'.Q8 'Zobackogram - 7000ft'.R10:'Zobackogram - 7000ft'.R11 'Zobackogram - 7000ft'.N8:'Zobackogram - 7000ft'.N8 'Zobackogram - 7000ft'.O10:'Zobackogram - 7000ft'.O11 'Zobackogram - 7000ft'.Q3:'Zobackogram - 7000ft'.Q3 'Zobackogram - 7000ft'.R5:'Zobackogram - 7000ft'.R6 'Zobackogram - 7000ft'.N3:'Zobackogram - 7000ft'.N3 'Zobackogram - 7000ft'.O5:'Zobackogram - 7000ft'.O6" chart:data-source-has-labels="row" svg:x="1.528cm" svg:y="1.799cm" svg:width="23.811cm" svg:height="17.624cm">
          <chartooo:coordinate-region svg:x="2.705cm" svg:y="1.998cm" svg:width="22.169cm" svg:height="16.778cm"/>
          <chart:axis chart:dimension="x" chart:name="primary-x" chart:style-name="ch5">
            <chart:title svg:x="12.463cm" svg:y="19.865cm" chart:style-name="ch6">
              <text:p>shmin (psi/ft)</text:p>
            </chart:title>
          </chart:axis>
          <chart:axis chart:dimension="y" chart:name="primary-y" chart:style-name="ch5">
            <chart:title svg:x="0.451cm" svg:y="11.687cm" chart:style-name="ch7">
              <text:p>sHMAX (psi/ft)</text:p>
            </chart:title>
          </chart:axis>
          <chart:series chart:style-name="ch8" chart:values-cell-range-address="'Zobackogram - 7000ft'.X5:'Zobackogram - 7000ft'.X6" chart:label-cell-address="'Zobackogram - 7000ft'.W2:'Zobackogram - 7000ft'.W2" chart:class="chart:scatter">
            <chart:domain table:cell-range-address="'Zobackogram - 7000ft'.W5:'Zobackogram - 7000ft'.W6"/>
            <chart:data-point chart:repeated="2"/>
          </chart:series>
          <chart:series chart:style-name="ch9" chart:values-cell-range-address="'Zobackogram - 7000ft'.R16:'Zobackogram - 7000ft'.R17" chart:label-cell-address="'Zobackogram - 7000ft'.Q14:'Zobackogram - 7000ft'.Q14" chart:class="chart:scatter">
            <chart:domain table:cell-range-address="'Zobackogram - 7000ft'.Q16:'Zobackogram - 7000ft'.Q17"/>
            <chart:data-point chart:repeated="2"/>
          </chart:series>
          <chart:series chart:style-name="ch10" chart:values-cell-range-address="'Zobackogram - 7000ft'.O16:'Zobackogram - 7000ft'.O17" chart:label-cell-address="'Zobackogram - 7000ft'.N14:'Zobackogram - 7000ft'.N14" chart:class="chart:scatter">
            <chart:domain table:cell-range-address="'Zobackogram - 7000ft'.N16:'Zobackogram - 7000ft'.N17"/>
            <chart:data-point chart:repeated="2"/>
          </chart:series>
          <chart:series chart:style-name="ch11" chart:values-cell-range-address="'Zobackogram - 7000ft'.U5:'Zobackogram - 7000ft'.U6" chart:label-cell-address="'Zobackogram - 7000ft'.T3:'Zobackogram - 7000ft'.T3" chart:class="chart:scatter">
            <chart:domain table:cell-range-address="'Zobackogram - 7000ft'.T5:'Zobackogram - 7000ft'.T6"/>
            <chart:data-point chart:repeated="2"/>
          </chart:series>
          <chart:series chart:style-name="ch12" chart:values-cell-range-address="'Zobackogram - 7000ft'.R10:'Zobackogram - 7000ft'.R11" chart:label-cell-address="'Zobackogram - 7000ft'.Q8:'Zobackogram - 7000ft'.Q8" chart:class="chart:scatter">
            <chart:domain table:cell-range-address="'Zobackogram - 7000ft'.Q10:'Zobackogram - 7000ft'.Q11"/>
            <chart:data-point chart:repeated="2"/>
          </chart:series>
          <chart:series chart:style-name="ch13" chart:values-cell-range-address="'Zobackogram - 7000ft'.O10:'Zobackogram - 7000ft'.O11" chart:label-cell-address="'Zobackogram - 7000ft'.N8:'Zobackogram - 7000ft'.N8" chart:class="chart:scatter">
            <chart:domain table:cell-range-address="'Zobackogram - 7000ft'.N10:'Zobackogram - 7000ft'.N11"/>
            <chart:data-point chart:repeated="2"/>
          </chart:series>
          <chart:series chart:style-name="ch14" chart:values-cell-range-address="'Zobackogram - 7000ft'.R5:'Zobackogram - 7000ft'.R6" chart:label-cell-address="'Zobackogram - 7000ft'.Q3:'Zobackogram - 7000ft'.Q3" chart:class="chart:scatter">
            <chart:domain table:cell-range-address="'Zobackogram - 7000ft'.Q5:'Zobackogram - 7000ft'.Q6"/>
            <chart:data-point chart:repeated="2"/>
          </chart:series>
          <chart:series chart:style-name="ch15" chart:values-cell-range-address="'Zobackogram - 7000ft'.O5:'Zobackogram - 7000ft'.O6" chart:label-cell-address="'Zobackogram - 7000ft'.N3:'Zobackogram - 7000ft'.N3" chart:class="chart:scatter">
            <chart:domain table:cell-range-address="'Zobackogram - 7000ft'.N5:'Zobackogram - 7000ft'.N6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hMin=ShMax</text:p>
                <draw:g>
                  <svg:desc>'Zobackogram - 7000ft'.W2:'Zobackogram - 7000ft'.W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Tensile Failure</text:p>
                <draw:g>
                  <svg:desc>'Zobackogram - 7000ft'.Q14:'Zobackogram - 7000ft'.Q1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Wellbore Breakout</text:p>
                <draw:g>
                  <svg:desc>'Zobackogram - 7000ft'.N14:'Zobackogram - 7000ft'.N14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SS ShMax Upper limit</text:p>
                <draw:g>
                  <svg:desc>'Zobackogram - 7000ft'.T3:'Zobackogram - 7000ft'.T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F ShMax Upper Limit</text:p>
                <draw:g>
                  <svg:desc>'Zobackogram - 7000ft'.Q8:'Zobackogram - 7000ft'.Q8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F ShMax Upper Limit</text:p>
                <draw:g>
                  <svg:desc>'Zobackogram - 7000ft'.N8:'Zobackogram - 7000ft'.N8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F shmin Lower Limit</text:p>
                <draw:g>
                  <svg:desc>'Zobackogram - 7000ft'.Q3:'Zobackogram - 7000ft'.Q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F Shmin Lower Limit</text:p>
                <draw:g>
                  <svg:desc>'Zobackogram - 7000ft'.N3:'Zobackogram - 7000ft'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46.50556612226">
                <text:p>4846.50556612226</text:p>
                <draw:g>
                  <svg:desc>'Zobackogram - 7000ft'.W5:'Zobackogram - 7000ft'.W6</svg:desc>
                </draw:g>
              </table:table-cell>
              <table:table-cell office:value-type="float" office:value="4846.50556612226">
                <text:p>4846.50556612226</text:p>
                <draw:g>
                  <svg:desc>'Zobackogram - 7000ft'.X5:'Zobackogram - 7000ft'.X6</svg:desc>
                </draw:g>
              </table:table-cell>
              <table:table-cell office:value-type="float" office:value="4846.50556612226">
                <text:p>4846.50556612226</text:p>
                <draw:g>
                  <svg:desc>'Zobackogram - 7000ft'.Q16:'Zobackogram - 7000ft'.Q17</svg:desc>
                </draw:g>
              </table:table-cell>
              <table:table-cell office:value-type="float" office:value="6069.51669836678">
                <text:p>6069.51669836678</text:p>
                <draw:g>
                  <svg:desc>'Zobackogram - 7000ft'.R16:'Zobackogram - 7000ft'.R17</svg:desc>
                </draw:g>
              </table:table-cell>
              <table:table-cell office:value-type="float" office:value="4846.50556612226">
                <text:p>4846.50556612226</text:p>
                <draw:g>
                  <svg:desc>'Zobackogram - 7000ft'.N16:'Zobackogram - 7000ft'.N17</svg:desc>
                </draw:g>
              </table:table-cell>
              <table:table-cell office:value-type="float" office:value="13772.1685220408">
                <text:p>13772.1685220408</text:p>
                <draw:g>
                  <svg:desc>'Zobackogram - 7000ft'.O16:'Zobackogram - 7000ft'.O17</svg:desc>
                </draw:g>
              </table:table-cell>
              <table:table-cell office:value-type="float" office:value="4846.50556612226">
                <text:p>4846.50556612226</text:p>
                <draw:g>
                  <svg:desc>'Zobackogram - 7000ft'.T5:'Zobackogram - 7000ft'.T6</svg:desc>
                </draw:g>
              </table:table-cell>
              <table:table-cell office:value-type="float" office:value="7700">
                <text:p>7700</text:p>
                <draw:g>
                  <svg:desc>'Zobackogram - 7000ft'.U5:'Zobackogram - 7000ft'.U6</svg:desc>
                </draw:g>
              </table:table-cell>
              <table:table-cell office:value-type="float" office:value="7700">
                <text:p>7700</text:p>
                <draw:g>
                  <svg:desc>'Zobackogram - 7000ft'.Q10:'Zobackogram - 7000ft'.Q11</svg:desc>
                </draw:g>
              </table:table-cell>
              <table:table-cell office:value-type="float" office:value="17717.9384338777">
                <text:p>17717.9384338777</text:p>
                <draw:g>
                  <svg:desc>'Zobackogram - 7000ft'.R10:'Zobackogram - 7000ft'.R11</svg:desc>
                </draw:g>
              </table:table-cell>
              <table:table-cell office:value-type="float" office:value="4846.50556612226">
                <text:p>4846.50556612226</text:p>
                <draw:g>
                  <svg:desc>'Zobackogram - 7000ft'.N10:'Zobackogram - 7000ft'.N11</svg:desc>
                </draw:g>
              </table:table-cell>
              <table:table-cell office:value-type="float" office:value="7700">
                <text:p>7700</text:p>
                <draw:g>
                  <svg:desc>'Zobackogram - 7000ft'.O10:'Zobackogram - 7000ft'.O11</svg:desc>
                </draw:g>
              </table:table-cell>
              <table:table-cell office:value-type="float" office:value="7700">
                <text:p>7700</text:p>
                <draw:g>
                  <svg:desc>'Zobackogram - 7000ft'.Q5:'Zobackogram - 7000ft'.Q6</svg:desc>
                </draw:g>
              </table:table-cell>
              <table:table-cell office:value-type="float" office:value="7700">
                <text:p>7700</text:p>
                <draw:g>
                  <svg:desc>'Zobackogram - 7000ft'.R5:'Zobackogram - 7000ft'.R6</svg:desc>
                </draw:g>
              </table:table-cell>
              <table:table-cell office:value-type="float" office:value="4846.50556612226">
                <text:p>4846.50556612226</text:p>
                <draw:g>
                  <svg:desc>'Zobackogram - 7000ft'.N5:'Zobackogram - 7000ft'.N6</svg:desc>
                </draw:g>
              </table:table-cell>
              <table:table-cell office:value-type="float" office:value="4846.50556612226">
                <text:p>4846.50556612226</text:p>
                <draw:g>
                  <svg:desc>'Zobackogram - 7000ft'.O5:'Zobackogram - 7000ft'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17.9384338777">
                <text:p>17717.9384338777</text:p>
              </table:table-cell>
              <table:table-cell office:value-type="float" office:value="17717.9384338777">
                <text:p>17717.9384338777</text:p>
              </table:table-cell>
              <table:table-cell office:value-type="float" office:value="17717.9384338777">
                <text:p>17717.9384338777</text:p>
              </table:table-cell>
              <table:table-cell office:value-type="float" office:value="44683.8153016332">
                <text:p>44683.8153016332</text:p>
              </table:table-cell>
              <table:table-cell office:value-type="float" office:value="17717.9384338777">
                <text:p>17717.9384338777</text:p>
              </table:table-cell>
              <table:table-cell office:value-type="float" office:value="18062.6461446259">
                <text:p>18062.6461446259</text:p>
              </table:table-cell>
              <table:table-cell office:value-type="float" office:value="7700">
                <text:p>7700</text:p>
              </table:table-cell>
              <table:table-cell office:value-type="float" office:value="17717.9384338777">
                <text:p>17717.9384338777</text:p>
              </table:table-cell>
              <table:table-cell office:value-type="float" office:value="17717.9384338777">
                <text:p>17717.9384338777</text:p>
              </table:table-cell>
              <table:table-cell office:value-type="float" office:value="17717.9384338777">
                <text:p>17717.9384338777</text:p>
              </table:table-cell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17717.9384338777">
                <text:p>17717.9384338777</text:p>
              </table:table-cell>
              <table:table-cell office:value-type="float" office:value="4846.50556612226">
                <text:p>4846.50556612226</text:p>
              </table:table-cell>
              <table:table-cell office:value-type="float" office:value="7700">
                <text:p>7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